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4"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5"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8"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9"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00"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01"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0"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1"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2"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3"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4"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95"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96"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97"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98"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99"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200"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201"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202"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03"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204"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205"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206"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207"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208"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209"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210"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211"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212"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213"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14"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215"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216"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217"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218"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219"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220"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221"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222"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223"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224"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225"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226"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27"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8" style:family="paragraph" style:parent-style-name="Preformatted_20_Text">
      <style:paragraph-properties fo:text-align="start" style:justify-single-word="false"/>
      <style:text-propertie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9"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30"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231"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232"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233"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234"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35"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36"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237"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8"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text-properties fo:font-style="normal" officeooo:rsid="00f034f9" officeooo:paragraph-rsid="00f034f9" style:font-style-asian="normal" style:font-style-complex="normal"/>
    </style:style>
    <style:style style:name="P242" style:family="paragraph" style:parent-style-name="Preformatted_20_Text">
      <style:text-properties fo:font-style="normal" officeooo:rsid="00f50a8b" officeooo:paragraph-rsid="00f50a8b" style:font-style-asian="normal" style:font-style-complex="normal"/>
    </style:style>
    <style:style style:name="P243" style:family="paragraph" style:parent-style-name="Preformatted_20_Text">
      <style:text-properties officeooo:paragraph-rsid="0114b0fa"/>
    </style:style>
    <style:style style:name="P244"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45"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46"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47"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48"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49"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250"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251"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252"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253"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54" style:family="paragraph" style:parent-style-name="Preformatted_20_Text">
      <style:text-properties officeooo:paragraph-rsid="0137ec84"/>
    </style:style>
    <style:style style:name="P255" style:family="paragraph" style:parent-style-name="Preformatted_20_Text">
      <style:text-properties officeooo:rsid="0139e171" officeooo:paragraph-rsid="0139e171"/>
    </style:style>
    <style:style style:name="P256" style:family="paragraph" style:parent-style-name="Preformatted_20_Text">
      <style:paragraph-properties fo:text-align="start" style:justify-single-word="false"/>
      <style:text-properties officeooo:rsid="0185c95b" officeooo:paragraph-rsid="0185c95b"/>
    </style:style>
    <style:style style:name="P257" style:family="paragraph" style:parent-style-name="Preformatted_20_Text">
      <style:paragraph-properties fo:text-align="start" style:justify-single-word="false"/>
      <style:text-properties officeooo:rsid="01870837" officeooo:paragraph-rsid="01870837"/>
    </style:style>
    <style:style style:name="P258" style:family="paragraph" style:parent-style-name="Preformatted_20_Text">
      <style:paragraph-properties fo:text-align="start" style:justify-single-word="false"/>
      <style:text-properties officeooo:rsid="018887d3" officeooo:paragraph-rsid="018887d3"/>
    </style:style>
    <style:style style:name="P259" style:family="paragraph" style:parent-style-name="Preformatted_20_Text">
      <style:paragraph-properties fo:text-align="start" style:justify-single-word="false"/>
      <style:text-properties officeooo:rsid="018b6014" officeooo:paragraph-rsid="018b6014"/>
    </style:style>
    <style:style style:name="P260"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61"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62"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63"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64"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265"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266"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267"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68"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69"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70"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71"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272"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73"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274"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275"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276"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77"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78"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79"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280"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281"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282"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83"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84"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85"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86"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87"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88"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89"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90"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1"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2"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93"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94"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95"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6"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7"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8"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9"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0"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1"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2"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3"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4"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5"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6" style:family="paragraph" style:parent-style-name="Preformatted_20_Text" style:list-style-name="L57">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7" style:family="paragraph" style:parent-style-name="Preformatted_20_Text">
      <style:paragraph-properties fo:text-align="start" style:justify-single-word="false"/>
      <style:text-propertie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8" style:family="paragraph" style:parent-style-name="Preformatted_20_Text">
      <style:paragraph-properties fo:text-align="start" style:justify-single-word="false"/>
      <style:text-propertie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9"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list-style-name="L56">
      <style:paragraph-properties fo:text-align="start" style:justify-single-word="false"/>
      <style:text-propertie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315"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316"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317" style:family="paragraph" style:parent-style-name="Preformatted_20_Text" style:list-style-name="L13">
      <style:text-properties officeooo:paragraph-rsid="009c5b75"/>
    </style:style>
    <style:style style:name="P318" style:family="paragraph" style:parent-style-name="Preformatted_20_Text" style:list-style-name="L13">
      <style:text-properties fo:font-style="italic" officeooo:rsid="009cc10d" officeooo:paragraph-rsid="009cc10d" style:font-style-asian="italic" style:font-style-complex="italic"/>
    </style:style>
    <style:style style:name="P319" style:family="paragraph" style:parent-style-name="Preformatted_20_Text" style:list-style-name="L43">
      <style:text-properties fo:font-style="italic" officeooo:rsid="0139e171" officeooo:paragraph-rsid="0139e171" style:font-style-asian="italic" style:font-style-complex="italic"/>
    </style:style>
    <style:style style:name="P320"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321"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322"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323" style:family="paragraph" style:parent-style-name="Preformatted_20_Text" style:list-style-name="L14">
      <style:text-properties officeooo:paragraph-rsid="00b158d0"/>
    </style:style>
    <style:style style:name="P324" style:family="paragraph" style:parent-style-name="Preformatted_20_Text" style:list-style-name="L18">
      <style:text-properties officeooo:paragraph-rsid="00be1fba"/>
    </style:style>
    <style:style style:name="P325" style:family="paragraph" style:parent-style-name="Preformatted_20_Text" style:list-style-name="L18">
      <style:text-properties officeooo:rsid="00be1fba" officeooo:paragraph-rsid="00be1fba"/>
    </style:style>
    <style:style style:name="P326" style:family="paragraph" style:parent-style-name="Preformatted_20_Text" style:list-style-name="L23">
      <style:text-properties officeooo:paragraph-rsid="00d2bbe6"/>
    </style:style>
    <style:style style:name="P327" style:family="paragraph" style:parent-style-name="Preformatted_20_Text" style:list-style-name="L23">
      <style:text-properties officeooo:rsid="00d44722" officeooo:paragraph-rsid="00d44722"/>
    </style:style>
    <style:style style:name="P328" style:family="paragraph" style:parent-style-name="Preformatted_20_Text" style:list-style-name="L23">
      <style:text-properties officeooo:rsid="00d710f1" officeooo:paragraph-rsid="00d710f1"/>
    </style:style>
    <style:style style:name="P329" style:family="paragraph" style:parent-style-name="Preformatted_20_Text" style:list-style-name="L24">
      <style:text-properties officeooo:rsid="00d710f1" officeooo:paragraph-rsid="00d710f1"/>
    </style:style>
    <style:style style:name="P330" style:family="paragraph" style:parent-style-name="Preformatted_20_Text" style:list-style-name="L27">
      <style:text-properties officeooo:paragraph-rsid="00efe2ea"/>
    </style:style>
    <style:style style:name="P331" style:family="paragraph" style:parent-style-name="Preformatted_20_Text" style:list-style-name="L27">
      <style:text-properties fo:font-style="normal" officeooo:rsid="00efe2ea" officeooo:paragraph-rsid="00efe2ea" style:font-style-asian="normal" style:font-style-complex="normal"/>
    </style:style>
    <style:style style:name="P332" style:family="paragraph" style:parent-style-name="Preformatted_20_Text" style:list-style-name="L34">
      <style:text-properties officeooo:paragraph-rsid="01141640"/>
    </style:style>
    <style:style style:name="P333" style:family="paragraph" style:parent-style-name="Preformatted_20_Text" style:list-style-name="L35">
      <style:text-properties officeooo:paragraph-rsid="0114b0fa"/>
    </style:style>
    <style:style style:name="P334" style:family="paragraph" style:parent-style-name="Preformatted_20_Text" style:list-style-name="L36">
      <style:text-properties officeooo:paragraph-rsid="0117ad71"/>
    </style:style>
    <style:style style:name="P335" style:family="paragraph" style:parent-style-name="Preformatted_20_Text" style:list-style-name="L36">
      <style:text-properties fo:font-weight="normal" officeooo:rsid="0117ad71" officeooo:paragraph-rsid="0117ad71" style:font-weight-asian="normal" style:font-weight-complex="normal"/>
    </style:style>
    <style:style style:name="P336" style:family="paragraph" style:parent-style-name="Preformatted_20_Text" style:list-style-name="L36">
      <style:text-properties fo:font-weight="bold" officeooo:rsid="0117ad71" officeooo:paragraph-rsid="0117ad71" style:font-weight-asian="bold" style:font-weight-complex="bold"/>
    </style:style>
    <style:style style:name="P337" style:family="paragraph" style:parent-style-name="Preformatted_20_Text" style:list-style-name="L45">
      <style:paragraph-properties fo:text-align="start" style:justify-single-word="false"/>
      <style:text-properties officeooo:paragraph-rsid="01859018"/>
    </style:style>
    <style:style style:name="P338" style:family="paragraph" style:parent-style-name="Preformatted_20_Text" style:list-style-name="L47">
      <style:paragraph-properties fo:text-align="start" style:justify-single-word="false"/>
      <style:text-properties officeooo:rsid="018b6014" officeooo:paragraph-rsid="018b601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officeooo:rsid="005263fa"/>
    </style:style>
    <style:style style:name="T58" style:family="text">
      <style:text-properties officeooo:rsid="0052dcca"/>
    </style:style>
    <style:style style:name="T59" style:family="text">
      <style:text-properties officeooo:rsid="0053199f"/>
    </style:style>
    <style:style style:name="T60" style:family="text">
      <style:text-properties officeooo:rsid="0053d585"/>
    </style:style>
    <style:style style:name="T61" style:family="text">
      <style:text-properties officeooo:rsid="0056d05c"/>
    </style:style>
    <style:style style:name="T62" style:family="text">
      <style:text-properties fo:font-style="italic" style:font-style-asian="italic" style:font-style-complex="italic"/>
    </style:style>
    <style:style style:name="T63" style:family="text">
      <style:text-properties fo:font-style="italic" officeooo:rsid="0056d05c" style:font-style-asian="italic" style:font-style-complex="italic"/>
    </style:style>
    <style:style style:name="T64" style:family="text">
      <style:text-properties fo:font-style="italic" officeooo:rsid="002577c9" style:font-style-asian="italic" style:font-style-complex="italic"/>
    </style:style>
    <style:style style:name="T65" style:family="text">
      <style:text-properties fo:font-style="italic" officeooo:rsid="00300f42" style:font-style-asian="italic" style:font-style-complex="italic"/>
    </style:style>
    <style:style style:name="T66" style:family="text">
      <style:text-properties fo:font-style="italic" officeooo:rsid="003df72b" style:font-style-asian="italic" style:font-style-complex="italic"/>
    </style:style>
    <style:style style:name="T67" style:family="text">
      <style:text-properties fo:font-style="italic" officeooo:rsid="004442b0" style:font-style-asian="italic" style:font-style-complex="italic"/>
    </style:style>
    <style:style style:name="T68" style:family="text">
      <style:text-properties fo:font-style="italic" officeooo:rsid="0057bea7" style:font-style-asian="italic" style:font-style-complex="italic"/>
    </style:style>
    <style:style style:name="T69" style:family="text">
      <style:text-properties fo:font-style="italic" officeooo:rsid="006c9200" style:font-style-asian="italic" style:font-style-complex="italic"/>
    </style:style>
    <style:style style:name="T70" style:family="text">
      <style:text-properties fo:font-style="italic" officeooo:rsid="0099db7a" style:font-style-asian="italic" style:font-style-complex="italic"/>
    </style:style>
    <style:style style:name="T71" style:family="text">
      <style:text-properties fo:font-style="italic" officeooo:rsid="009ac122" style:font-style-asian="italic" style:font-style-complex="italic"/>
    </style:style>
    <style:style style:name="T72" style:family="text">
      <style:text-properties fo:font-style="italic" officeooo:rsid="009bf3fe" style:font-style-asian="italic" style:font-style-complex="italic"/>
    </style:style>
    <style:style style:name="T73" style:family="text">
      <style:text-properties fo:font-style="italic" officeooo:rsid="009c5b75" style:font-style-asian="italic" style:font-style-complex="italic"/>
    </style:style>
    <style:style style:name="T74" style:family="text">
      <style:text-properties fo:font-style="italic" officeooo:rsid="009e39a4" style:font-style-asian="italic" style:font-style-complex="italic"/>
    </style:style>
    <style:style style:name="T75" style:family="text">
      <style:text-properties fo:font-style="italic" officeooo:rsid="00a4e71e" style:font-style-asian="italic" style:font-style-complex="italic"/>
    </style:style>
    <style:style style:name="T76" style:family="text">
      <style:text-properties fo:font-style="italic" officeooo:rsid="00b3f3e8" style:font-style-asian="italic" style:font-style-complex="italic"/>
    </style:style>
    <style:style style:name="T77" style:family="text">
      <style:text-properties fo:font-style="italic" officeooo:rsid="00b26e1d" style:font-style-asian="italic" style:font-style-complex="italic"/>
    </style:style>
    <style:style style:name="T78" style:family="text">
      <style:text-properties fo:font-style="italic" officeooo:rsid="00c9e381" style:font-style-asian="italic" style:font-style-complex="italic"/>
    </style:style>
    <style:style style:name="T79" style:family="text">
      <style:text-properties fo:font-style="italic" officeooo:rsid="00ca062e" style:font-style-asian="italic" style:font-style-complex="italic"/>
    </style:style>
    <style:style style:name="T80" style:family="text">
      <style:text-properties fo:font-style="italic" officeooo:rsid="00d94554" style:font-style-asian="italic" style:font-style-complex="italic"/>
    </style:style>
    <style:style style:name="T81" style:family="text">
      <style:text-properties fo:font-style="italic" officeooo:rsid="00da144a" style:font-style-asian="italic" style:font-style-complex="italic"/>
    </style:style>
    <style:style style:name="T82" style:family="text">
      <style:text-properties fo:font-style="italic" officeooo:rsid="00eb827b" style:font-style-asian="italic" style:font-style-complex="italic"/>
    </style:style>
    <style:style style:name="T83" style:family="text">
      <style:text-properties fo:font-style="italic" officeooo:rsid="00ebbcf2" style:font-style-asian="italic" style:font-style-complex="italic"/>
    </style:style>
    <style:style style:name="T84" style:family="text">
      <style:text-properties fo:font-style="italic" officeooo:rsid="00f978ed" style:font-style-asian="italic" style:font-style-complex="italic"/>
    </style:style>
    <style:style style:name="T85" style:family="text">
      <style:text-properties fo:font-style="italic" officeooo:rsid="0106da41" style:font-style-asian="italic" style:font-style-complex="italic"/>
    </style:style>
    <style:style style:name="T86" style:family="text">
      <style:text-properties fo:font-style="italic" officeooo:rsid="01107b9f" style:font-style-asian="italic" style:font-style-complex="italic"/>
    </style:style>
    <style:style style:name="T87" style:family="text">
      <style:text-properties fo:font-style="italic" officeooo:rsid="01686ab9" style:font-style-asian="italic" style:font-style-complex="italic"/>
    </style:style>
    <style:style style:name="T88" style:family="text">
      <style:text-properties fo:font-style="italic" officeooo:rsid="019b69b2" style:font-style-asian="italic" style:font-style-complex="italic"/>
    </style:style>
    <style:style style:name="T89" style:family="text">
      <style:text-properties fo:font-style="italic" officeooo:rsid="01aec435" style:font-style-asian="italic" style:font-style-complex="italic"/>
    </style:style>
    <style:style style:name="T90" style:family="text">
      <style:text-properties fo:font-style="italic" officeooo:rsid="01dd61b4"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16fe51" style:font-style-asian="italic" style:font-weight-asian="normal" style:font-style-complex="italic" style:font-weight-complex="normal"/>
    </style:style>
    <style:style style:name="T93" style:family="text">
      <style:text-properties fo:font-style="italic" fo:font-weight="normal" officeooo:rsid="0017611f" style:font-style-asian="italic" style:font-weight-asian="normal" style:font-style-complex="italic" style:font-weight-complex="normal"/>
    </style:style>
    <style:style style:name="T94" style:family="text">
      <style:text-properties fo:font-style="italic" fo:font-weight="normal" officeooo:rsid="00298a2b" style:font-style-asian="italic" style:font-weight-asian="normal" style:font-style-complex="italic" style:font-weight-complex="normal"/>
    </style:style>
    <style:style style:name="T95" style:family="text">
      <style:text-properties fo:font-style="italic" fo:font-weight="normal" officeooo:rsid="0032f132" style:font-style-asian="italic" style:font-weight-asian="normal" style:font-style-complex="italic" style:font-weight-complex="normal"/>
    </style:style>
    <style:style style:name="T96" style:family="text">
      <style:text-properties fo:font-style="italic" fo:font-weight="normal" officeooo:rsid="005999cd" style:font-style-asian="italic" style:font-weight-asian="normal" style:font-style-complex="italic" style:font-weight-complex="normal"/>
    </style:style>
    <style:style style:name="T97" style:family="text">
      <style:text-properties fo:font-style="italic" fo:font-weight="normal" officeooo:rsid="0060ffbf" style:font-style-asian="italic" style:font-weight-asian="normal" style:font-style-complex="italic" style:font-weight-complex="normal"/>
    </style:style>
    <style:style style:name="T98" style:family="text">
      <style:text-properties fo:font-style="italic" fo:font-weight="normal" officeooo:rsid="006960f3" style:font-style-asian="italic" style:font-weight-asian="normal" style:font-style-complex="italic" style:font-weight-complex="normal"/>
    </style:style>
    <style:style style:name="T99" style:family="text">
      <style:text-properties fo:font-style="italic" fo:font-weight="normal" officeooo:rsid="00618b27" style:font-style-asian="italic" style:font-weight-asian="normal" style:font-style-complex="italic" style:font-weight-complex="normal"/>
    </style:style>
    <style:style style:name="T100" style:family="text">
      <style:text-properties fo:font-style="italic" fo:font-weight="normal" officeooo:rsid="0131449d" style:font-style-asian="italic" style:font-weight-asian="normal" style:font-style-complex="italic" style:font-weight-complex="normal"/>
    </style:style>
    <style:style style:name="T101" style:family="text">
      <style:text-properties fo:font-style="italic" fo:font-weight="normal" officeooo:rsid="0132dbac" style:font-style-asian="italic" style:font-weight-asian="normal" style:font-style-complex="italic" style:font-weight-complex="normal"/>
    </style:style>
    <style:style style:name="T102" style:family="text">
      <style:text-properties fo:font-style="italic" fo:font-weight="normal" officeooo:rsid="0134db0d" style:font-style-asian="italic" style:font-weight-asian="normal" style:font-style-complex="italic" style:font-weight-complex="normal"/>
    </style:style>
    <style:style style:name="T103" style:family="text">
      <style:text-properties fo:font-style="italic" fo:font-weight="normal" officeooo:rsid="01b993e8" style:font-style-asian="italic" style:font-weight-asian="normal"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fo:font-weight="bold" officeooo:rsid="0016fe51" style:font-style-asian="italic" style:font-weight-asian="bold" style:font-style-complex="italic" style:font-weight-complex="bold"/>
    </style:style>
    <style:style style:name="T106" style:family="text">
      <style:text-properties officeooo:rsid="0056e717"/>
    </style:style>
    <style:style style:name="T107" style:family="text">
      <style:text-properties officeooo:rsid="0057d3c0"/>
    </style:style>
    <style:style style:name="T108" style:family="text">
      <style:text-properties officeooo:rsid="007051a9"/>
    </style:style>
    <style:style style:name="T109" style:family="text">
      <style:text-properties officeooo:rsid="00711a5f"/>
    </style:style>
    <style:style style:name="T110" style:family="text">
      <style:text-properties officeooo:rsid="006fdcc2"/>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16fe51" style:font-style-asian="normal" style:font-weight-asian="normal" style:font-style-complex="normal" style:font-weight-complex="normal"/>
    </style:style>
    <style:style style:name="T113" style:family="text">
      <style:text-properties fo:font-style="normal" fo:font-weight="normal" officeooo:rsid="0017611f" style:font-style-asian="normal" style:font-weight-asian="normal" style:font-style-complex="normal" style:font-weight-complex="normal"/>
    </style:style>
    <style:style style:name="T114" style:family="text">
      <style:text-properties fo:font-style="normal" fo:font-weight="normal" officeooo:rsid="001ae8d0" style:font-style-asian="normal" style:font-weight-asian="normal" style:font-style-complex="normal" style:font-weight-complex="normal"/>
    </style:style>
    <style:style style:name="T115" style:family="text">
      <style:text-properties fo:font-style="normal" fo:font-weight="normal" officeooo:rsid="001c16bf" style:font-style-asian="normal" style:font-weight-asian="normal" style:font-style-complex="normal" style:font-weight-complex="normal"/>
    </style:style>
    <style:style style:name="T116" style:family="text">
      <style:text-properties fo:font-style="normal" fo:font-weight="normal" officeooo:rsid="0028e5d9" style:font-style-asian="normal" style:font-weight-asian="normal" style:font-style-complex="normal" style:font-weight-complex="normal"/>
    </style:style>
    <style:style style:name="T117" style:family="text">
      <style:text-properties fo:font-style="normal" fo:font-weight="normal" officeooo:rsid="002577c9" style:font-style-asian="normal" style:font-weight-asian="normal" style:font-style-complex="normal" style:font-weight-complex="normal"/>
    </style:style>
    <style:style style:name="T118" style:family="text">
      <style:text-properties fo:font-style="normal" fo:font-weight="normal" officeooo:rsid="00298a2b" style:font-style-asian="normal" style:font-weight-asian="normal" style:font-style-complex="normal" style:font-weight-complex="normal"/>
    </style:style>
    <style:style style:name="T119" style:family="text">
      <style:text-properties fo:font-style="normal" fo:font-weight="normal" officeooo:rsid="0032f132" style:font-style-asian="normal" style:font-weight-asian="normal" style:font-style-complex="normal" style:font-weight-complex="normal"/>
    </style:style>
    <style:style style:name="T120" style:family="text">
      <style:text-properties fo:font-style="normal" fo:font-weight="normal" officeooo:rsid="003889c2" style:font-style-asian="normal" style:font-weight-asian="normal" style:font-style-complex="normal" style:font-weight-complex="normal"/>
    </style:style>
    <style:style style:name="T121" style:family="text">
      <style:text-properties fo:font-style="normal" fo:font-weight="normal" officeooo:rsid="005999cd" style:font-style-asian="normal" style:font-weight-asian="normal" style:font-style-complex="normal" style:font-weight-complex="normal"/>
    </style:style>
    <style:style style:name="T122" style:family="text">
      <style:text-properties fo:font-style="normal" fo:font-weight="normal" officeooo:rsid="0060ffbf" style:font-style-asian="normal" style:font-weight-asian="normal" style:font-style-complex="normal" style:font-weight-complex="normal"/>
    </style:style>
    <style:style style:name="T123" style:family="text">
      <style:text-properties fo:font-style="normal" fo:font-weight="normal" officeooo:rsid="005e10c1" style:font-style-asian="normal" style:font-weight-asian="normal" style:font-style-complex="normal" style:font-weight-complex="normal"/>
    </style:style>
    <style:style style:name="T124" style:family="text">
      <style:text-properties fo:font-style="normal" fo:font-weight="normal" officeooo:rsid="005e6315" style:font-style-asian="normal" style:font-weight-asian="normal" style:font-style-complex="normal" style:font-weight-complex="normal"/>
    </style:style>
    <style:style style:name="T125" style:family="text">
      <style:text-properties fo:font-style="normal" fo:font-weight="normal" officeooo:rsid="006960f3" style:font-style-asian="normal" style:font-weight-asian="normal" style:font-style-complex="normal" style:font-weight-complex="normal"/>
    </style:style>
    <style:style style:name="T126" style:family="text">
      <style:text-properties fo:font-style="normal" fo:font-weight="normal" officeooo:rsid="0069ce57" style:font-style-asian="normal" style:font-weight-asian="normal" style:font-style-complex="normal" style:font-weight-complex="normal"/>
    </style:style>
    <style:style style:name="T127" style:family="text">
      <style:text-properties fo:font-style="normal" fo:font-weight="normal" officeooo:rsid="015bccfc" style:font-style-asian="normal" style:font-weight-asian="normal" style:font-style-complex="normal" style:font-weight-complex="normal"/>
    </style:style>
    <style:style style:name="T128" style:family="text">
      <style:text-properties fo:font-style="normal" fo:font-weight="normal" officeooo:rsid="015c6a75" style:font-style-asian="normal" style:font-weight-asian="normal" style:font-style-complex="normal" style:font-weight-complex="normal"/>
    </style:style>
    <style:style style:name="T129" style:family="text">
      <style:text-properties fo:font-style="normal" fo:font-weight="normal" officeooo:rsid="015fe6a2" style:font-style-asian="normal" style:font-weight-asian="normal" style:font-style-complex="normal" style:font-weight-complex="normal"/>
    </style:style>
    <style:style style:name="T130" style:family="text">
      <style:text-properties fo:font-style="normal" fo:font-weight="normal" officeooo:rsid="01600412" style:font-style-asian="normal" style:font-weight-asian="normal" style:font-style-complex="normal" style:font-weight-complex="normal"/>
    </style:style>
    <style:style style:name="T131" style:family="text">
      <style:text-properties fo:font-style="normal" fo:font-weight="normal" officeooo:rsid="01646532" style:font-style-asian="normal" style:font-weight-asian="normal" style:font-style-complex="normal" style:font-weight-complex="normal"/>
    </style:style>
    <style:style style:name="T132" style:family="text">
      <style:text-properties fo:font-style="normal" fo:font-weight="normal" officeooo:rsid="016dc3ad" style:font-style-asian="normal" style:font-weight-asian="normal" style:font-style-complex="normal" style:font-weight-complex="normal"/>
    </style:style>
    <style:style style:name="T133" style:family="text">
      <style:text-properties fo:font-style="normal" fo:font-weight="normal" officeooo:rsid="016e149d" style:font-style-asian="normal" style:font-weight-asian="normal" style:font-style-complex="normal" style:font-weight-complex="normal"/>
    </style:style>
    <style:style style:name="T134" style:family="text">
      <style:text-properties fo:font-style="normal" fo:font-weight="normal" officeooo:rsid="0171dd09" style:font-style-asian="normal" style:font-weight-asian="normal" style:font-style-complex="normal" style:font-weight-complex="normal"/>
    </style:style>
    <style:style style:name="T135" style:family="text">
      <style:text-properties fo:font-style="normal" style:font-style-asian="normal" style:font-style-complex="normal"/>
    </style:style>
    <style:style style:name="T136" style:family="text">
      <style:text-properties fo:font-style="normal" officeooo:rsid="0016fe51" style:font-style-asian="normal" style:font-style-complex="normal"/>
    </style:style>
    <style:style style:name="T137" style:family="text">
      <style:text-properties fo:font-style="normal" officeooo:rsid="002577c9" style:font-style-asian="normal" style:font-style-complex="normal"/>
    </style:style>
    <style:style style:name="T138" style:family="text">
      <style:text-properties fo:font-style="normal" officeooo:rsid="00300f42" style:font-style-asian="normal" style:font-style-complex="normal"/>
    </style:style>
    <style:style style:name="T139" style:family="text">
      <style:text-properties fo:font-style="normal" officeooo:rsid="003a962a" style:font-style-asian="normal" style:font-style-complex="normal"/>
    </style:style>
    <style:style style:name="T140" style:family="text">
      <style:text-properties fo:font-style="normal" officeooo:rsid="003b84c1" style:font-style-asian="normal" style:font-style-complex="normal"/>
    </style:style>
    <style:style style:name="T141" style:family="text">
      <style:text-properties fo:font-style="normal" officeooo:rsid="003df72b" style:font-style-asian="normal" style:font-style-complex="normal"/>
    </style:style>
    <style:style style:name="T142" style:family="text">
      <style:text-properties fo:font-style="normal" officeooo:rsid="004442b0" style:font-style-asian="normal" style:font-style-complex="normal"/>
    </style:style>
    <style:style style:name="T143" style:family="text">
      <style:text-properties fo:font-style="normal" officeooo:rsid="004ad016" style:font-style-asian="normal" style:font-style-complex="normal"/>
    </style:style>
    <style:style style:name="T144" style:family="text">
      <style:text-properties fo:font-style="normal" officeooo:rsid="0052f85b" style:font-style-asian="normal" style:font-style-complex="normal"/>
    </style:style>
    <style:style style:name="T145" style:family="text">
      <style:text-properties fo:font-style="normal" officeooo:rsid="006c9200" style:font-style-asian="normal" style:font-style-complex="normal"/>
    </style:style>
    <style:style style:name="T146" style:family="text">
      <style:text-properties fo:font-style="normal" officeooo:rsid="006d46d6" style:font-style-asian="normal" style:font-style-complex="normal"/>
    </style:style>
    <style:style style:name="T147" style:family="text">
      <style:text-properties fo:font-style="normal" officeooo:rsid="006e1261" style:font-style-asian="normal" style:font-style-complex="normal"/>
    </style:style>
    <style:style style:name="T148" style:family="text">
      <style:text-properties fo:font-style="normal" officeooo:rsid="009ac122" style:font-style-asian="normal" style:font-style-complex="normal"/>
    </style:style>
    <style:style style:name="T149" style:family="text">
      <style:text-properties fo:font-style="normal" officeooo:rsid="009bf3fe" style:font-style-asian="normal" style:font-style-complex="normal"/>
    </style:style>
    <style:style style:name="T150" style:family="text">
      <style:text-properties fo:font-style="normal" officeooo:rsid="009c5b75" style:font-style-asian="normal" style:font-style-complex="normal"/>
    </style:style>
    <style:style style:name="T151" style:family="text">
      <style:text-properties fo:font-style="normal" officeooo:rsid="009e39a4" style:font-style-asian="normal" style:font-style-complex="normal"/>
    </style:style>
    <style:style style:name="T152" style:family="text">
      <style:text-properties fo:font-style="normal" officeooo:rsid="009fad14" style:font-style-asian="normal" style:font-style-complex="normal"/>
    </style:style>
    <style:style style:name="T153" style:family="text">
      <style:text-properties fo:font-style="normal" officeooo:rsid="00eb827b" style:font-style-asian="normal" style:font-style-complex="normal"/>
    </style:style>
    <style:style style:name="T154" style:family="text">
      <style:text-properties fo:font-style="normal" officeooo:rsid="00ebbcf2" style:font-style-asian="normal" style:font-style-complex="normal"/>
    </style:style>
    <style:style style:name="T155" style:family="text">
      <style:text-properties fo:font-style="normal" officeooo:rsid="00f978ed" style:font-style-asian="normal" style:font-style-complex="normal"/>
    </style:style>
    <style:style style:name="T156" style:family="text">
      <style:text-properties fo:font-style="normal" officeooo:rsid="01107b9f" style:font-style-asian="normal" style:font-style-complex="normal"/>
    </style:style>
    <style:style style:name="T157" style:family="text">
      <style:text-properties fo:font-style="normal" officeooo:rsid="0122d0e0" style:font-style-asian="normal" style:font-style-complex="normal"/>
    </style:style>
    <style:style style:name="T158" style:family="text">
      <style:text-properties fo:font-style="normal" officeooo:rsid="01237551" style:font-style-asian="normal" style:font-style-complex="normal"/>
    </style:style>
    <style:style style:name="T159" style:family="text">
      <style:text-properties fo:font-style="normal" officeooo:rsid="0125fe4e" style:font-style-asian="normal" style:font-style-complex="normal"/>
    </style:style>
    <style:style style:name="T160" style:family="text">
      <style:text-properties fo:font-style="normal" officeooo:rsid="012a399e" style:font-style-asian="normal" style:font-style-complex="normal"/>
    </style:style>
    <style:style style:name="T161" style:family="text">
      <style:text-properties fo:font-style="normal" officeooo:rsid="012bf994" style:font-style-asian="normal" style:font-style-complex="normal"/>
    </style:style>
    <style:style style:name="T162" style:family="text">
      <style:text-properties fo:font-style="normal" officeooo:rsid="0158f629" style:font-style-asian="normal" style:font-style-complex="normal"/>
    </style:style>
    <style:style style:name="T163" style:family="text">
      <style:text-properties fo:font-style="normal" officeooo:rsid="01686ab9" style:font-style-asian="normal" style:font-style-complex="normal"/>
    </style:style>
    <style:style style:name="T164" style:family="text">
      <style:text-properties fo:font-style="normal" officeooo:rsid="016a2dd4" style:font-style-asian="normal" style:font-style-complex="normal"/>
    </style:style>
    <style:style style:name="T165" style:family="text">
      <style:text-properties fo:font-style="normal" officeooo:rsid="016dc3ad" style:font-style-asian="normal" style:font-style-complex="normal"/>
    </style:style>
    <style:style style:name="T166" style:family="text">
      <style:text-properties fo:font-style="normal" officeooo:rsid="017c7217" style:font-style-asian="normal" style:font-style-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0298a2b" style:font-style-asian="normal" style:font-weight-asian="bold" style:font-style-complex="normal" style:font-weight-complex="bold"/>
    </style:style>
    <style:style style:name="T169" style:family="text">
      <style:text-properties fo:font-style="normal" fo:font-weight="bold" officeooo:rsid="0032f132" style:font-style-asian="normal" style:font-weight-asian="bold" style:font-style-complex="normal" style:font-weight-complex="bold"/>
    </style:style>
    <style:style style:name="T170" style:family="text">
      <style:text-properties fo:font-style="normal" fo:font-weight="bold" officeooo:rsid="004ad016" style:font-style-asian="normal" style:font-weight-asian="bold" style:font-style-complex="normal" style:font-weight-complex="bold"/>
    </style:style>
    <style:style style:name="T171" style:family="text">
      <style:text-properties fo:font-style="normal" fo:font-weight="bold" officeooo:rsid="0060ffbf" style:font-style-asian="normal" style:font-weight-asian="bold" style:font-style-complex="normal" style:font-weight-complex="bold"/>
    </style:style>
    <style:style style:name="T172" style:family="text">
      <style:text-properties fo:font-style="normal" fo:font-weight="bold" officeooo:rsid="005e10c1" style:font-style-asian="normal" style:font-weight-asian="bold" style:font-style-complex="normal" style:font-weight-complex="bold"/>
    </style:style>
    <style:style style:name="T173" style:family="text">
      <style:text-properties fo:font-style="normal" fo:font-weight="bold" officeooo:rsid="006960f3" style:font-style-asian="normal" style:font-weight-asian="bold" style:font-style-complex="normal" style:font-weight-complex="bold"/>
    </style:style>
    <style:style style:name="T174" style:family="text">
      <style:text-properties fo:font-style="normal" fo:font-weight="bold" officeooo:rsid="006c9200" style:font-style-asian="normal" style:font-weight-asian="bold" style:font-style-complex="normal" style:font-weight-complex="bold"/>
    </style:style>
    <style:style style:name="T175" style:family="text">
      <style:text-properties fo:font-style="normal" fo:font-weight="bold" officeooo:rsid="01107b9f" style:font-style-asian="normal" style:font-weight-asian="bold" style:font-style-complex="normal" style:font-weight-complex="bold"/>
    </style:style>
    <style:style style:name="T176" style:family="text">
      <style:text-properties fo:font-style="normal" fo:font-weight="bold" officeooo:rsid="0125fe4e" style:font-style-asian="normal" style:font-weight-asian="bold" style:font-style-complex="normal" style:font-weight-complex="bold"/>
    </style:style>
    <style:style style:name="T177" style:family="text">
      <style:text-properties fo:font-style="normal" fo:font-weight="bold" officeooo:rsid="0069ce57" style:font-style-asian="normal" style:font-weight-asian="bold" style:font-style-complex="normal" style:font-weight-complex="bold"/>
    </style:style>
    <style:style style:name="T178" style:family="text">
      <style:text-properties fo:font-style="normal" officeooo:rsid="000467b1" style:font-size-asian="14pt" style:font-style-asian="normal" style:font-style-complex="normal"/>
    </style:style>
    <style:style style:name="T179" style:family="text">
      <style:text-properties fo:font-style="normal" officeooo:rsid="0057d3c0" style:font-size-asian="14pt" style:font-style-asian="normal" style:font-style-complex="normal"/>
    </style:style>
    <style:style style:name="T180" style:family="text">
      <style:text-properties fo:font-style="normal" officeooo:rsid="000fc15e" style:font-size-asian="14pt" style:font-style-asian="normal" style:font-style-complex="normal"/>
    </style:style>
    <style:style style:name="T181" style:family="text">
      <style:text-properties fo:font-style="normal" officeooo:rsid="0056e717" style:font-size-asian="14pt" style:font-style-asian="normal" style:font-style-complex="normal"/>
    </style:style>
    <style:style style:name="T182" style:family="text">
      <style:text-properties officeooo:rsid="001f9826"/>
    </style:style>
    <style:style style:name="T183" style:family="text">
      <style:text-properties officeooo:rsid="0016fe51"/>
    </style:style>
    <style:style style:name="T184" style:family="text">
      <style:text-properties officeooo:rsid="002577c9"/>
    </style:style>
    <style:style style:name="T185" style:family="text">
      <style:text-properties officeooo:rsid="002b2a05"/>
    </style:style>
    <style:style style:name="T186" style:family="text">
      <style:text-properties officeooo:rsid="00300f42"/>
    </style:style>
    <style:style style:name="T187" style:family="text">
      <style:text-properties officeooo:rsid="003b84c1"/>
    </style:style>
    <style:style style:name="T188" style:family="text">
      <style:text-properties officeooo:rsid="003cd007"/>
    </style:style>
    <style:style style:name="T189" style:family="text">
      <style:text-properties officeooo:rsid="003df72b"/>
    </style:style>
    <style:style style:name="T190" style:family="text">
      <style:text-properties officeooo:rsid="003fc4be"/>
    </style:style>
    <style:style style:name="T191" style:family="text">
      <style:text-properties officeooo:rsid="0040ca45"/>
    </style:style>
    <style:style style:name="T192" style:family="text">
      <style:text-properties style:font-name="Liberation Mono" fo:font-style="normal" style:font-style-asian="normal" style:font-style-complex="normal"/>
    </style:style>
    <style:style style:name="T193" style:family="text">
      <style:text-properties style:font-name="Liberation Mono" fo:font-style="normal" officeooo:rsid="0015af69" style:font-style-asian="normal" style:font-style-complex="normal"/>
    </style:style>
    <style:style style:name="T194" style:family="text">
      <style:text-properties officeooo:rsid="00423ae4"/>
    </style:style>
    <style:style style:name="T195" style:family="text">
      <style:text-properties officeooo:rsid="004442b0"/>
    </style:style>
    <style:style style:name="T196" style:family="text">
      <style:text-properties officeooo:rsid="004aefea"/>
    </style:style>
    <style:style style:name="T197" style:family="text">
      <style:text-properties officeooo:rsid="004b7c1d"/>
    </style:style>
    <style:style style:name="T198" style:family="text">
      <style:text-properties officeooo:rsid="004ad016"/>
    </style:style>
    <style:style style:name="T199" style:family="text">
      <style:text-properties officeooo:rsid="004d180f"/>
    </style:style>
    <style:style style:name="T200" style:family="text">
      <style:text-properties officeooo:rsid="004da1d1"/>
    </style:style>
    <style:style style:name="T201" style:family="text">
      <style:text-properties officeooo:rsid="004ddac2"/>
    </style:style>
    <style:style style:name="T202" style:family="text">
      <style:text-properties officeooo:rsid="00551d09"/>
    </style:style>
    <style:style style:name="T203" style:family="text">
      <style:text-properties officeooo:rsid="0055b62e"/>
    </style:style>
    <style:style style:name="T204" style:family="text">
      <style:text-properties officeooo:rsid="0055e78b"/>
    </style:style>
    <style:style style:name="T205" style:family="text">
      <style:text-properties officeooo:rsid="00577118"/>
    </style:style>
    <style:style style:name="T206" style:family="text">
      <style:text-properties officeooo:rsid="0057b6e8"/>
    </style:style>
    <style:style style:name="T207" style:family="text">
      <style:text-properties officeooo:rsid="0058a924"/>
    </style:style>
    <style:style style:name="T208" style:family="text">
      <style:text-properties officeooo:rsid="00602756"/>
    </style:style>
    <style:style style:name="T209" style:family="text">
      <style:text-properties officeooo:rsid="00614747"/>
    </style:style>
    <style:style style:name="T210" style:family="text">
      <style:text-properties officeooo:rsid="0065c0dc"/>
    </style:style>
    <style:style style:name="T211" style:family="text">
      <style:text-properties officeooo:rsid="00688adb"/>
    </style:style>
    <style:style style:name="T212" style:family="text">
      <style:text-properties officeooo:rsid="006afc58"/>
    </style:style>
    <style:style style:name="T213" style:family="text">
      <style:text-properties officeooo:rsid="006c9200"/>
    </style:style>
    <style:style style:name="T214" style:family="text">
      <style:text-properties officeooo:rsid="006d7354"/>
    </style:style>
    <style:style style:name="T215" style:family="text">
      <style:text-properties officeooo:rsid="0095a16b"/>
    </style:style>
    <style:style style:name="T216" style:family="text">
      <style:text-properties officeooo:rsid="00971fe6"/>
    </style:style>
    <style:style style:name="T217" style:family="text">
      <style:text-properties officeooo:rsid="0097e1cf"/>
    </style:style>
    <style:style style:name="T218" style:family="text">
      <style:text-properties officeooo:rsid="0099db7a"/>
    </style:style>
    <style:style style:name="T219" style:family="text">
      <style:text-properties officeooo:rsid="009ac122"/>
    </style:style>
    <style:style style:name="T220" style:family="text">
      <style:text-properties officeooo:rsid="009bf3fe"/>
    </style:style>
    <style:style style:name="T221" style:family="text">
      <style:text-properties officeooo:rsid="009c5b75"/>
    </style:style>
    <style:style style:name="T222" style:family="text">
      <style:text-properties fo:font-size="12pt" fo:language="zxx" fo:country="none" style:font-size-asian="12pt" style:language-asian="zxx" style:country-asian="none" style:font-size-complex="12pt" style:language-complex="zxx" style:country-complex="none"/>
    </style:style>
    <style:style style:name="T223" style:family="text">
      <style:text-properties fo:font-size="12pt" fo:language="zxx" fo:country="none" officeooo:rsid="009c5b75" style:font-size-asian="12pt" style:language-asian="zxx" style:country-asian="none" style:font-size-complex="12pt" style:language-complex="zxx" style:country-complex="none"/>
    </style:style>
    <style:style style:name="T224" style:family="text">
      <style:text-properties fo:font-size="12pt" fo:language="zxx" fo:country="none" officeooo:rsid="00b04b72" style:font-size-asian="12pt" style:language-asian="zxx" style:country-asian="none" style:font-size-complex="12pt" style:language-complex="zxx" style:country-complex="none"/>
    </style:style>
    <style:style style:name="T225" style:family="text">
      <style:text-properties fo:font-size="12pt" fo:language="zxx" fo:country="none" officeooo:rsid="00b158d0" style:font-size-asian="12pt" style:language-asian="zxx" style:country-asian="none" style:font-size-complex="12pt" style:language-complex="zxx" style:country-complex="none"/>
    </style:style>
    <style:style style:name="T226" style:family="text">
      <style:text-properties fo:font-size="12pt" fo:language="zxx" fo:country="none" officeooo:rsid="00be1fba" style:font-size-asian="12pt" style:language-asian="zxx" style:country-asian="none" style:font-size-complex="12pt" style:language-complex="zxx" style:country-complex="none"/>
    </style:style>
    <style:style style:name="T227" style:family="text">
      <style:text-properties fo:font-size="12pt" fo:language="zxx" fo:country="none" officeooo:rsid="01141640" style:font-size-asian="12pt" style:language-asian="zxx" style:country-asian="none" style:font-size-complex="12pt" style:language-complex="zxx" style:country-complex="none"/>
    </style:style>
    <style:style style:name="T228" style:family="text">
      <style:text-properties fo:font-size="12pt" fo:language="zxx" fo:country="none" officeooo:rsid="0114b0fa" style:font-size-asian="12pt" style:language-asian="zxx" style:country-asian="none" style:font-size-complex="12pt" style:language-complex="zxx" style:country-complex="none"/>
    </style:style>
    <style:style style:name="T229" style:family="text">
      <style:text-properties fo:font-size="12pt" fo:language="zxx" fo:country="none" officeooo:rsid="0117ad71" style:font-size-asian="12pt" style:language-asian="zxx" style:country-asian="none" style:font-size-complex="12pt" style:language-complex="zxx" style:country-complex="none"/>
    </style:style>
    <style:style style:name="T23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3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3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3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3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3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3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3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3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3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4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4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4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4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5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5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2"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73"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74"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5"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76"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77"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78"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279" style:family="text">
      <style:text-properties officeooo:rsid="009e39a4"/>
    </style:style>
    <style:style style:name="T280" style:family="text">
      <style:text-properties officeooo:rsid="00a0bb15"/>
    </style:style>
    <style:style style:name="T281" style:family="text">
      <style:text-properties officeooo:rsid="00a29c00"/>
    </style:style>
    <style:style style:name="T282" style:family="text">
      <style:text-properties officeooo:rsid="00a4e71e"/>
    </style:style>
    <style:style style:name="T283" style:family="text">
      <style:text-properties officeooo:rsid="00a59672"/>
    </style:style>
    <style:style style:name="T284" style:family="text">
      <style:text-properties officeooo:rsid="00a788f1"/>
    </style:style>
    <style:style style:name="T285" style:family="text">
      <style:text-properties officeooo:rsid="00a8e12d"/>
    </style:style>
    <style:style style:name="T286" style:family="text">
      <style:text-properties officeooo:rsid="00aaaeea"/>
    </style:style>
    <style:style style:name="T287" style:family="text">
      <style:text-properties officeooo:rsid="00ab8b0f"/>
    </style:style>
    <style:style style:name="T288" style:family="text">
      <style:text-properties officeooo:rsid="00ad6658"/>
    </style:style>
    <style:style style:name="T289" style:family="text">
      <style:text-properties officeooo:rsid="00aedbe2"/>
    </style:style>
    <style:style style:name="T290" style:family="text">
      <style:text-properties officeooo:rsid="00b04b72"/>
    </style:style>
    <style:style style:name="T291" style:family="text">
      <style:text-properties officeooo:rsid="00b26e1d"/>
    </style:style>
    <style:style style:name="T292" style:family="text">
      <style:text-properties officeooo:rsid="00b3f3e8"/>
    </style:style>
    <style:style style:name="T293" style:family="text">
      <style:text-properties officeooo:rsid="00b4c172"/>
    </style:style>
    <style:style style:name="T294" style:family="text">
      <style:text-properties officeooo:rsid="00b60af8"/>
    </style:style>
    <style:style style:name="T295" style:family="text">
      <style:text-properties officeooo:rsid="00b7906c"/>
    </style:style>
    <style:style style:name="T296" style:family="text">
      <style:text-properties officeooo:rsid="00c10ecb"/>
    </style:style>
    <style:style style:name="T297" style:family="text">
      <style:text-properties officeooo:rsid="00c15c19"/>
    </style:style>
    <style:style style:name="T298" style:family="text">
      <style:text-properties officeooo:rsid="00c40ff4"/>
    </style:style>
    <style:style style:name="T299" style:family="text">
      <style:text-properties officeooo:rsid="00c6b539"/>
    </style:style>
    <style:style style:name="T300" style:family="text">
      <style:text-properties officeooo:rsid="00c9e381"/>
    </style:style>
    <style:style style:name="T301" style:family="text">
      <style:text-properties officeooo:rsid="00ca062e"/>
    </style:style>
    <style:style style:name="T302" style:family="text">
      <style:text-properties officeooo:rsid="00cb6f66"/>
    </style:style>
    <style:style style:name="T303" style:family="text">
      <style:text-properties officeooo:rsid="00d0c0b3"/>
    </style:style>
    <style:style style:name="T304" style:family="text">
      <style:text-properties officeooo:rsid="00d14241"/>
    </style:style>
    <style:style style:name="T305" style:family="text">
      <style:text-properties officeooo:rsid="00d29161"/>
    </style:style>
    <style:style style:name="T306" style:family="text">
      <style:text-properties officeooo:rsid="00d721b7"/>
    </style:style>
    <style:style style:name="T307" style:family="text">
      <style:text-properties officeooo:rsid="00d94554"/>
    </style:style>
    <style:style style:name="T308" style:family="text">
      <style:text-properties officeooo:rsid="00da144a"/>
    </style:style>
    <style:style style:name="T309" style:family="text">
      <style:text-properties officeooo:rsid="00da8642"/>
    </style:style>
    <style:style style:name="T310" style:family="text">
      <style:text-properties officeooo:rsid="00e5b4ca"/>
    </style:style>
    <style:style style:name="T311" style:family="text">
      <style:text-properties officeooo:rsid="00eb827b"/>
    </style:style>
    <style:style style:name="T312" style:family="text">
      <style:text-properties officeooo:rsid="00ec74d9"/>
    </style:style>
    <style:style style:name="T313" style:family="text">
      <style:text-properties officeooo:rsid="00fb0734"/>
    </style:style>
    <style:style style:name="T314" style:family="text">
      <style:text-properties officeooo:rsid="0106da41"/>
    </style:style>
    <style:style style:name="T315" style:family="text">
      <style:text-properties officeooo:rsid="010dea4f"/>
    </style:style>
    <style:style style:name="T316" style:family="text">
      <style:text-properties officeooo:rsid="01107b9f"/>
    </style:style>
    <style:style style:name="T317" style:family="text">
      <style:text-properties officeooo:rsid="01141640"/>
    </style:style>
    <style:style style:name="T318" style:family="text">
      <style:text-properties officeooo:rsid="0117ad71"/>
    </style:style>
    <style:style style:name="T319" style:family="text">
      <style:text-properties officeooo:rsid="011aceb5"/>
    </style:style>
    <style:style style:name="T320" style:family="text">
      <style:text-properties officeooo:rsid="011b9fb5"/>
    </style:style>
    <style:style style:name="T321" style:family="text">
      <style:text-properties officeooo:rsid="012e51c9"/>
    </style:style>
    <style:style style:name="T322" style:family="text">
      <style:text-properties officeooo:rsid="014a73fb"/>
    </style:style>
    <style:style style:name="T323" style:family="text">
      <style:text-properties officeooo:rsid="01524809"/>
    </style:style>
    <style:style style:name="T324" style:family="text">
      <style:text-properties officeooo:rsid="01574545"/>
    </style:style>
    <style:style style:name="T325" style:family="text">
      <style:text-properties officeooo:rsid="01583db8"/>
    </style:style>
    <style:style style:name="T326" style:family="text">
      <style:text-properties officeooo:rsid="015ce3aa"/>
    </style:style>
    <style:style style:name="T327" style:family="text">
      <style:text-properties officeooo:rsid="015dee56"/>
    </style:style>
    <style:style style:name="T328" style:family="text">
      <style:text-properties officeooo:rsid="01686ab9"/>
    </style:style>
    <style:style style:name="T329" style:family="text">
      <style:text-properties officeooo:rsid="016a2dd4"/>
    </style:style>
    <style:style style:name="T330" style:family="text">
      <style:text-properties officeooo:rsid="016c7862"/>
    </style:style>
    <style:style style:name="T331" style:family="text">
      <style:text-properties officeooo:rsid="016f6ac0"/>
    </style:style>
    <style:style style:name="T332" style:family="text">
      <style:text-properties officeooo:rsid="01730584"/>
    </style:style>
    <style:style style:name="T333" style:family="text">
      <style:text-properties officeooo:rsid="017504dd"/>
    </style:style>
    <style:style style:name="T334" style:family="text">
      <style:text-properties officeooo:rsid="017799ba"/>
    </style:style>
    <style:style style:name="T335" style:family="text">
      <style:text-properties officeooo:rsid="017844d4"/>
    </style:style>
    <style:style style:name="T336" style:family="text">
      <style:text-properties officeooo:rsid="017a40ff"/>
    </style:style>
    <style:style style:name="T337" style:family="text">
      <style:text-properties officeooo:rsid="017c7217"/>
    </style:style>
    <style:style style:name="T338" style:family="text">
      <style:text-properties officeooo:rsid="017f9315"/>
    </style:style>
    <style:style style:name="T339" style:family="text">
      <style:text-properties officeooo:rsid="01929c64"/>
    </style:style>
    <style:style style:name="T340" style:family="text">
      <style:text-properties officeooo:rsid="01962568"/>
    </style:style>
    <style:style style:name="T341" style:family="text">
      <style:text-properties officeooo:rsid="0197ff87"/>
    </style:style>
    <style:style style:name="T342" style:family="text">
      <style:text-properties officeooo:rsid="019b69b2"/>
    </style:style>
    <style:style style:name="T343" style:family="text">
      <style:text-properties officeooo:rsid="01a0f2a5"/>
    </style:style>
    <style:style style:name="T344" style:family="text">
      <style:text-properties officeooo:rsid="01a2bfaa"/>
    </style:style>
    <style:style style:name="T345" style:family="text">
      <style:text-properties officeooo:rsid="01a52ce4"/>
    </style:style>
    <style:style style:name="T346" style:family="text">
      <style:text-properties officeooo:rsid="01a859ac"/>
    </style:style>
    <style:style style:name="T347" style:family="text">
      <style:text-properties officeooo:rsid="01acff57"/>
    </style:style>
    <style:style style:name="T348" style:family="text">
      <style:text-properties officeooo:rsid="01aec435"/>
    </style:style>
    <style:style style:name="T349" style:family="text">
      <style:text-properties officeooo:rsid="01b2c1da"/>
    </style:style>
    <style:style style:name="T350" style:family="text">
      <style:text-properties officeooo:rsid="01b4a3fa"/>
    </style:style>
    <style:style style:name="T351" style:family="text">
      <style:text-properties officeooo:rsid="01c7b26d"/>
    </style:style>
    <style:style style:name="T352" style:family="text">
      <style:text-properties officeooo:rsid="01ce57d8"/>
    </style:style>
    <style:style style:name="T353" style:family="text">
      <style:text-properties officeooo:rsid="01d128c4"/>
    </style:style>
    <style:style style:name="T354" style:family="text">
      <style:text-properties officeooo:rsid="01dd61b4"/>
    </style:style>
    <style:style style:name="T355" style:family="text">
      <style:text-properties officeooo:rsid="01df1c33"/>
    </style:style>
    <style:style style:name="T356" style:family="text">
      <style:text-properties officeooo:rsid="01df4564"/>
    </style:style>
    <style:style style:name="T357" style:family="text">
      <style:text-properties officeooo:rsid="01df854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text:span text:style-name="T57">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15">o semplicemente racchiusa da </text:span><text:span text:style-name="T25">[]</text:span>)</text:p>
      <text:p text:style-name="P226"/>
      <text:p text:style-name="P218"><text:span text:style-name="T106">Capitolo 1 [</text:span><text:span text:style-name="T107">con parti di l</text:span><text:span text:style-name="T1">ezione</text:span> 1-<text:span text:style-name="T107">2-3 delle 20-21</text:span><text:span text:style-name="T106">]</text:span></text:p>
      <text:p text:style-name="P1">Un sistema operativo <text:span text:style-name="T60">(SO)</text:span> è un insieme di programmi <text:span text:style-name="T58">(software) </text:span>che funge da intermediario tra un utente e gli elementi fisici <text:span text:style-name="T323">(hardware)</text:span> di un calcolatore, <text:span text:style-name="T58">con lo scopo di gestire </text:span><text:span text:style-name="T323">questi ultimi</text:span><text:span text:style-name="T58"> e </text:span>garant<text:span text:style-name="T323">irne</text:span> un uso efficiente.</text:p>
      <text:p text:style-name="P1">Serve ad eseguire programmi d'applicazione e rende più facile la risoluzione di problemi che gli utenti devono affrontare; <text:span text:style-name="T59">deve inoltre assicurare il corretto funzionamento del calcolatore.</text:span></text:p>
      <text:p text:style-name="P6"/>
      <text:p text:style-name="P1">In un sistema di calcolo troviamo:</text:p>
      <text:list xml:id="list266281007" text:style-name="L1">
        <text:list-item>
          <text:p text:style-name="P260"><text:span text:style-name="T4">Hardware</text:span>, la parte che fornisce le risorse di calcolo fondamentali quali CPU, memoria, <text:span text:style-name="T59">dispositivi I/O, etc...</text:span>;</text:p>
        </text:list-item>
        <text:list-item>
          <text:p text:style-name="P260"><text:span text:style-name="T4">Sistema Operativo</text:span>, che controlla e coordina l'uso dei dispositivi;</text:p>
        </text:list-item>
        <text:list-item>
          <text:p text:style-name="P261"><text:span text:style-name="T4">Programmi</text:span> <text:span text:style-name="T5">applicativi</text:span>, che definiscono come sono usate le risorse per <text:span text:style-name="T59">i </text:span>risolvere problemi <text:span text:style-name="T59">degli utenti</text:span>;</text:p>
        </text:list-item>
        <text:list-item>
          <text:p text:style-name="P261"><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61">è un programma che </text:span>si compone di diverse parti:</text:p>
      <text:list xml:id="list3620068873" text:style-name="L2">
        <text:list-item>
          <text:p text:style-name="P262"><text:span text:style-name="T4">Assegnatore</text:span> <text:span text:style-name="T61">(o </text:span><text:span text:style-name="T63">allocatore</text:span><text:span text:style-name="T61">) </text:span><text:span text:style-name="T6">d</text:span><text:span text:style-name="T4">i</text:span> <text:span text:style-name="T4">risorse</text:span>, che gestisce e assegna le risorse <text:span text:style-name="T61">in maniera efficiente ai programmi</text:span>;</text:p>
        </text:list-item>
        <text:list-item>
          <text:p text:style-name="P262"><text:span text:style-name="T4">Programma di controllo</text:span>, che gestisce l'esecuzione dei programmi utenti e le operazioni I/O <text:span text:style-name="T61">senza che vi siano usi impropri o errori</text:span>;</text:p>
        </text:list-item>
        <text:list-item>
          <text:p text:style-name="P282">Esecutore di funzioni comuni<text:span text:style-name="T32">, che esegue funzioni di utilità generale, comuni ai diversi programmi (ad esempio la routine di I/O);</text:span></text:p>
        </text:list-item>
        <text:list-item>
          <text:p text:style-name="P262"><text:span text:style-name="T4">Nucleo</text:span> (o <text:span text:style-name="T62">Kernel</text:span>), il solo programma che funziona sempre nel calcolatore <text:span text:style-name="T61">(tutti gli altri sono considerati applicativi)</text:span>.</text:p>
        </text:list-item>
      </text:list>
      <text:p text:style-name="P231"/>
      <text:p text:style-name="P231">Al fine di evitare che i programmi utent<text:span text:style-name="T324">e</text:span> interferiscano con le opera<text:span text:style-name="T110">z</text:span>ioni proprie del sistema, l'architettura del calcolatore deve fornire meccanismi appropriati per assicurarne il corretto comportamento.</text:p>
      <text:p text:style-name="P1"/>
      <text:p text:style-name="P232">Un moderno calcolatore è composto da una CPU e da un certo numero di controllori di dispositivi, che sono connessi attraverso un canale di comunicazione comune (<text:span text:style-name="T104">bus</text:span>) che permette l’accesso alla memoria condivisa dal sistema.</text:p>
      <text:p text:style-name="P232">Ciascun controllore ha un buffer locale, <text:span text:style-name="T182">cioè una propria memoria interna, ed un insieme di registri specializzati</text:span> e si occupa di un particolare dispositivo fisico. <text:span text:style-name="T182">Il SO ha un driver per ciascuno di </text:span><text:soft-page-break/><text:span text:style-name="T182">essi in modo da potersi coordinare </text:span><text:span text:style-name="T325">con loro</text:span><text:span text:style-name="T182">.</text:span></text:p>
      <text:p text:style-name="P230">L'avviamento del sistema richiede la presenza di uno specifico programma iniziale: il <text:span text:style-name="T4">bootstrap program </text:span><text:span text:style-name="T32">(o </text:span><text:span text:style-name="T91">programma di avviamento</text:span><text:span text:style-name="T111">) che è un segmento di ROM che si occupa di inizializzare i registri della CPU, i controllori e la memoria e di caricare in memoria il SO, avviandone l'esecuzione.</text:span></text:p>
      <text:p text:style-name="P238"/>
      <text:p text:style-name="P232">La CPU sposta i dati tra la memoria principale e i buffer locali e riceve <text:span text:style-name="T136">dai controllori</text:span> un segnale d'interruzione <text:span text:style-name="T183">(</text:span><text:span text:style-name="T105">interrupt</text:span><text:span text:style-name="T136">) </text:span>quando un'operazione termina. <text:span text:style-name="T183">Tale segnale causa il trasferimento del controllo all'appropriata procedura di servizio in maniera rapida e poiché il loro numero è predefinito, la loro gestione avviene tramite una tabella di puntatori (</text:span><text:span text:style-name="T105">vettore delle interruzioni</text:span><text:span text:style-name="T136">). L'architettura di gestione deve inoltre salvare l'indirizzo dell'istruzione interrotta e disabilitare la possibilità di ulteriori interr</text:span><text:span text:style-name="T162">u</text:span><text:span text:style-name="T136">zioni.</text:span></text:p>
      <text:p text:style-name="P233"><text:span text:style-name="T111">Un segnale d'eccezione (</text:span><text:span text:style-name="T104">trap</text:span><text:span text:style-name="T111">) </text:span><text:span text:style-name="T112">è un</text:span><text:span text:style-name="T92"> </text:span><text:span text:style-name="T93">interrupt software</text:span><text:span text:style-name="T113"> che</text:span><text:span text:style-name="T91"> </text:span><text:span text:style-name="T111">può essere causato da un e</text:span><text:span text:style-name="T113">rrore</text:span><text:span text:style-name="T111"> in un programma in esecuzione oppure da una richiesta </text:span><text:span text:style-name="T113">specifica dell'</text:span><text:span text:style-name="T111">utente.</text:span></text:p>
      <text:p text:style-name="P239"/>
      <text:p text:style-name="P234">La memoria di un calcolatore si compone di diverse parti:</text:p>
      <text:list xml:id="list115215884" text:style-name="L3">
        <text:list-item>
          <text:p text:style-name="P314">La <text:span text:style-name="T4">memoria centrale</text:span>, detta<text:span text:style-name="T111"> principale o </text:span><text:span text:style-name="T91">volatile</text:span><text:span text:style-name="T111">, è realizzata con una tecnologia basata sui semiconduttori detta </text:span><text:span text:style-name="T91">dinamica ad accesso diretto</text:span><text:span text:style-name="T111"> (</text:span><text:span text:style-name="T167">DRAM</text:span><text:span text:style-name="T111">) ed è, assieme ai registri interni, l'unico dispositivo di memoria direttamente accessibile alla CPU.</text:span></text:p>
        </text:list-item>
        <text:list-item>
          <text:p text:style-name="P314"><text:span text:style-name="T111">La </text:span><text:span text:style-name="T167">memoria secondaria</text:span><text:span text:style-name="T111"> è un'estensione </text:span><text:span text:style-name="T91">non volatile</text:span><text:span text:style-name="T111">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240">registri -&gt; memoria centrale -&gt; disco RAM -&gt; dischi magnetici -&gt; dischi ottici -&gt; nastri magnetici</text:p>
      <text:p text:style-name="P240"/>
      <text:p text:style-name="P236"><text:span text:style-name="T111">Tra registri e memoria centrale si inserisce poi la memoria cache, una memoria ad alta velocità in cui si registrano dati recentemente usati e che si prevede saranno usati nuovamente a breve. </text:span><text:span text:style-name="T114">Quando si deve accedere ad un'informazione si controlla se sia presente nella cache, altrimenti la si preleva dalla memoria centrale e la si copia lì. Questo process</text:span><text:span text:style-name="T115">o richiede una politica di </text:span><text:span text:style-name="T33">gestione della chace </text:span><text:span text:style-name="T115">e comporta la presenza di dati memorizzati simultaneamente in più di un livello. </text:span><text:span text:style-name="T127">È possibile, </text:span><text:span text:style-name="T115">soprattutto in sistemi time sharing o con più unità di elaborazione, </text:span><text:span text:style-name="T127">che </text:span><text:span text:style-name="T115">nasca</text:span><text:span text:style-name="T127">no </text:span><text:span text:style-name="T115">problemi di </text:span><text:span text:style-name="T33">consistenza dei dati</text:span><text:span text:style-name="T115"> e </text:span><text:span text:style-name="T128">di</text:span><text:span text:style-name="T115"> </text:span><text:span text:style-name="T33">coerenza della cache.</text:span></text:p>
      <text:p text:style-name="P237"/>
      <text:p text:style-name="P10">Per <text:span text:style-name="T62">avviare un'operazione di I/O</text:span> si seguono diversi step: <text:span text:style-name="T326">i</text:span>l driver carica i registri del controllore, <text:span text:style-name="T326">i</text:span>l <text:span text:style-name="T326">quale</text:span> ne esamina il contenuto e sceglie l'azione da intraprendere. Successivamente trasferisce i dati tra il dispositivo ed il suo buffer locale, <text:span text:style-name="T326">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751999435" text:style-name="L4">
        <text:list-item>
          <text:p text:style-name="P263"><text:span text:style-name="T34">Nel</text:span><text:span text:style-name="T50">l'</text:span><text:span text:style-name="T8">I/O sincrono</text:span><text:span text:style-name="T34"> il controllo ritorna al programma utente</text:span> solo dopo il completamento dell'operazione <text:span text:style-name="T184">e dunque è possibile eseguire al più una richiesta per volta. Per fermare il programma utente si può usare una chiamata al</text:span>l'istruzione &lt;<text:span text:style-name="T62">wait</text:span>&gt;, <text:span text:style-name="T184">che</text:span> sospende la CPU, <text:span text:style-name="T327">oppire</text:span> si può generare un ciclo di attesa <text:span text:style-name="T184">(</text:span><text:span text:style-name="T64">busy waiting</text:span><text:span text:style-name="T137">)</text:span>.</text:p>
        </text:list-item>
        <text:list-item>
          <text:p text:style-name="P316"><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1"/>
      <text:p text:style-name="P12">Il sistema tiene traccia delle varie richieste di I/O tramite una <text:span text:style-name="T62">tabella di stato dei dispositivi</text:span><text:span text:style-name="T111">, </text:span><text:span text:style-name="T116">che contiene un record per ciascun dispositivo di I/O indicante il tipo di dispositivo, il suo indirizzo ed il suo stato (disattivato, inattivo, occupato).</text:span></text:p>
      <text:p text:style-name="P13"><text:span text:style-name="T116">S</text:span><text:span text:style-name="T111">e un controllore invia un'interruzione per richiedere il servizio, il SO </text:span><text:span text:style-name="T129">lo </text:span><text:span text:style-name="T117">individua, accede alla tabella di stato dei dispositivi e modifica l'elemento indicando l'occorrenza dell'interruzione.</text:span></text:p>
      <text:p text:style-name="P84"><text:span text:style-name="T118">L'</text:span><text:span text:style-name="T168">accesso diretto alla memoria </text:span><text:span text:style-name="T118">(</text:span><text:span text:style-name="T94">DMA</text:span><text:span text:style-name="T118">) viene usato per dispositivi di I/O molto veloci e consiste nel trasferimento, </text:span><text:span text:style-name="T130">di un blocco di dati senza interventi della CPU. Può avvenire dal buffer del controllore alla memoria o viceversa e richiede una sola interruzione per blocco trasferito.</text:span> <text:span text:style-name="T185">Alla fine il controllore DMA notifica alla CPU il completamento dell'I/O tramite interrupt.</text:span></text:p>
      <text:p text:style-name="P17"/>
      <text:p text:style-name="P14">Nelle <text:span text:style-name="T62">architetture a singolo processore</text:span> ci troviamo di fronte a sistemi che eseguono un set di istruzioni <text:span text:style-name="T62">general-purpose</text:span> e che spesso fanno ricorso anche a processori <text:span text:style-name="T62">special purpose</text:span> per gestire determinate azioni quali i processi di I/O. La comunicazione tra CPU e questi processori è opzionale.</text:p>
      <text:p text:style-name="P14"/>
      <text:p text:style-name="P15">I sistemi <text:span text:style-name="T186">dotati di più unità di elaborazione sono detti </text:span><text:span text:style-name="T65">sistemi multiprocessore</text:span><text:span text:style-name="T138"> o anche </text:span><text:span text:style-name="T65">sistemi paralleli</text:span><text:span text:style-name="T138">. I processori condividono la memoria ed un clock e comunicano, generalmente, attraverso la memoria condivisa. Presentano diversi vantaggi, come una maggiore produttività (</text:span><text:span text:style-name="T65">throughput</text:span><text:span text:style-name="T138">) ed una maggiore affidabilità, in quanto un guasto non blocca il sistema, ma lo rallenta soltanto.</text:span></text:p>
      <text:p text:style-name="P95"/>
      <text:p text:style-name="P16">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95">job pool</text:span><text:span text:style-name="T119">, cioè un sottinsieme dei job, selezionarne uno da eseguire </text:span><text:span text:style-name="T120">tra quelli disponibili </text:span><text:span text:style-name="T119">(</text:span><text:span text:style-name="T169">job scheduling</text:span><text:span text:style-name="T119">) e quando questi è in attesa, ad esempio di un'operazione di I/O, eseguirne un altro.</text:span></text:p>
      <text:p text:style-name="P235">La multielaborazione può avvenire sia in modo <text:span text:style-name="T4">simmetrico</text:span> (<text:span text:style-name="T62">SMP</text:span>) che <text:span text:style-name="T4">asimmetrico</text:span> (<text:span text:style-name="T62">AMP</text:span>):</text:p>
      <text:list xml:id="list1721659232" text:style-name="L5">
        <text:list-item>
          <text:p text:style-name="P315">nel primo ogni unità esegue una copia del sistema operativo, consentendo di eseguire molti processi contemporaneamente;</text:p>
        </text:list-item>
        <text:list-item>
          <text:p text:style-name="P315">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2">(</text:span><text:span text:style-name="T91">multitasking</text:span><text:span text:style-name="T111">), </text:span><text:span text:style-name="T131">ch</text:span><text:span text:style-name="T111">e consiste nel far sì che la CPU commuti così frequentemente i job da dare agli utenti la possibilità di interagire con ciascun</text:span><text:span text:style-name="T131">o di essi durante la loro esecuzione.</text:span></text:p>
      <text:p text:style-name="P21"/>
      <text:p text:style-name="P20"><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0"><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62">guidato dalle interruzioni</text:span> o <text:span text:style-name="T62">interrupt driven</text:span><text:span text:style-name="T135">: </text:span><text:span text:style-name="T139">in assenza di processi da eseguire, dispositivi di I/O da servire o utenti con cui interagire, il SO resta inattivo e in arresa. </text:span><text:span text:style-name="T140">Quando invece avviene un'interruzione </text:span>il sistema operativo memorizza <text:span text:style-name="T187">lo stato di registri e contatore di programma e poi si occupa di servire l'interruzione. </text:span><text:span text:style-name="T188">Dopo averne determinato il tipo, segmenti </text:span>diversi di codice determinano le azioni da intraprendere. <text:span text:style-name="T188">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62">modi </text:span><text:span text:style-name="T135">di funzionamento:</text:span></text:p>
      <text:list xml:id="list2370091822" text:style-name="L6">
        <text:list-item>
          <text:p text:style-name="P264"><text:span text:style-name="T167">Modo d'utente</text:span><text:span text:style-name="T135"> (</text:span><text:span text:style-name="T62">User mode</text:span><text:span text:style-name="T135">), in cui avviene l'esecuzione dei programmi utente.</text:span></text:p>
        </text:list-item>
        <text:list-item>
          <text:p text:style-name="P264"><text:span text:style-name="T167">Modo</text:span><text:span text:style-name="T135"> </text:span><text:span text:style-name="T167">di</text:span><text:span text:style-name="T135"> </text:span><text:span text:style-name="T167">sistema</text:span><text:span text:style-name="T135"> (</text:span><text:span text:style-name="T62">Monitor/System mode </text:span><text:span text:style-name="T135">o ancora </text:span><text:span text:style-name="T62">Kernel mode</text:span><text:span text:style-name="T135">), in cui avviene l'esecuzione delle chiamate e dei programmi di sistema.</text:span></text:p>
        </text:list-item>
      </text:list>
      <text:p text:style-name="P18">Le <text:span text:style-name="T62">istruzioni privilegiate</text:span><text:span text:style-name="T135"> possono essere date solo in modo di sistema. </text:span><text:span text:style-name="T328">Dal punto di vista hardware si utilizza un </text:span><text:span text:style-name="T87">bit di modo</text:span><text:span text:style-name="T163">: 1 per il modo d'utente e 0 per il modo di sistema.</text:span></text:p>
      <text:p text:style-name="P100"/>
      <text:p text:style-name="P18"><text:span text:style-name="T135">L'utente, per richiedere un servizio al SO, usa una </text:span><text:span text:style-name="T62">chiamata di funzione del sistema operativo</text:span><text:span text:style-name="T135">, detta anche </text:span><text:span text:style-name="T167">system call</text:span><text:span text:style-name="T111">, che viene gestita dal sistema tramite interrupt.</text:span></text:p>
      <text:p text:style-name="P101"/>
      <text:p text:style-name="P24"><text:span text:style-name="T189">Un </text:span><text:span text:style-name="T66">processo di elaborazione </text:span><text:span text:style-name="T141">si può considerare come un "programma in esecuzione", ma ci sono alcune differenze tra i due: un programma è un'entità passiva, come il contenuto di un file, mentre un processo è un'entità attiva, </text:span><text:span text:style-name="T164">che presenta</text:span><text:span text:style-name="T141"> un contatore di programma.</text:span></text:p>
      <text:p text:style-name="P24">Un <text:span text:style-name="T4">processo</text:span> richiede varie risorse, tra cui tempo di CPU, memoria <text:span text:style-name="T189">e accesso a</text:span> file e dispositivi di I/O. Il S<text:span text:style-name="T189">O</text:span> crea e cancella processi utenti e di sistema, li sospende, li ripristina e fornisce meccanismi per sincronizzarli, per metterli in comunicazione <text:span text:style-name="T108">e per gestire </text:span><text:span text:style-name="T329">le situazioni d</text:span><text:span text:style-name="T108">i stall</text:span><text:span text:style-name="T329">o</text:span><text:span text:style-name="T108">.</text:span></text:p>
      <text:p text:style-name="P24"/>
      <text:p text:style-name="P24">La <text:span text:style-name="T4">memoria</text:span> è un vastissimo vettore di dati contenente <text:span text:style-name="T190">tra le centinaia di migliaia ed i miliardi di parole</text:span>, ciascuna dotata del <text:soft-page-break/>proprio indirizzo, ed è condivisa da CPU e dispositivi di I/O. <text:span text:style-name="T191">La memoria centrale è</text:span> velocemente accessibile e volatile, cioè perde informazioni in caso di guasti <text:span text:style-name="T191">o mancata alimentazione</text:span>.</text:p>
      <text:p text:style-name="P24">Il SO tiene traccia di quali parti sono occupate e da cosa, decide quali processi caricarvi e <text:span text:style-name="T109">può </text:span>assegna<text:span text:style-name="T109">re</text:span> e revoca<text:span text:style-name="T109">re</text:span> spazio a seconda delle necessità.</text:p>
      <text:p text:style-name="P22">Per quanto riguarda la <text:span text:style-name="T62">memorizzazione secondaria</text:span><text:span text:style-name="T135">, il SO è responsabile della </text:span><text:span text:style-name="T193">gesti</text:span><text:span text:style-name="T192">on</text:span><text:span text:style-name="T193">e </text:span><text:span text:style-name="T192">e dell'</text:span><text:span text:style-name="T193">assegna</text:span><text:span text:style-name="T192">zione</text:span><text:span text:style-name="T193"> </text:span><text:span text:style-name="T192">del</text:span><text:span text:style-name="T193">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9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95">Un</text:span> <text:span text:style-name="T9">sotto</text:span><text:span text:style-name="T4">sistema di I/O</text:span> è composto dai driver per gli specifici dispositivi, un'interfaccia generale per essi <text:span text:style-name="T195">ed una componente di gestione della memoria. </text:span><text:span text:style-name="T330">Quest'ultima comprende</text:span><text:span text:style-name="T195"> a sua volta la gestione delle regioni riservate ai trasferimenti di I/O (</text:span><text:span text:style-name="T67">buffer</text:span><text:span text:style-name="T195">), della cache e della gestione </text:span><text:span text:style-name="T67">asincrona</text:span><text:span text:style-name="T142"> delle operazioni di I/O e dell'esecuzione di più processi (</text:span><text:span text:style-name="T67">spooling</text:span><text:span text:style-name="T142">)</text:span>.</text:p>
      <text:p text:style-name="P24">Tutte le istruzioni I/O sono istruzioni privilegiate, dunque è necessario evitare che l'utente possa ottenere il controllo del calcolatore quando questo è nel modo di sistema.</text:p>
      <text:p text:style-name="P102"/>
      <text:p text:style-name="P26">La protezione della memoria <text:span text:style-name="T196">va effettuata </text:span>in quanto vanno garantite quella per il vettore delle interruzioni e per le relative procedure di servizio. Viene realizzata con due registri, <text:span text:style-name="T197">che determinano il range di indirizzi legali a cui accedere</text:span>: quello di <text:span text:style-name="T62">base</text:span> <text:span text:style-name="T198">(</text:span><text:span text:style-name="T10">base register</text:span><text:span text:style-name="T198">) </text:span>indica il più basso indirizzo <text:span text:style-name="T197">d</text:span><text:span text:style-name="T330">e</text:span><text:span text:style-name="T197">lla memoria fisica </text:span>a cui il programma può accedere, mentre quello di <text:span text:style-name="T62">limite</text:span><text:span text:style-name="T135"> </text:span><text:span text:style-name="T143">(</text:span><text:span text:style-name="T170">limit register</text:span><text:span text:style-name="T143">)</text:span><text:span text:style-name="T135"> </text:span>indica la dimensione dell'intervallo. Le aree al di fuori dell'intervallo sono protette <text:span text:style-name="T197">e dunque non accessibili al programma</text:span>.</text:p>
      <text:p text:style-name="P26"/>
      <text:p text:style-name="P26">Funzionando nel modo di sistema, il <text:span text:style-name="T199">SO</text:span> <text:span text:style-name="T199">può</text:span> accedere sia alla memoria ad esso riservata che a quella riservata agli utenti, <text:span text:style-name="T199">per cui le istruzioni di caricamento dei registri di base e di limite devono essere istruzioni privilegiate.</text:span></text:p>
      <text:p text:style-name="P26"/>
      <text:p text:style-name="P26"><text:span text:style-name="T200">C'è bisogno di proteggere la CPU per impedire che un programma utente entri in un ciclo infinito senza più restituire il controllo. </text:span>Per <text:span text:style-name="T200">farlo </text:span>viene usato il <text:span text:style-name="T4">temporizzatore</text:span> (<text:span text:style-name="T62">timer</text:span>), che invia un segnale d'interruzione alla CPU periodicamente, in modo che sia sempre il sistema operativo ad avere il controllo. <text:span text:style-name="T201">Ad ogni </text:span><text:soft-page-break/><text:span text:style-name="T201">ciclo di clock il timer viene decrementato e quando raggiunge lo 0 viene generato un interrupt.</text:span></text:p>
      <text:p text:style-name="P25">Il caricamento del timer è un'istruzione privilegiata.</text:p>
      <text:p text:style-name="P103"><text:span text:style-name="T330">I timer s</text:span>ono usati inoltre per realizzare la partizione del tempo d'elaborazione e <text:span text:style-name="T330">per</text:span> il calcolo dell'ora corrente.</text:p>
      <text:p text:style-name="P103"/>
      <text:p text:style-name="P224"><text:span text:style-name="T135">Capitolo 2 [</text:span><text:span text:style-name="T179">con parti di l</text:span><text:span text:style-name="T180">ezione</text:span><text:span text:style-name="T178"> 1-</text:span><text:span text:style-name="T179">2-3 delle 20-21</text:span><text:span text:style-name="T181">]</text:span></text:p>
      <text:p text:style-name="P103"/>
      <text:p text:style-name="P30">Un SO offre un ambiente in <text:span text:style-name="T202">grado di agevolare la programmazione e tra le più comuni classi di servizi offerti troviamo:</text:span></text:p>
      <text:list xml:id="list1334812148" text:style-name="L7">
        <text:list-item>
          <text:p text:style-name="P285">Interfaccia a riga di comando <text:span text:style-name="T135">(</text:span><text:span text:style-name="T167">CLI</text:span><text:span text:style-name="T135">), basata su stringhe che codificano i comandi </text:span><text:span text:style-name="T165">e con incluso</text:span><text:span text:style-name="T135"> ad un metodo per inserirli e modificarli;</text:span></text:p>
        </text:list-item>
        <text:list-item>
          <text:p text:style-name="P285">Interfaccia a lotti<text:span text:style-name="T135">, </text:span><text:span text:style-name="T144">dove </text:span><text:span text:style-name="T135">comandi </text:span><text:span text:style-name="T144">e relative direttive sono codificati nei file ed eseguiti successivamente a lotti;</text:span></text:p>
        </text:list-item>
        <text:list-item>
          <text:p text:style-name="P286">Interfaccia grafica con l'utente <text:span text:style-name="T135">(</text:span><text:span text:style-name="T167">GUI</text:span><text:span text:style-name="T135">), un sistema grafico a finestre dotato di un dispositivo puntatore (mouse ad esempio).</text:span></text:p>
        </text:list-item>
      </text:list>
      <text:p text:style-name="P26"/>
      <text:p text:style-name="P26">Il <text:span text:style-name="T202">SO</text:span> mette a disposizione una serie di funzionalità, tra cui:</text:p>
      <text:list xml:id="list3484743525" text:style-name="L8">
        <text:list-item>
          <text:p text:style-name="P265"><text:span text:style-name="T62">Esecuzione di un programma</text:span>: capacità di caricare ed eseguire un programma;</text:p>
        </text:list-item>
        <text:list-item>
          <text:p text:style-name="P265"><text:span text:style-name="T62">Operazioni di I/O</text:span>: poiché i programmi utenti non possono eseguirli direttamente;</text:p>
        </text:list-item>
        <text:list-item>
          <text:p text:style-name="P265"><text:span text:style-name="T62">Gestione del file system</text:span>: capacità di creare, scrivere, leggere e cancellare file;</text:p>
        </text:list-item>
        <text:list-item>
          <text:p text:style-name="P265"><text:span text:style-name="T62">Comunicazioni</text:span>: scambio di informazioni <text:span text:style-name="T203">tra processi in esecuzione</text:span> tramite memoria condivisa <text:span text:style-name="T203">o</text:span> scambio di messaggi;</text:p>
        </text:list-item>
        <text:list-item>
          <text:p text:style-name="P265"><text:span text:style-name="T62">Rilevamento di errori</text:span>: capacità di rilevare eventuali errori in CPU, <text:span text:style-name="T204">memoria, I/O</text:span> <text:span text:style-name="T204">o</text:span> programmi <text:span text:style-name="T204">utente</text:span>;</text:p>
        </text:list-item>
        <text:list-item>
          <text:p text:style-name="P265"><text:span text:style-name="T62">Assegnazione delle risorse</text:span>: provvede ad <text:span text:style-name="T205">allocare</text:span> le risorse necessarie a<text:span text:style-name="T206">gli utenti ed ai processi</text:span> <text:span text:style-name="T206">concorrenti</text:span>;</text:p>
        </text:list-item>
        <text:list-item>
          <text:p text:style-name="P265"><text:span text:style-name="T62">Contabilizzazione dell'uso delle risorse</text:span>: registrazione di quante e quali risorse vengono usate da ciascun utente;</text:p>
        </text:list-item>
        <text:list-item>
          <text:p text:style-name="P265"><text:span text:style-name="T62">Protezione </text:span><text:span text:style-name="T68">e sicurezza</text:span>: assicura che l'accesso alle risorse del sistema sia controllato, <text:span text:style-name="T207">identificando l'utente</text:span>.</text:p>
        </text:list-item>
      </text:list>
      <text:p text:style-name="P26"/>
      <text:p text:style-name="P27">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96">built-in</text:span><text:span text:style-name="T121">, cioè implementati nel kernel, altre volte sono semplici nomi di programmi speciali di sistema </text:span><text:span text:style-name="T132">da</text:span><text:span text:style-name="T121"> esegui</text:span><text:span text:style-name="T132">re</text:span><text:span text:style-name="T121"> e con questo approccio è possibile aggiungere caratteristiche senza modificare la shell.</text:span></text:p>
      <text:p text:style-name="P104"/>
      <text:p text:style-name="P31"><text:span text:style-name="T121">L</text:span><text:span text:style-name="T111">e </text:span><text:span text:style-name="T167">GUI</text:span><text:span text:style-name="T111">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91">Windows</text:span><text:span text:style-name="T111"> le offre entrambe, </text:span><text:span text:style-name="T91">Apple</text:span><text:span text:style-name="T111"> offre una GUI che poggia su un kernel UNIX e mette a disposizione la shell UNIX e </text:span><text:span text:style-name="T91">Solaris </text:span><text:span text:style-name="T111">offre una CLI ed opzionalmente una GUI.</text:span></text:p>
      <text:p text:style-name="P105"/>
      <text:p text:style-name="P7"><text:soft-page-break/><text:span text:style-name="T121">Le </text:span><text:span text:style-name="T96">chiamate del sistema</text:span><text:span text:style-name="T121"> </text:span><text:span text:style-name="T123">(</text:span><text:span text:style-name="T172">system calls</text:span><text:span text:style-name="T123">) </text:span><text:span text:style-name="T121">costituiscono l'interfaccia tra un processo e</text:span><text:span text:style-name="T133">d</text:span><text:span text:style-name="T121"> il SO. In genere sono disponibili in forma di istruzioni in linguaggio assemblativo, </text:span><text:span text:style-name="T123">ma in alcuni sistemi le chiamate possono essere invocate </text:span><text:span text:style-name="T124">tramite funzioni scritte in programmi</text:span><text:span text:style-name="T121"> </text:span><text:span text:style-name="T124">ad</text:span><text:span text:style-name="T121"> alto livello, </text:span><text:span text:style-name="T124">come C e C++</text:span><text:span text:style-name="T121">. </text:span><text:span text:style-name="T124">Tipicamente ad ogni chiamata è associato un numero, che fa da indice ad una tabella.</text:span></text:p>
      <text:p text:style-name="P7"><text:span text:style-name="T208">Spesso capita di dover fornire informazioni aggiuntive oltre all'identificativo della system call ed è possibile </text:span>passare parametri al SO tramite <text:span text:style-name="T208">diversi</text:span> metodi:</text:p>
      <text:list xml:id="list4136063954" text:style-name="L9">
        <text:list-item>
          <text:p text:style-name="P266">Passare i parametri in registri;</text:p>
        </text:list-item>
        <text:list-item>
          <text:p text:style-name="P266">Memorizzare i parametri in una tabella, o blocco, <text:span text:style-name="T331">di</text:span><text:span text:style-name="T208"> memoria</text:span> e passar<text:span text:style-name="T208">n</text:span>e l'indirizzo <text:span text:style-name="T208">come parametro in un registro</text:span>;</text:p>
        </text:list-item>
        <text:list-item>
          <text:p text:style-name="P266">Collocare <text:span text:style-name="T208">(push) i</text:span> parametri in una pila da cui il sistema può prelevarli <text:span text:style-name="T208">(pop)</text:span>.</text:p>
        </text:list-item>
      </text:list>
      <text:p text:style-name="P7"/>
      <text:p text:style-name="P32">I programmi applicativi accedono ai servizi del sistema principalmente tramite <text:span text:style-name="T4">API </text:span><text:span text:style-name="T32">(</text:span><text:span text:style-name="T91">Application Programming Interface</text:span><text:span text:style-name="T111">) pittosto che direttamente attraverso le system call, poiché questo favorisce la portabilità dei programmi e maschera i dettagli delle system call reali. Tra le più comuni troviavo la </text:span><text:span text:style-name="T91">Win32 API</text:span><text:span text:style-name="T111"> per Windows, la </text:span><text:span text:style-name="T91">POSIX API</text:span><text:span text:style-name="T111"> per i sistemi POSIX-based e la </text:span><text:span text:style-name="T91">Java API</text:span><text:span text:style-name="T111"> per la JVM. Per usare l'interfaccia il chiamante deve semplicemente capire cosa </text:span><text:span text:style-name="T134">fa </text:span><text:span text:style-name="T111">il SO in seguito alla chiamata </text:span><text:span text:style-name="T134">e </text:span><text:span text:style-name="T111">seguire le specifiche dell'API, la quale invoca l'opportuna chiamata e restituisce stato e valore della chiamata stessa.</text:span></text:p>
      <text:p text:style-name="P7"/>
      <text:p text:style-name="P28"><text:span text:style-name="T122">I </text:span><text:span text:style-name="T171">programmi di sistema </text:span><text:span text:style-name="T122">(</text:span><text:span text:style-name="T97">system utilities</text:span><text:span text:style-name="T122">) offrono un ambiente per lo sviluppo e l'esecuzione dei programmi e possono essere divisi in: gestione e modifica dei file, informazioni di stato, ambienti di ausilio alla programmazione, caricamento ed esecuzione dei programmi, comunicazioni. </text:span><text:span text:style-name="T121">Per la maggior parte degli utenti, l'interfaccia col SO è definita dai programmi di sistema piuttosto che da chiamate.</text:span></text:p>
      <text:p text:style-name="P105"/>
      <text:p text:style-name="P34">Quando si progetta un SO, bisogna tener presente diversi scopi: <text:span text:style-name="T209">per </text:span>l'utente il S<text:span text:style-name="T209">O</text:span> deve essere utile, semplice da usare, affidabile e <text:span text:style-name="T209">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2"> </text:span><text:span text:style-name="T37">(</text:span><text:span text:style-name="T99">policy</text:span><text:span text:style-name="T37">) </text:span>stabiliscono il cosa <text:span text:style-name="T332">fare </text:span>e <text:span text:style-name="T332">separarli garantisce massima flessibilità in quanto è sempre possibile modificare i criteti.</text:span></text:p>
      <text:p text:style-name="P85">Tradizionalmente i SO sono scritti in linguaggio assemblativo, mentre oggi si prefisc<text:span text:style-name="T333">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1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11">che lo portarono a non risultare completo</text:span>. È <text:span text:style-name="T334">composto</text:span> da <text:span text:style-name="T211">due parti separate, </text:span>programmi di sistema e <text:span text:style-name="T211">kernel</text:span>, il quale è <text:span text:style-name="T211">formato da </text:span>tutto ciò che si trova tra l'interfaccia delle chiamate di sistema e <text:span text:style-name="T211">l'hardware.</text:span> Combina molteplici funzioni in un singolo livello: fornisce il file system, lo scheduling della CPU e la gestione della memoria. <text:span text:style-name="T211">È difficile da migliorare, in quanto modifiche in una sezione possono avere impatti negativi sulle altre.</text:span></text:p>
      <text:p text:style-name="P34"/>
      <text:p text:style-name="P29"><text:span text:style-name="T125">In presenza di hardware appropriato, è possibile suddividere il SO in un certo numero di </text:span><text:span text:style-name="T173">strati </text:span><text:span text:style-name="T125">(</text:span><text:span text:style-name="T98">livelli</text:span><text:span text:style-name="T125">), </text:span><text:span text:style-name="T121">in cui lo strato fisico, </text:span><text:span text:style-name="T125">il più basso,</text:span><text:span text:style-name="T121"> corrisponde al livello 0 e l'interfaccia utente, </text:span><text:span text:style-name="T125">il più alto,</text:span><text:span text:style-name="T121"> al livello n. </text:span><text:span text:style-name="T126">Gli strati sono composti in modo che ciascuno di essi usi solo funzioni e servizi che appartengono a strati di livello inferiore, considerando solo le azioni che compiono, senza entrare nel merito di come sono realizzate.</text:span></text:p>
      <text:p text:style-name="P106"/>
      <text:p text:style-name="P35"><text:span text:style-name="T24">[</text:span>Secondo l'orientamento a micronucleo, il S<text:span text:style-name="T212">O</text:span> viene progettato rimuovendo dal nucleo tutti i componenti non essenziali, <text:span text:style-name="T336">che vengono </text:span>realizza<text:span text:style-name="T336">t</text:span>i come programmi utente <text:span text:style-name="T336">o</text:span> di sistema <text:span text:style-name="T212">e comunic</text:span><text:span text:style-name="T335">ando </text:span>tramite scambio di messaggi. <text:span text:style-name="T212">Si hanno</text:span> diversi vantaggi: è più sicuro e affidabile e consente di estendere il SO facilmente, adatta<text:span text:style-name="T336">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13">divi</text:span><text:span text:style-name="T214">dono le risorse. </text:span><text:span text:style-name="T213">L</text:span><text:span text:style-name="T214">o scheduling </text:span><text:span text:style-name="T213">della CPU si può usare sia per condividere la CPU che per dare l'illusione </text:span><text:span text:style-name="T214">a</text:span><text:span text:style-name="T213">gli utenti </text:span><text:span text:style-name="T214">di </text:span><text:span text:style-name="T213">dispo</text:span><text:span text:style-name="T214">rne</text:span><text:span text:style-name="T213"> di una propria; i meccanismi di </text:span><text:span text:style-name="T69">spooling</text:span><text:span text:style-name="T145">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37">tali</text:span> risorse.</text:p>
      <text:p text:style-name="P35"><text:span text:style-name="T145">Offrono un ambiente perfetto per lo sviluppo di nuovi SO, in quanto evitano di apportare modifiche fisiche che potrebbero portare errori altrove </text:span><text:span text:style-name="T146">e non interrompono le normali operazioni del sistema. È però difficile implementare macchine virtuali, a causa della necessità di fornire un esatto duplicato dell'architettura fisica sottostante.</text:span></text:p>
      <text:p text:style-name="P96"/>
      <text:p text:style-name="P35"><text:span text:style-name="T145">I programmi Java sono </text:span><text:span text:style-name="T147">compilati in un formato 'neutro' ed</text:span><text:span text:style-name="T145"> eseguiti sulla </text:span><text:span text:style-name="T174">Java Virtual Machine</text:span><text:span text:style-name="T145">, che consiste </text:span><text:span text:style-name="T147">in</text:span><text:span text:style-name="T145"> un caricatore delle classi, un verificatore delle classi e</text:span><text:span text:style-name="T166">d</text:span><text:span text:style-name="T145"> un interprete del linguaggio che esegue il bytecode; in più le prestazioni sono migliorate da un compilatore Just-In-Time </text:span><text:span text:style-name="T147">(JIT)</text:span><text:span text:style-name="T145">.</text:span></text:p>
      <text:p text:style-name="P107"/>
      <text:p text:style-name="P36"><text:span text:style-name="T177">[</text:span><text:span text:style-name="T111">Qui ci sono alcuni esempi di sistemi operativi che non hanno trovato riscontri in questa sezione introduttiva, si possono </text:span><text:soft-page-break/><text:span text:style-name="T111">benissimo saltare, almeno per ora credo, ma non mi andava di rimuoverli del tutto</text:span><text:span text:style-name="T167">]</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94"/>
      <text:p text:style-name="P219"><text:span text:style-name="T216">Capitolo 3 [con parti di l</text:span>ezione 4 <text:span text:style-name="T216">di 20-21]</text:span></text:p>
      <text:p text:style-name="P1">Un sistema operativo esegue <text:span text:style-name="T217">una varietà</text:span> 'programmi':</text:p>
      <text:list xml:id="list4195957345" text:style-name="L10">
        <text:list-item>
          <text:p text:style-name="P267"><text:soft-page-break/><text:span text:style-name="T218">I</text:span> sistem<text:span text:style-name="T218">i</text:span> a lotti (<text:span text:style-name="T62">batch</text:span> <text:span text:style-name="T62">system</text:span>) esegu<text:span text:style-name="T218">ivano</text:span> lavori <text:span text:style-name="T218">(</text:span><text:span text:style-name="T70">job</text:span><text:span text:style-name="T218">)</text:span>;</text:p>
        </text:list-item>
        <text:list-item>
          <text:p text:style-name="P267">Un sistema a partizione d<text:span text:style-name="T218">i</text:span> tempo (<text:span text:style-name="T62">time-shared system</text:span>) esegue programmi utenti <text:span text:style-name="T218">(</text:span><text:span text:style-name="T62">task</text:span><text:span text:style-name="T218">)</text:span>.</text:p>
        </text:list-item>
      </text:list>
      <text:p text:style-name="P1"/>
      <text:p text:style-name="P1"><text:span text:style-name="T219">Spesso i termini </text:span><text:span text:style-name="T13">lavoro </text:span><text:span text:style-name="T41"><text:s/>e </text:span><text:span text:style-name="T13">processo</text:span><text:span text:style-name="T41"> sono usati in modo intercambiabile e si considera il </text:span>processo <text:span text:style-name="T219">come un programma in esecuzione</text:span>, <text:span text:style-name="T219">ma un programma non è di per sé un processo.</text:span> <text:span text:style-name="T219">Il programma, detto </text:span><text:span text:style-name="T71">sezione testo</text:span><text:span text:style-name="T148">, è un'entità passiva, mentre il processo è un'entità attiva che include:</text:span></text:p>
      <text:list xml:id="list4174642343" text:style-name="L11">
        <text:list-item>
          <text:p text:style-name="P268">Contatore di programma (<text:span text:style-name="T62">program counter</text:span>);</text:p>
        </text:list-item>
        <text:list-item>
          <text:p text:style-name="P268">Pila (<text:span text:style-name="T62">stack</text:span>);</text:p>
        </text:list-item>
        <text:list-item>
          <text:p text:style-name="P268">Sezione di dati (<text:span text:style-name="T62">data section</text:span>).</text:p>
        </text:list-item>
      </text:list>
      <text:p text:style-name="P1">Durante l'esecuzione, <text:span text:style-name="T220">che deve essere</text:span> <text:span text:style-name="T220">sequenziale, un processo</text:span> è soggetto a diversi <text:span text:style-name="T4">cambiamenti di stato</text:span>:</text:p>
      <text:list xml:id="list2058386764" text:style-name="L12">
        <text:list-item>
          <text:p text:style-name="P269"><text:span text:style-name="T62">Nuovo</text:span><text:span text:style-name="T135"> </text:span><text:span text:style-name="T149">(</text:span><text:span text:style-name="T72">new</text:span><text:span text:style-name="T149">):</text:span><text:span text:style-name="T135"> </text:span>il processo <text:span text:style-name="T220">viene creato</text:span>;</text:p>
        </text:list-item>
        <text:list-item>
          <text:p text:style-name="P269"><text:span text:style-name="T72">In e</text:span><text:span text:style-name="T62">secuzione </text:span><text:span text:style-name="T149">(</text:span><text:span text:style-name="T72">running</text:span><text:span text:style-name="T149">): quando è in memoria ed ha il controllo della CPU</text:span>;</text:p>
        </text:list-item>
        <text:list-item>
          <text:p text:style-name="P269"><text:span text:style-name="T72">In a</text:span><text:span text:style-name="T62">ttesa </text:span><text:span text:style-name="T149">(</text:span><text:span text:style-name="T72">waiting</text:span><text:span text:style-name="T149">): quando è temporaneamente sospeso per</text:span> il verificarsi di qualche evento;</text:p>
        </text:list-item>
        <text:list-item>
          <text:p text:style-name="P269"><text:span text:style-name="T62">Pronto </text:span><text:span text:style-name="T149">(</text:span><text:span text:style-name="T72">ready</text:span><text:span text:style-name="T149">): quando è in memoria e pronto all'esecuzione, ma</text:span> <text:span text:style-name="T220">non ha il controllo della CPU e attende</text:span> di assere assegnato ad un'unità di elaborazione;</text:p>
        </text:list-item>
        <text:list-item>
          <text:p text:style-name="P269"><text:span text:style-name="T62">Terminato </text:span><text:span text:style-name="T149">(</text:span><text:span text:style-name="T72">terminated</text:span><text:span text:style-name="T149">): quando</text:span> ha terminato l'esecuzione <text:span text:style-name="T220">e abbandona il sistema</text:span>.</text:p>
        </text:list-item>
      </text:list>
      <text:p text:style-name="P1"/>
      <text:p text:style-name="P38"><text:span text:style-name="T221">In un sistema operativo ogni processo è rappresentato da un descrittore di processo: il </text:span><text:span text:style-name="T73">process descriptor </text:span><text:span text:style-name="T150">(</text:span><text:span text:style-name="T73">PD</text:span><text:span text:style-name="T150">), detto anche </text:span><text:span text:style-name="T4">Process Control Block</text:span> (<text:span text:style-name="T4">PCB</text:span>), <text:span text:style-name="T221">che</text:span> è un blocco di informazioni specifiche connesse ad un processo: </text:p>
      <text:list xml:id="list4150280215" text:style-name="L13">
        <text:list-item>
          <text:p text:style-name="P317"><text:span text:style-name="T231">St</text:span><text:span text:style-name="T230">ato del processo</text:span><text:span text:style-name="T245">.</text:span></text:p>
        </text:list-item>
        <text:list-item>
          <text:p text:style-name="P317"><text:span text:style-name="T231">C</text:span><text:span text:style-name="T230">ontatore di programma</text:span><text:span text:style-name="T222">: </text:span><text:span text:style-name="T223">indica l'indirizzo della successiva istruzione da seguire.</text:span></text:p>
        </text:list-item>
        <text:list-item>
          <text:p text:style-name="P317"><text:span text:style-name="T231">R</text:span><text:span text:style-name="T230">egistri </text:span><text:span text:style-name="T231">di CPU</text:span><text:span text:style-name="T223">: accumulatori, registri indice, puntatori alla cima della pila (stack pointer), registri d'uso generale e registri contenenti informazioni sui codici di condizione.</text:span></text:p>
        </text:list-item>
        <text:list-item>
          <text:p text:style-name="P317"><text:span text:style-name="T231">I</text:span><text:span text:style-name="T230">nformazioni su</text:span><text:span text:style-name="T232">llo</text:span><text:span text:style-name="T230"> scheduling </text:span><text:span text:style-name="T231">di CPU</text:span><text:span text:style-name="T223">: priorità del processo, puntatori alle code di scheduling e altri parametri.</text:span></text:p>
        </text:list-item>
        <text:list-item>
          <text:p text:style-name="P318"><text:span text:style-name="T223">I</text:span><text:span text:style-name="T222">nformazioni sulla gestione della memoria</text:span><text:span text:style-name="T245">: registri di base e di limite, tabelle delle pagine in memoria o dei segmenti.</text:span></text:p>
        </text:list-item>
        <text:list-item>
          <text:p text:style-name="P318"><text:span text:style-name="T222">Informazioni di contabilizzazione delle risorse</text:span><text:span text:style-name="T245">: tempo di CPU, tempo reale di CPU, numero del processo, ecc...</text:span></text:p>
        </text:list-item>
        <text:list-item>
          <text:p text:style-name="P318"><text:span text:style-name="T222">Informazioni di I/O</text:span><text:span text:style-name="T245">: lista dei dispositivi di I/O asssegnati al processo, elenco file aperti, ecc...</text:span></text:p>
        </text:list-item>
      </text:list>
      <text:p text:style-name="P97"/>
      <text:p text:style-name="P39"><text:span text:style-name="T279">Esistono alcuni tipi di </text:span><text:span text:style-name="T14">code di scheduling</text:span><text:span text:style-name="T42"> dei processi: q</text:span><text:span text:style-name="T279">uando entrano nel sistema vengono inseriti in una </text:span><text:span text:style-name="T74">coda dei processi </text:span><text:span text:style-name="T151">(</text:span><text:span text:style-name="T74">job queue</text:span><text:span text:style-name="T151">), quelli</text:span> già caricari in memoria e in attesa di essere eseguiti <text:span text:style-name="T279">si trovano nella</text:span><text:span text:style-name="T74"> coda dei processi pronti</text:span><text:span text:style-name="T151"> (</text:span><text:span text:style-name="T74">ready queue</text:span><text:span text:style-name="T151">), </text:span><text:span text:style-name="T152">che generalmente è una lista concatenata,</text:span><text:span text:style-name="T135"> </text:span>e infine la <text:span text:style-name="T74">coda del dispositivo </text:span><text:span text:style-name="T279">(</text:span><text:span text:style-name="T62">device</text:span> <text:span text:style-name="T62">queue</text:span><text:span text:style-name="T279">)</text:span> comprende i processi che attendono la disponibilità di un particolare dispositivo di I/O.</text:p>
      <text:p text:style-name="P1"/>
      <text:p text:style-name="P40">Lo <text:span text:style-name="T167">scheduler</text:span>, in generale, si occupa di selezionare e caricare i <text:soft-page-break/>processi in memoria in modo da ottimizzare l'uso della CPU.</text:p>
      <text:p text:style-name="P1">Lo <text:span text:style-name="T62">scheduler a lungo termine</text:span> <text:span text:style-name="T280">(</text:span><text:span text:style-name="T62">job scheduler</text:span><text:span text:style-name="T280">)</text:span> seleziona i processi che devono essere <text:span text:style-name="T280">inseriti</text:span> nella coda dei processi pronti, mentre lo <text:span text:style-name="T62">scheduler di CPU</text:span> <text:span text:style-name="T280">(</text:span><text:span text:style-name="T62">short-term scheduler</text:span><text:span text:style-name="T280">)</text:span> si occupa di selezionare un <text:span text:style-name="T280">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80">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81">Uno scheduler efficiente è in grado di bilanciare queste due tipologie di processi.</text:span></text:p>
      <text:p text:style-name="P42">Esiste anche lo <text:span text:style-name="T62">scheduler a medio termine</text:span><text:span text:style-name="T135">, il quale si occupa di rimuovere temporaneamente un processo dalla memoria per poi reinserirlo facendo riprendere l'esecuzione da dove era terminata.</text:span></text:p>
      <text:p text:style-name="P98"/>
      <text:p text:style-name="P1">Il <text:span text:style-name="T4">cambio di contesto</text:span> <text:span text:style-name="T282">(</text:span><text:span text:style-name="T75">context switch</text:span><text:span text:style-name="T282">) </text:span>è il passaggio <text:span text:style-name="T282">della CPU </text:span>a<text:span text:style-name="T282">d</text:span> un <text:span text:style-name="T282">nuovo</text:span> processo e la sua velocità <text:span text:style-name="T284">(in genere tra 1 e 1000 ms)</text:span> dipende <text:span text:style-name="T282">molto </text:span>dall'architettura. <text:span text:style-name="T284">D</text:span>urante questo lasso di tempo<text:span text:style-name="T283">, c</text:span><text:span text:style-name="T282">he è </text:span><text:span text:style-name="T15">overhead</text:span><text:span text:style-name="T282"> poiché il sistema non compie nessun lavoro direttamente utile alla computazione,</text:span> viene registrato lo stato del vecchio processo e caricato <text:span text:style-name="T282">lo stato di quello</text:span> nuovo.</text:p>
      <text:p text:style-name="P1"/>
      <text:p text:style-name="P43"><text:span text:style-name="T284">Durante la sua esecuzione, un processo può creare altri processi e prendere il nome di 'padre', ma anche i 'figli' possono diventare a loro volta genitori, dunque</text:span> si possono generare <text:span text:style-name="T62">alberi di processi</text:span>. <text:span text:style-name="T285">U</text:span>n genitore e un figlio possono condividere tutte, alcune o nessuna risorsa, <text:span text:style-name="T285">mentre per l'esecuzione</text:span> <text:span text:style-name="T285">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62">fork</text:span>&gt; crea un nuovo processo e chiamare immediatamente dopo &lt;<text:span text:style-name="T62">exec</text:span>&gt; <text:span text:style-name="T286">vi carica</text:span> nuovo programma.</text:p>
      <text:p text:style-name="P1"/>
      <text:p text:style-name="P1">Quando un processo termina, <text:span text:style-name="T287">cioè si arriva alla sua ultima istruzione,</text:span> può esserci una <text:span text:style-name="T287">system call</text:span> &lt;<text:span text:style-name="T62">wait</text:span>&gt;, se alcuni dati vanno riportati al processo genitore, oppure una &lt;<text:span text:style-name="T62">exit</text:span>&gt; se il processo vuole essere cancellato subito.</text:p>
      <text:p text:style-name="P1">Un processo genitore può inoltre porre termine all'esecuzione di un figlio <text:span text:style-name="T287">con &lt;</text:span><text:span text:style-name="T62">abort</text:span>&gt; <text:span text:style-name="T287">se</text:span> il figlio ha ecceduto nell'uso di alcune risorse o non è più richiesto oppure quando è il processo genitore stesso a terminare, comportando una <text:span text:style-name="T62">terminazione a cascata</text:span>.</text:p>
      <text:p text:style-name="P1"/>
      <text:p text:style-name="P1">Se un processo non può influire o essere influenzato da altri processi <text:span text:style-name="T288">durante la sua esecuzione </text:span>è detto <text:span text:style-name="T4">indipendente</text:span>, <text:soft-page-break/>altrimenti è detto <text:span text:style-name="T4">cooperante</text:span>. <text:span text:style-name="T289">La cooperazione tra processi porta </text:span><text:span text:style-name="T290">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2">: </text:span><text:span text:style-name="T43">uno dei due 'produce' informazioni, l'altro le 'consuma'.</text:span></text:p>
      <text:p text:style-name="P46">I modelli fondamentali della comunicazione tra processi sono due:</text:p>
      <text:list xml:id="list946681472" text:style-name="L14">
        <text:list-item>
          <text:p text:style-name="P323"><text:span text:style-name="T225">Il primo è quello </text:span><text:span text:style-name="T224">a </text:span><text:span text:style-name="T233">memoria condivisa </text:span><text:span text:style-name="T246">e necessita di un </text:span><text:span text:style-name="T234">buffer </text:span><text:span text:style-name="T246">in cui è possibile inserire e prelevare informazioni. Può essere sia a memoria illimitata (unbounded-buffer), nel caso non vi siano limiti, oppure a memoria fissata (bounded).</text:span></text:p>
        </text:list-item>
        <text:list-item>
          <text:p text:style-name="P323"><text:span text:style-name="T246">Il secondo è quello a </text:span><text:span text:style-name="T234">scambio di messaggi</text:span><text:span text:style-name="T246">, realizzato tramite </text:span><text:span text:style-name="T234">Inter Process Communication </text:span><text:span text:style-name="T246">(</text:span><text:span text:style-name="T252">IPC</text:span><text:span text:style-name="T246">) che con le sue funzioni consente ai processi di sincronizzarsi senza usare dati condivisi. </text:span><text:span text:style-name="T222">Vengono fornite </text:span><text:span text:style-name="T225">almeno</text:span><text:span text:style-name="T222"> due operazioni, &lt;</text:span><text:span text:style-name="T230">send</text:span><text:span text:style-name="T222">&gt; e &lt;</text:span><text:span text:style-name="T230">receive</text:span><text:span text:style-name="T222">&gt;, che potranno essere usate da due processi P e Q </text:span><text:span text:style-name="T225">per inviarsi messaggi a dimensione fissa o variabile</text:span><text:span text:style-name="T222">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1307656041" text:style-name="L15">
        <text:list-item>
          <text:p text:style-name="P270">Nella <text:span text:style-name="T4">comunicazione diretta</text:span> i processi devono nominarsi in modo esplicito e il canale è unico per ciascuna coppia, stabilito automaticamente e, in genere, bidirezionale.</text:p>
        </text:list-item>
        <text:list-item>
          <text:p text:style-name="P271">Nella <text:span text:style-name="T4">comunicazione indiretta</text:span> i messaggi sono inviati a delle porte <text:span text:style-name="T292">(</text:span><text:span text:style-name="T76">mailboxes</text:span><text:span text:style-name="T292">) </text:span>identificate in modo univoco: tra una coppia si stabilisce un canale solo se entrambi condividono una stessa porta e<text:span text:style-name="T292">d è possibile averne più di uno</text:span>; il canale può essere associato a più di due processi e può essere unidirezionale o bidirezionale. <text:span text:style-name="T291">In questo caso si aggiungono operazioni per creare e rimuovere porte e si modificano &lt;</text:span><text:span text:style-name="T77">send</text:span><text:span text:style-name="T291">&gt; e &lt;</text:span><text:span text:style-name="T77">receive</text:span><text:span text:style-name="T291">&gt; per operare con esse.</text:span></text:p>
        </text:list-item>
      </text:list>
      <text:p text:style-name="P1"/>
      <text:p text:style-name="P1">Lo scambio di messaggi, così come &lt;<text:span text:style-name="T62">send</text:span>&gt; e &lt;<text:span text:style-name="T62">receive</text:span>&gt;, può essere sincrono (bloccante) o asincrono (non bloccante).</text:p>
      <text:p text:style-name="P1"/>
      <text:p text:style-name="P1"><text:span text:style-name="T292">Un canale ha una capacità che determina il numero dei messaggi che vi possono risiedere: tale caratteristica può essere immaginata come una coda di messaggi, di cui esistono</text:span> tre versioni diverse:</text:p>
      <text:list xml:id="list933528938" text:style-name="L16">
        <text:list-item>
          <text:p text:style-name="P272"><text:span text:style-name="T4">Capacità zero</text:span>, <text:span text:style-name="T292">per cui il canale non può avere messaggi in attesa al suo interno e quindi</text:span> il trasmittente deve <text:span text:style-name="T292">attendere che</text:span> il ricevente <text:span text:style-name="T292">riceva</text:span> il messaggio <text:span text:style-name="T292">prima di inviarne un altro (</text:span><text:span text:style-name="T76">rendezvous</text:span><text:span text:style-name="T292">).</text:span></text:p>
        </text:list-item>
        <text:list-item>
          <text:p text:style-name="P272"><text:span text:style-name="T4">Capacità limitata</text:span>, in cui viene stabilità una lunghezza <text:span text:style-name="T293">n</text:span> <text:span text:style-name="T293">per la coda</text:span> e si <text:span text:style-name="T293">possono inviare messaggi fino al suo </text:span><text:soft-page-break/><text:span text:style-name="T293">riempimento.</text:span></text:p>
        </text:list-item>
        <text:list-item>
          <text:p text:style-name="P272"><text:span text:style-name="T4">Capacità illimitata</text:span>, in cui la coda ha <text:span text:style-name="T293">lunghezza</text:span> infinita ed il trasmittente <text:span text:style-name="T293">può sempre inviare messaggi senza restare in attesa</text:span>.</text:p>
        </text:list-item>
      </text:list>
      <text:p text:style-name="P1"/>
      <text:p text:style-name="P3"><text:span text:style-name="T294">[</text:span>La comunicazione nei sistemi client-server avviene con diversi metodi:</text:p>
      <text:list xml:id="list3443264935" text:style-name="L17">
        <text:list-item>
          <text:p text:style-name="P273">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273">Le <text:span text:style-name="T62">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73">L'invocazione di <text:span text:style-name="T62">metodi remoti</text:span> (<text:span text:style-name="T4">RMI</text:span>) è una funzione Java simile alla RPC che consente a un thread di invocare un metodo di un oggetto remoto.<text:span text:style-name="T294">]</text:span></text:p>
        </text:list-item>
      </text:list>
      <text:p text:style-name="P3"/>
      <text:p text:style-name="P220"><text:span text:style-name="T295">Capitolo 4 [con parti di l</text:span><text:span text:style-name="T2">ezione 5-1 </text:span><text:span text:style-name="T295">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195"/>
      <text:p text:style-name="P49"><text:span text:style-name="T32">Un thread è talvolta chiamato </text:span><text:span text:style-name="T91">processo leggero </text:span><text:span text:style-name="T111">(</text:span><text:span text:style-name="T91">lightweight process</text:span><text:span text:style-name="T111">) e condivide con gli altri thread appartenenti allo stesso processo la sezione del codice, quella dei dati ed altre risorse quali file aperti e segnali.</text:span></text:p>
      <text:p text:style-name="P108"/>
      <text:p text:style-name="P109">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11">Il </text:span><text:span text:style-name="T167">multithreading </text:span><text:span text:style-name="T111">è la capacità di un SO di supportare thread di esecuzione multipli per ogni processo.</text:span></text:p>
      <text:p text:style-name="P109"/>
      <text:p text:style-name="P51"><text:span text:style-name="T111">Il </text:span><text:span text:style-name="T167">modello a thread </text:span><text:span text:style-name="T111">è un modello che permette la definizione di attività leggere (</text:span><text:span text:style-name="T91">lightweight procesesse </text:span><text:span text:style-name="T111">o </text:span><text:span text:style-name="T167">LWP</text:span><text:span text:style-name="T111">),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95"/>
      <text:p text:style-name="P52"><text:span text:style-name="T32">In un </text:span><text:span text:style-name="T4">modello a thread singolo </text:span><text:span text:style-name="T32">la rappresentazione di un processo contiene il suo PCB, il suo spazio indirizzamento utente, lo stack </text:span><text:soft-page-break/><text:span text:style-name="T32">utente e lo stack del kernel.</text:span></text:p>
      <text:p text:style-name="P53"><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196">Tutti i thread componenti un processo condividono lo stato e le risorse del processo, risiedono nello spazio di indirizzamento ed hanno accesso agli stessi dati.</text:p>
      <text:p text:style-name="P196"/>
      <text:p text:style-name="P197">I vantaggi offerti dalla programmazione multithread fanno riferimento a quattro fattori principali:</text:p>
      <text:list xml:id="list4015502630" text:style-name="L18">
        <text:list-item>
          <text:p text:style-name="P324"><text:span text:style-name="T273">Te</text:span><text:span text:style-name="T272">mp</text:span><text:span text:style-name="T273">o</text:span><text:span text:style-name="T272"> di risposta</text:span><text:span text:style-name="T222">: </text:span><text:span text:style-name="T226">l'esecuzione può continuare anche se parte del programma è bloccata o sta eseguendo un'operazione lunga.</text:span></text:p>
        </text:list-item>
        <text:list-item>
          <text:p text:style-name="P324"><text:span text:style-name="T273">C</text:span><text:span text:style-name="T272">ondivisione delle risorse</text:span><text:span text:style-name="T222">: </text:span><text:span text:style-name="T226">poiché condividono memoria e risorse del processo a cui appartengono, è possibile avere più thread di attività diverse nello stesso spazio indirizzi.</text:span></text:p>
        </text:list-item>
        <text:list-item>
          <text:p text:style-name="P325"><text:span text:style-name="T272">Economia</text:span><text:span text:style-name="T222">: assegnare memoria e risorse ai thread è molto più leggero rispetto a fare lo stesso per i processi.</text:span></text:p>
        </text:list-item>
        <text:list-item>
          <text:p text:style-name="P324"><text:span text:style-name="T273">U</text:span><text:span text:style-name="T272">so di più unità di elaborazione</text:span><text:span text:style-name="T222">: </text:span><text:span text:style-name="T226">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96">[</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1402451909" text:style-name="L19">
        <text:list-item>
          <text:p text:style-name="P274">Nel <text:span text:style-name="T62">modello da molti a uno</text:span>, usato su sistemi che non li gestiscono a livello del nucleo, a molti thread al livello d'utente ne corrisponde uno al livello del nucleo.</text:p>
        </text:list-item>
        <text:list-item>
          <text:p text:style-name="P274">Nel <text:span text:style-name="T62">modello uno a uno</text:span> ad ogni thread al livello d'utente ne corrisponde uno a livello del nucleo.</text:p>
        </text:list-item>
        <text:list-item>
          <text:p text:style-name="P274">Nel <text:span text:style-name="T62">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62">UNIX</text:span>.</text:p>
      <text:p text:style-name="P1"/>
      <text:p text:style-name="P1">Nel sistema <text:span text:style-name="T62">Windows 2000</text:span> viene impiegato il modello uno a uno e ciascun thread contiene un identificatore, un insieme di registri, una pila d'utente e una del sistema e un'area di memoria privata.</text:p>
      <text:p text:style-name="P1"/>
      <text:p text:style-name="P1">Nel sistema <text:span text:style-name="T62">Linux</text:span> viene usata il termine 'task' <text:span text:style-name="T296">sia </text:span>per processi <text:soft-page-break/><text:span text:style-name="T296">che per </text:span>thread e si usa la chiamata del sistema &lt;<text:span text:style-name="T62">clone</text:span>&gt;, <text:span text:style-name="T296">la quale</text:span> crea un processo distinto che condivide lo spazio d'indirizzi del processo chiamante.</text:p>
      <text:p text:style-name="P1"/>
      <text:p text:style-name="P4">Nel linguaggio <text:span text:style-name="T62">Java</text:span> i thread sono gestiti dalla JVM e possono essere creati in due modi: creando una nuova classe derivata dalla classe Thread o sovrascrivendo il metodo <text:span text:style-name="T62">run</text:span> di quella classe.<text:span text:style-name="T296">]</text:span></text:p>
      <text:p text:style-name="P86"/>
      <text:p text:style-name="P221"><text:span text:style-name="T297">Capitolo 5 [con parti di l</text:span><text:span text:style-name="T3">ezione 7 </text:span><text:span text:style-name="T297">di 20-21]</text:span></text:p>
      <text:p text:style-name="P55">I temi centrali della progettazione di un SO sono connessi con la gestione di processi e thread:</text:p>
      <text:list xml:id="list714831900" text:style-name="L20">
        <text:list-item>
          <text:p text:style-name="P287">Multiprogrammazione<text:span text:style-name="T135">: processi multipli in un sistema monoprocessore.</text:span></text:p>
        </text:list-item>
        <text:list-item>
          <text:p text:style-name="P287">Multiprocessing<text:span text:style-name="T135">: processi multipli in un sistema multiprocessore.</text:span></text:p>
        </text:list-item>
        <text:list-item>
          <text:p text:style-name="P287">Processi Distribuiti<text:span text:style-name="T135">: gestione di processi multipli eseguiti su sistemi distribuiti.</text:span></text:p>
        </text:list-item>
      </text:list>
      <text:p text:style-name="P99"/>
      <text:p text:style-name="P93"><text:span text:style-name="T135">Un concetto fondamentale è quello di </text:span><text:span text:style-name="T167">concorrenza</text:span><text:span text:style-name="T111">,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237888160" text:style-name="L21">
        <text:list-item>
          <text:p text:style-name="P288">Applicazioni Multiple<text:span text:style-name="T135">: la multiprogrammazione è stata inventata per permettere di dividere dinamicamente il tempo di calcolo tra le applicazioni attive.</text:span></text:p>
        </text:list-item>
        <text:list-item>
          <text:p text:style-name="P288">Applicazioni Strutturate<text:span text:style-name="T135">: alcune applicazioni possono essere programmate efficacemente come insiemi di processi concorrenti.</text:span></text:p>
        </text:list-item>
        <text:list-item>
          <text:p text:style-name="P288">Struttura del SO<text:span text:style-name="T135">: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298">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299">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300">nsistenza</text:span> negli stessi e per prevenire ciò bisogna elaborare i giusti meccanismi <text:span text:style-name="T300">che assicurino la coordinazione.</text:span> <text:span text:style-name="T300">N</text:span>ella soluzione del problema di produttor<text:span text:style-name="T300">e</text:span> e consumator<text:span text:style-name="T300">e</text:span> con memoria limitata <text:span text:style-name="T300">è possibile inserire nel vettore non più di n-1 elementi: per usare tutti gli n elementi </text:span>si può pensare di aggiungere una variabile intera 'counter' inizalizzata a 0 che va incremementata o decrementata <text:span text:style-name="T300">ad ogni inserimento e rimozione, rispettivamente. Tali azioni vanno eseguite </text:span><text:span text:style-name="T62">atomic</text:span><text:span text:style-name="T78">amente</text:span>, cioè senza interruzione.</text:p>
      <text:p text:style-name="P1"/>
      <text:p text:style-name="P61"><text:span text:style-name="T301">La soluzione non funziona però, p</text:span>oiché <text:span text:style-name="T301">c'è la possibilità che le istruzioni si interfoglino (</text:span><text:span text:style-name="T79">interleaving</text:span><text:span text:style-name="T301">) e </text:span>si fin<text:span text:style-name="T301">isca</text:span> comunque in una situazione di race condition. <text:span text:style-name="T302">La soluzione è </text:span><text:span text:style-name="T17">sincronizzare</text:span><text:span text:style-name="T45"> i processi, facendo sì che solo uno per volta possa modificare i dati condivisi.</text:span></text:p>
      <text:p text:style-name="P61"/>
      <text:p text:style-name="P62">Introduciamo il concetto di <text:span text:style-name="T4">sezione critica</text:span><text:span text:style-name="T32">, cioè un segmento di codice nel quale il processo può modificare variabili comuni, scrivere un file, aggiornare tabelle, ecc...</text:span></text:p>
      <text:p text:style-name="P62"><text:span text:style-name="T32">Quando un processo si trova nella propria sezione critica, a nessun altro processo è consentito entrarvi, dunque si rendono le esecuzioni di tali sezioni </text:span><text:span text:style-name="T91">mutualmente esclusive</text:span><text:span text:style-name="T111">.</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62">sezione di ingresso</text:span><text:span text:style-name="T135">. Dopo la sezione critica è possibile trovarne una </text:span><text:span text:style-name="T62">di uscita</text:span><text:span text:style-name="T135"> e la restante parte del codice è detta </text:span><text:span text:style-name="T62">sezione non critica</text:span><text:span text:style-name="T135">.</text:span></text:p>
      <text:p text:style-name="P1"/>
      <text:p text:style-name="P1"><text:span text:style-name="T303">Per risolvere il problema, s</text:span>i <text:span text:style-name="T303">devono soddisfare tre criteri</text:span>:</text:p>
      <text:list xml:id="list2598192125" text:style-name="L22">
        <text:list-item>
          <text:p text:style-name="P275"><text:span text:style-name="T4">Mutua</text:span> <text:span text:style-name="T18">e</text:span><text:span text:style-name="T4">sclusione</text:span>: se un processo è nella sua fase critica, allora esso è l'unico in tale fase <text:span text:style-name="T303">e nessun altro può entrarvi</text:span>.</text:p>
        </text:list-item>
        <text:list-item>
          <text:p text:style-name="P275"><text:span text:style-name="T4">Progresso</text:span>: se nessun processo è in <text:span text:style-name="T304">esecuzione nella sua</text:span> sezione critica e qualcuno vuole entrarv<text:span text:style-name="T304">i, non è possibile rimandare indefinitamente la scelta di chi entrerà per primo</text:span>.</text:p>
        </text:list-item>
        <text:list-item>
          <text:p text:style-name="P275"><text:span text:style-name="T4">Attesa</text:span> <text:span text:style-name="T19">l</text:span><text:span text:style-name="T4">imitata</text:span>: <text:span text:style-name="T304">esiste un limite al numero di volte in cui un certo processo che </text:span>ha già richiesto l'ingresso <text:span text:style-name="T304">nella sua sezione critica</text:span> può essere 'scavalcato' <text:span text:style-name="T304">da altri processi</text:span>.</text:p>
        </text:list-item>
      </text:list>
      <text:p text:style-name="P1"/>
      <text:p text:style-name="P64">Vediamo ora l'analisi di diversi algoritmi per la sincronizzazione tra due processi, <text:span text:style-name="T305">la cui struttura generale è un ciclo do-while sempre vero con una sezione di ingresso, una critica, una di </text:span><text:soft-page-break/><text:span text:style-name="T305">uscita e una non critica</text:span>:</text:p>
      <text:list xml:id="list1422430634" text:style-name="L23">
        <text:list-item>
          <text:p text:style-name="P326"><text:span text:style-name="T248">Nel primo algoritmo u</text:span><text:span text:style-name="T247">siamo una variabile intera condivisa </text:span><text:span text:style-name="T235">turno</text:span><text:span text:style-name="T247">, inizializzata a 0, che quando è uguale ad i consente al processo P</text:span><text:span text:style-name="T248">i</text:span><text:span text:style-name="T247"> di entrare in sezione critica. </text:span><text:span text:style-name="T248">La mutua esclusione viene soddisfatta, ma ciò non vale per il progresso, poiché, se turno fosse uguale a 0, anche se P0 fosse in regione non critica P1 non potrebbe entrare nella propria.</text:span></text:p>
        </text:list-item>
        <text:list-item>
          <text:p text:style-name="P327"><text:span text:style-name="T245">Nel secondo algoritmo usiamo un </text:span><text:span text:style-name="T230">vettore</text:span><text:span text:style-name="T245"> di </text:span><text:span text:style-name="T230">boolean</text:span><text:span text:style-name="T245"> di grandezza 2 inizializzato a </text:span><text:span text:style-name="T230">fals</text:span><text:span text:style-name="T236">e</text:span><text:span text:style-name="T245">: </text:span><text:span text:style-name="T230">pronto[i]==true</text:span><text:span text:style-name="T245"> indica che P1 è pronto ad entrare nella sua sezione critica. Anche in questo caso, però, non viene soddisfatto il progresso: </text:span><text:span text:style-name="T249">se consideriamo una sequenza in cui entrambi i processi assegnano </text:span><text:span text:style-name="T236">true</text:span><text:span text:style-name="T250"> </text:span><text:span text:style-name="T249">alle rispettive celle, entreranno in un ciclo infinito nei rispettivi </text:span><text:span text:style-name="T237">while</text:span><text:span text:style-name="T245">.</text:span></text:p>
        </text:list-item>
        <text:list-item>
          <text:p text:style-name="P328"><text:span text:style-name="T245">Nel terzo algoritmo, la </text:span><text:span text:style-name="T251">soluzione di Peterson</text:span><text:span text:style-name="T256">, uniamo le variabili condivise degli altri due e riusciamo a soddisfare tutti i requisiti:</text:span></text:p>
        </text:list-item>
      </text:list>
      <text:list xml:id="list2880906507" text:style-name="L24">
        <text:list-item>
          <text:p text:style-name="P329"><text:span text:style-name="T256">Per quanto riguarda la mutua esclusione, sappiamo che Pi entra nella propria sezione critica solo se </text:span><text:span text:style-name="T239">pronto[j]</text:span><text:span text:style-name="T256"> è </text:span><text:span text:style-name="T239">fals</text:span><text:span text:style-name="T240">e</text:span><text:span text:style-name="T256"> oppure </text:span><text:span text:style-name="T239">turno==i</text:span><text:span text:style-name="T256">. Se entrambi i processi fossero contemporanemente in sezione critica si avrebbero entrambe le celle a vero, ma l'istruzione </text:span><text:span text:style-name="T239">while</text:span><text:span text:style-name="T256"> non può essere eseguita contemporaneamente </text:span><text:span text:style-name="T257">da entrambi</text:span><text:span text:style-name="T256"> perché </text:span><text:span text:style-name="T239">turno</text:span><text:span text:style-name="T256"> può assumere un unico valore alla volta.</text:span></text:p>
        </text:list-item>
        <text:list-item>
          <text:p text:style-name="P329"><text:span text:style-name="T256">Per attesa e progresso invece, sappiamo che Pi è bloccato nel ciclo </text:span><text:span text:style-name="T239">while</text:span><text:span text:style-name="T256"> dalla condizione </text:span><text:span text:style-name="T239">pronto[j]==true e turno==j</text:span><text:span text:style-name="T256">. Se Pj non è pronto ad entrare, Pi può farlo, se invece Pj è pronto si controlla di chi sia il turno. Supponendo che entri Pj, al</text:span><text:span text:style-name="T257">l</text:span><text:span text:style-name="T256">'uscita imposterà </text:span><text:span text:style-name="T239">pronto[j]==false</text:span><text:span text:style-name="T256"> e Pi potrà entrare: Pi entra nella sua sezione critica (progresso) al massimo dopo un ingresso da parte di Pj (attesa limitata).</text:span></text:p>
        </text:list-item>
      </text:list>
      <text:p text:style-name="P94"/>
      <text:p text:style-name="P65"><text:span text:style-name="T306">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08">quello</text:span> più basso; <text:span text:style-name="T306">in caso di</text:span> numer<text:span text:style-name="T306">i uguali (più processi possono averl</text:span><text:span text:style-name="T308">o</text:span><text:span text:style-name="T306">)</text:span> viene servito prim<text:span text:style-name="T308">a</text:span> il processo c<text:span text:style-name="T306">he ha il process id minore, cioè quello che ha ricevuto per primo il ticket</text:span>. <text:span text:style-name="T307">Vengono usati </text:span><text:span text:style-name="T308">come variabili condivise </text:span><text:span text:style-name="T80">due vettori di lunghezza n</text:span><text:span text:style-name="T307">, uno di </text:span><text:span text:style-name="T80">boolean</text:span><text:span text:style-name="T307">, </text:span><text:span text:style-name="T308">inizializzato a </text:span><text:span text:style-name="T81">false</text:span><text:span text:style-name="T308">,</text:span><text:span text:style-name="T307"> e uno di </text:span><text:span text:style-name="T80">interi</text:span><text:span text:style-name="T307">, </text:span><text:span text:style-name="T308">inizializzato a 0</text:span><text:span text:style-name="T307">. </text:span><text:span text:style-name="T309">Verifichiamo la correttezza:</text:span></text:p>
      <text:list xml:id="list2901204042" text:style-name="L25">
        <text:list-item>
          <text:p text:style-name="P276">Se Pi si trova nella propria sezione critica e Pk (k!=i) ha già scelto il proprio <text:span text:style-name="T62">numero[k]!=0</text:span>, allora <text:span text:style-name="T62">(numero[i], i)</text:span> è minore della coppia <text:span text:style-name="T62">(numero[k], k)</text:span>. Se Pk tentasse di entrare nella sua sezione critica, eseguirebbe la seconda istruzione <text:span text:style-name="T62">while</text:span> per <text:span text:style-name="T62">j==i</text:span>, trovando la disuguaglianza precedente e che <text:span text:style-name="T62">numero[i]!=0</text:span>. Possiamo dunque dire che la mutua esclusione è rispettata poiché Pk attende che Pi lasci la sezione critica.</text:p>
        </text:list-item>
        <text:list-item>
          <text:p text:style-name="P276">Il progresso e l'attesa limitata sono facilmente dimostrarti in quanto i processi entrano nelle rispettive sezioni critche <text:soft-page-break/>secondo il <text:span text:style-name="T4">criterio FCFS </text:span><text:span text:style-name="T32">(</text:span><text:span text:style-name="T91">First Come First Serve</text:span><text:span text:style-name="T32">).</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69"><text:span text:style-name="T32">Usando una sola variabile condivisa, </text:span><text:span text:style-name="T91">boolean blocco</text:span><text:span text:style-name="T32">, inizializzata a </text:span><text:span text:style-name="T91">false</text:span><text:span text:style-name="T32">, è possibile soddisfare la mutua esclusione ma non l'attesa limitata.</text:span></text:p>
      <text:p text:style-name="P70"><text:span text:style-name="T32">Introduciamo la seconda istruzione atomica, </text:span><text:span text:style-name="T4">swap</text:span><text:span text:style-name="T32">, che scambia i contenuti di due variabili. Usando la stessa variabile </text:span><text:span text:style-name="T91">blocco</text:span><text:span text:style-name="T32">, è possibile realizzare un algoritmo capace di soddisfare la mutua esclusione, ma che non è in grado di fare lo stesso per l'attesa.</text:span></text:p>
      <text:p text:style-name="P201"/>
      <text:p text:style-name="P71">È in realtà possibile realizzare un algoritmo che rispetti sia mutua esclusione che attesa limitata usando solo TestAndSet, ricorrendo a due variabili condivise <text:span text:style-name="T62">boolean</text:span>, entrambe inizializzate a <text:span text:style-name="T62">false</text:span>: una variabile <text:span text:style-name="T62">blocco</text:span> ed un <text:span text:style-name="T62">vettore</text:span> <text:span text:style-name="T62">attesa</text:span> di dimensione n. <text:span text:style-name="T310">Analizziamo come rispetti i requisiti:</text:span></text:p>
      <text:list xml:id="list1606964053" text:style-name="L26">
        <text:list-item>
          <text:p text:style-name="P277">Un processo può entrare in sezione critica solo se <text:span text:style-name="T62">attesa[i]==false</text:span> <text:span text:style-name="T62">oppure chiave==false</text:span>, condizione ottenibile solo tramite TestAndSet. Il primo processo che esegue TestAndSet trova <text:span text:style-name="T62">chiave==false</text:span>, il che sigifica che tutti gli altri devono attendere. <text:span text:style-name="T62">Attesa[i]</text:span> può diventare <text:span text:style-name="T62">false</text:span> solo se un altro processo esce dalla propria sezione critica e solo una variabile <text:span text:style-name="T62">attesa[i]</text:span> vale false, dunque abbiamo mutua esclusione.</text:p>
        </text:list-item>
        <text:list-item>
          <text:p text:style-name="P277">Un processo che esce dalla sezione critica imposta <text:span text:style-name="T62">blocco a false oppure attesa[j], per j!=i, a false</text:span>, consentendo ad un processo che attende di entrare e realizzando il progresso.</text:p>
        </text:list-item>
        <text:list-item>
          <text:p text:style-name="P277">Un processo, quando esce, scandisce il vettore attesa ciclicamente e designa come prossimo processo il primo ad essere presente nella sezione di ingresso (<text:span text:style-name="T62">attesa[j]==true</text:span>), dunque ogni processo attende al massimo n-1 turni prima di entrare.</text:p>
        </text:list-item>
      </text:list>
      <text:p text:style-name="P72"/>
      <text:p text:style-name="P1"/>
      <text:p text:style-name="P73">Un semaforo S è una variabile intera <text:span text:style-name="T311">a cui si può accedere solo tramite due operazioni atomiche predefinite, &lt;</text:span><text:span text:style-name="T82">wait</text:span><text:span text:style-name="T311">&gt; e &lt;</text:span><text:span text:style-name="T82">signal</text:span><text:span text:style-name="T311">&gt;.</text:span></text:p>
      <text:p text:style-name="P74">Un semplice algoritmo che realizza la mutua esclusione richiede un <text:span text:style-name="T62">semaforo mutex</text:span><text:span text:style-name="T135">, inizializzato ad 1.</text:span></text:p>
      <text:p text:style-name="P73"><text:soft-page-break/><text:span text:style-name="T153">Un semaforo realizza</text:span> una sincronizzazione che non richiede <text:span text:style-name="T62">attesa</text:span> <text:span text:style-name="T62">attiva </text:span><text:span text:style-name="T153">(</text:span><text:span text:style-name="T82">busy waiting</text:span><text:span text:style-name="T153">) e può essere definito come una struttura che contiene un </text:span><text:span text:style-name="T82">valore intero </text:span><text:span text:style-name="T153">ed un </text:span><text:span text:style-name="T82">puntatore a processo</text:span>. </text:p>
      <text:p text:style-name="P73"><text:span text:style-name="T311">Assumiamo l'esistenza di due funzioni: &lt;</text:span><text:span text:style-name="T82">block</text:span><text:span text:style-name="T311">&gt;, che sospende il processo che la invoca, ponendolo in una coda d'attesa associata al semaforo, e &lt;</text:span><text:span text:style-name="T82">wakeup</text:span><text:span text:style-name="T153">&gt;, che fa riprendere l'esecuzione, </text:span><text:span text:style-name="T154">e modifichiamo le operazioni </text:span><text:span text:style-name="T83">wait </text:span><text:span text:style-name="T154">e </text:span><text:span text:style-name="T83">signal</text:span><text:span text:style-name="T154">.</text:span></text:p>
      <text:p text:style-name="P75">Si verifica una situazione di <text:span text:style-name="T62">stallo</text:span> (<text:span text:style-name="T4">deadlock</text:span>) quando due <text:span text:style-name="T312">o più </text:span>processi attendono indefinitamente un evento che può essere causato solo da uno dei processi <text:span text:style-name="T312">dello stesso insieme.</text:span></text:p>
      <text:p text:style-name="P75"><text:span text:style-name="T312">S</text:span>i verifica <text:span text:style-name="T62">un'attesa</text:span> <text:span text:style-name="T62">indefinita</text:span> (<text:span text:style-name="T4">starvation</text:span>) quando si attende nella coda di un semaforo indefinitamente.</text:p>
      <text:p text:style-name="P1">Il semaforo può sia essere implementato come <text:span text:style-name="T4">contatore</text:span> ed avere un valore <text:span text:style-name="T312">intero </text:span>appartenente ad un dominio logicamente non limitato oppure come <text:span text:style-name="T4">binario</text:span> ed avere come valori <text:span text:style-name="T312">interi </text:span>possibili 0 e<text:span text:style-name="T312">d</text:span> 1.</text:p>
      <text:p text:style-name="P87"/>
      <text:p text:style-name="P198">Alcuni problemmi tipici di sincronizzazione riguardano il controllo della concorrenza e troviamo adesso varie soluzioni che implementano i semafori.</text:p>
      <text:p text:style-name="P199">[Gran parte dei codici sarà all'interno di un file .c separato perché qui è da pazzi mettere tutto]</text:p>
      <text:p text:style-name="P200">I problemi aff<text:span text:style-name="T322">r</text:span>ontati in questa sezione sono:</text:p>
      <text:list xml:id="list1823621524" text:style-name="L27">
        <text:list-item>
          <text:p text:style-name="P330"><text:span text:style-name="T275">Produttori e consumatori con memoria limitata, risolto con </text:span><text:span text:style-name="T241">un vettore di item di lunghezza n e tre semafori, piene, vuote e mutex.</text:span></text:p>
        </text:list-item>
        <text:list-item>
          <text:p text:style-name="P331"><text:span text:style-name="T274">Lettori e scrittori (spiegato non qui), risolto con </text:span><text:span text:style-name="T239">una variabile intera numlettori e due semafori, mutex e scrittura.</text:span></text:p>
        </text:list-item>
        <text:list-item>
          <text:p text:style-name="P331"><text:span text:style-name="T274">Cinque filososi, risolto con un </text:span><text:span text:style-name="T239">unico vettore di semafori di lunghezza cinque</text:span><text:span text:style-name="T274">; la soluzione però non esclude la possibilità di stallo.</text:span></text:p>
        </text:list-item>
      </text:list>
      <text:p text:style-name="P110"/>
      <text:p text:style-name="P241"><text:span text:style-name="T274">Un altra primitiva di sincronizzazione ad alto livello è il tipo </text:span><text:span text:style-name="T272">monitor</text:span><text:span text:style-name="T274">, proposto negli anni '70 e che può essere implementato tramite i semafori. </text:span><text:span text:style-name="T276">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77">È possibile definire più di una variabile condizionale tramite il costrutto </text:span><text:span text:style-name="T242">condition</text:span><text:span text:style-name="T277"> e le uniche operazioni eseguibili sono &lt;</text:span><text:span text:style-name="T242">wait</text:span><text:span text:style-name="T277">&gt; e &lt;</text:span><text:span text:style-name="T242">signal</text:span><text:span text:style-name="T277">&gt;; quest'ultima non ha effetto se non ci sono processi sospesi, a differenza della versione per semafori.</text:span></text:p>
      <text:p text:style-name="P242"><text:span text:style-name="T277">L</text:span><text:span text:style-name="T274">a soluzione al problema dei cinque filosofi con monitor è in grado di risolvere lo stallo ma c'è possibilità di attesa indefinita.</text:span></text:p>
      <text:p text:style-name="P88"/>
      <text:p text:style-name="P223">Capitolo 6 [non presente nelle slide 20-21]</text:p>
      <text:p text:style-name="P212"><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212">L'elaborazione di un processo è constituita dall'alternarsi di due fasi: un ciclo di esecuzione di CPU e uno di attesa di I/O.</text:p>
      <text:p text:style-name="P212">Le durate delle sequenze di operazioni della CPU sono state misurate sperimentalmente e la loro curva di frequenza è di tipo esponenziale, con molte sequenze brevi intervallate da poche sequenze lunghe.</text:p>
      <text:p text:style-name="P213"/>
      <text:p text:style-name="P213">L<text:span text:style-name="T313">e</text:span> decisioni riguardanti lo scheduling della CPU vengono prese:</text:p>
      <text:list xml:id="list1792244436" text:style-name="L28">
        <text:list-item>
          <text:p text:style-name="P293">Quando un processo passa dallo stato <text:span text:style-name="T62">running </text:span><text:span text:style-name="T135">allo stato </text:span><text:span text:style-name="T62">waiting</text:span><text:span text:style-name="T135">, ad esempio in caso di richiesta di I/O.</text:span></text:p>
        </text:list-item>
        <text:list-item>
          <text:p text:style-name="P293"><text:span text:style-name="T135">Quando un processo passa dallo stato </text:span><text:span text:style-name="T62">running </text:span><text:span text:style-name="T135">allo stato </text:span><text:span text:style-name="T62">ready</text:span><text:span text:style-name="T135">, in caso di interrupt.</text:span></text:p>
        </text:list-item>
        <text:list-item>
          <text:p text:style-name="P293"><text:span text:style-name="T135">Quando un processo passa da uno stato </text:span><text:span text:style-name="T62">waiting </text:span><text:span text:style-name="T135">ad uno stato </text:span><text:span text:style-name="T62">ready</text:span><text:span text:style-name="T135">, in caso di completamento di un I/O.</text:span></text:p>
        </text:list-item>
        <text:list-item>
          <text:p text:style-name="P295">Quando un processo termina.</text:p>
        </text:list-item>
      </text:list>
      <text:p text:style-name="P176"/>
      <text:p text:style-name="P214"><text:span text:style-name="T155">Quando interviene n</text:span><text:span text:style-name="T135">ei casi 1 e 4 si dice che lo scheduling è </text:span><text:span text:style-name="T62">senza diritto di prelazione </text:span><text:span text:style-name="T135">(</text:span><text:span text:style-name="T167">non-preemptive</text:span><text:span text:style-name="T135">), mentre negli altri è </text:span><text:span text:style-name="T62">con diritto di prelazione</text:span><text:span text:style-name="T135"> (</text:span><text:span text:style-name="T167">preemptive</text:span><text:span text:style-name="T135">). </text:span><text:span text:style-name="T155">In quelli della prima tipologia il processo a cui è assegnata la CPU ne rimane in possesso fino al termine dell'esecuzione o se passa in uno stato </text:span><text:span text:style-name="T84">waitinig</text:span><text:span text:style-name="T155">, mentre in quelli del secondo tipo ciò non avviene e vengono prevesti meccanismi per la sincronizzazione dei processi.</text:span></text:p>
      <text:p text:style-name="P176"/>
      <text:p text:style-name="P215"><text:span text:style-name="T155">I</text:span><text:span text:style-name="T135">l </text:span><text:span text:style-name="T167">dispatcher</text:span><text:span text:style-name="T135"> è il modulo che passa effettivamente il controllo della CPU ai processi scelti dallo scheduler a breve termine e dunque opera: il cambio di contesto, il passaggio al modo d'utente e il salto alla giusta posizione del programma utente.</text:span></text:p>
      <text:p text:style-name="P215"><text:span text:style-name="T135">Il tempo richiesto dal dispatcher per queste azioni è noto come </text:span><text:span text:style-name="T167">latenza di dispatch</text:span><text:span text:style-name="T135">.</text:span></text:p>
      <text:p text:style-name="P176"/>
      <text:p text:style-name="P216"><text:span text:style-name="T155">I </text:span><text:span text:style-name="T135">criteri di scheduling sono i seguenti:</text:span></text:p>
      <text:list xml:id="list980371598" text:style-name="L29">
        <text:list-item>
          <text:p text:style-name="P289">Utilizzo della CPU<text:span text:style-name="T135">, che deve essere più attiva possibile.</text:span></text:p>
        </text:list-item>
        <text:list-item>
          <text:p text:style-name="P289">Produttività<text:span text:style-name="T135"> (</text:span><text:span text:style-name="T167">throughput</text:span><text:span text:style-name="T135">), cioè il numero di processi che completano la loro esecuzione nell'unità di tempo.</text:span></text:p>
        </text:list-item>
        <text:list-item>
          <text:p text:style-name="P289">Tempo di completamento<text:span text:style-name="T135"> (</text:span><text:span text:style-name="T167">turnaround time</text:span><text:span text:style-name="T135">),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289">Tempo di attesa<text:span text:style-name="T135">, cioè la somma degli intervalli di attesa passati nella coda dei processi pronti.</text:span></text:p>
        </text:list-item>
        <text:list-item>
          <text:p text:style-name="P289">Tempo di risposta<text:span text:style-name="T135">, cioè il tempo che intercorre tra la sottomissione di una richiesta e la prima risposta prodotta (che non equivale alloutput finale).</text:span></text:p>
        </text:list-item>
      </text:list>
      <text:p text:style-name="P216"><text:span text:style-name="T155">L'</text:span><text:span text:style-name="T135">ottimizzazione di questi criteri comporta un uso massimo della CPU, una produttività massima ed il raggiungimento dei tempi </text:span><text:soft-page-break/><text:span text:style-name="T135">minimi per completamento, attesa e risposta.</text:span></text:p>
      <text:p text:style-name="P177"/>
      <text:p text:style-name="P217"><text:span text:style-name="T135">Il </text:span><text:span text:style-name="T167">diagramma di Gantt </text:span><text:span text:style-name="T135">è un diagramma in cui rappresentare l'ordine e la durata dei processi in arrivo.</text:span></text:p>
      <text:p text:style-name="P178"/>
      <text:p text:style-name="P217"><text:span text:style-name="T135">Lo scheduling </text:span><text:span text:style-name="T167">FCFS</text:span><text:span text:style-name="T135"> (</text:span><text:span text:style-name="T62">First-Come, First-Served</text:span><text:span text:style-name="T135">) è un metodo </text:span><text:span text:style-name="T62">non preemptive</text:span><text:span text:style-name="T135"> che esegue i processi nell'esatto ordine di arrivo, presenta un tempo medio di attesa che varia notevolmente e soffre dell'</text:span><text:span text:style-name="T62">effetto convoglio</text:span><text:span text:style-name="T135">, cioè capita che processi corti finiscano dietro a processi lunghi.</text:span></text:p>
      <text:p text:style-name="P178"/>
      <text:p text:style-name="P179">Lo scheduling <text:span text:style-name="T4">SJF </text:span>(<text:span text:style-name="T62">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62">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62">media esponenziale</text:span> delle effettive lunghezze delle precedenti sequenze di operazioni della CPU:</text:p>
      <text:p text:style-name="P92">Tau(n+1) = alfa*t(n) + (1 – alfa)*Tau(n)</text:p>
      <text:p text:style-name="P180">Dove tn contiene le informazioni più recenti (l'ultimo burst), Tau(n) la storia passata ed alfa è un valore compreso tra 0 ed 1 che serve ad indicare quanto peso dare ai due valori.</text:p>
      <text:p text:style-name="P177"/>
      <text:p text:style-name="P181">Nello <text:span text:style-name="T4">scheduling per priorità</text:span> viene associato un valore intero ad ogni processo e la CPU viene allocata al processo con priorità più alta, cioè a quello con l'intero più basso. Per prevenire il problema del <text:span text:style-name="T62">blocco indefinito </text:span>(<text:span text:style-name="T62">starvation</text:span>), cioè quello che porta i processi a bassa priorità a non essere mai eseguiti, si può ricorrere all'<text:span text:style-name="T62">invecchiamento </text:span>(<text:span text:style-name="T62">aging</text:span>), cioè si incrementa la priorità del processo con il passare del tempo.</text:p>
      <text:p text:style-name="P182">SJF è uno scheduling a priorità dove la priorità è il valore predetto del prossimo burst di CPU.</text:p>
      <text:p text:style-name="P177"/>
      <text:p text:style-name="P183">Nello <text:span text:style-name="T4">scheduling circolare </text:span>(<text:span text:style-name="T62">Round Robin – RR</text:span>) ogni processo ottiene una piccola quantità fissata di tempo di CPU, che in genere varia dai 10 ai 100 ms e che prende il nome di <text:span text:style-name="T62">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84">Generalmente comporta un tempo medio maggiore di SJF ma tempi di risposta migliori.</text:p>
      <text:p text:style-name="P184"/>
      <text:p text:style-name="P185"><text:soft-page-break/>Lo <text:span text:style-name="T4">scheduling a code multiple </text:span>partiziona la coda dei processi pronti in più code separate ed i processi si spostano tra di esse: <text:s/><text:span text:style-name="T314">ad esempio possiamo dividere i processi in quelli che si eseguono in primo piano (</text:span><text:span text:style-name="T85">foreground</text:span><text:span text:style-name="T314">) e quelli in secondo (</text:span><text:span text:style-name="T85">background</text:span><text:span text:style-name="T314">). Ciascuna coda ha il proprio algoritmo di scheduling ed è necessario stabilirne uno anche per le code stesse: possiamo optare per una </text:span><text:span text:style-name="T85">priorità fissa</text:span><text:span text:style-name="T314">, ad esempio eseguendo prima tutti i processi nella coda foreground per poi passare alla background, ma rischiando starvation, oppure possiamo optare per i </text:span><text:span text:style-name="T85">quanti di tempo</text:span><text:span text:style-name="T314">, ad esempio assegnando 80% alla coda foreground ed il restante 20 alla bakground.</text:span></text:p>
      <text:p text:style-name="P186">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3968550045" text:style-name="L30">
        <text:list-item>
          <text:p text:style-name="P296">Numero di code.</text:p>
        </text:list-item>
        <text:list-item>
          <text:p text:style-name="P296">Algoritmo di scheduling per ciascuna coda.</text:p>
        </text:list-item>
        <text:list-item>
          <text:p text:style-name="P296">Metodo usato per determinare quando spostare un processo in una coda con priorità maggiore.</text:p>
        </text:list-item>
        <text:list-item>
          <text:p text:style-name="P296">Metodo usato per determinare quando spostare un processo in una coda con priorità minore.</text:p>
        </text:list-item>
        <text:list-item>
          <text:p text:style-name="P296">Metodo usato per determinare in quale coda si deve mettere un processo quando richiede un servizio.</text:p>
        </text:list-item>
      </text:list>
      <text:p text:style-name="P186"/>
      <text:p text:style-name="P187">Lo <text:span text:style-name="T4">scheduler di Linux </text:span>ricorre ad un algoritmo di scheduling con prelazione basato sulle priorità, di cui sono presenti due gamme: un intervallo <text:span text:style-name="T62">real-time </text:span>che va da 0 a 99 ed uno <text:span text:style-name="T62">nice</text:span> compreso tra 100 e 140. I valori sono mappati in un valore di priorità globale e a numeri bassi corrispondono priorità alte. Il kernel si occupa di mantenere una lista di tutti i task in una <text:span text:style-name="T62">runqueue</text:span>, la quale contiene due array di priorità: quello attivo (<text:span text:style-name="T62">active array</text:span>) contiene tutti i task che hanno ancora tempo da sfruttare, mentre quello scaduto (<text:span text:style-name="T62">expired array</text:span>) contiene i task scaduti.</text:p>
      <text:p text:style-name="P187"/>
      <text:p text:style-name="P188">Esistono diversi modi per valutare gli algoritmi:</text:p>
      <text:list xml:id="list2955420435" text:style-name="L31">
        <text:list-item>
          <text:p text:style-name="P309">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309">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309">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2">le attività di dispositivi e scheduler.</text:span></text:p>
        </text:list-item>
        <text:list-item>
          <text:p text:style-name="P309">Realizzazioni<text:span text:style-name="T32">: l'unico modo assolutamente sicuro di valutare un algoritmo di scheduling, che consiste nel codificarlo, inserirlo nel SO ed osservarne il comportamento.</text:span></text:p>
        </text:list-item>
      </text:list>
      <text:p text:style-name="P187"/>
      <text:p text:style-name="P222"><text:span text:style-name="T315">Capitolo 7 [con parti di l</text:span>ezione 8 <text:span text:style-name="T315">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16">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16">nel caso di un </text:span><text:span text:style-name="T175">deadlock</text:span>) effettua una retromarcia, cioè avviene un <text:span text:style-name="T62">rollback</text:span> che porta a un ristabilirsi di uno stato sicuro. <text:span text:style-name="T316">È possibile che si verifichi un'</text:span><text:span text:style-name="T86">attesa indefinita </text:span><text:span text:style-name="T156">(</text:span><text:span text:style-name="T86">starvation</text:span><text:span text:style-name="T156">).</text:span></text:p>
      <text:p text:style-name="P1"/>
      <text:p text:style-name="P77">Possiamo dividere le risorse in:</text:p>
      <text:list xml:id="list3953849378" text:style-name="L32">
        <text:list-item>
          <text:p text:style-name="P278"><text:span text:style-name="T4">riutilizzabili</text:span><text:span text:style-name="T32">, se possono essere usate in modo sicuro da un processo alla volte ed essere riutilizzate in seguito da un altro processo.</text:span></text:p>
        </text:list-item>
        <text:list-item>
          <text:p text:style-name="P283">Non riutilizzabili<text:span text:style-name="T32">,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3135848985" text:style-name="L33">
        <text:list-item>
          <text:p text:style-name="P284">Richiesta:<text:span text:style-name="T32"> se non può essere soddisfatta immediatamente, il processo richiedente dovrà attendere fin quando la risorsa non sarà libera.</text:span></text:p>
        </text:list-item>
        <text:list-item>
          <text:p text:style-name="P284">Utilizzo:<text:span text:style-name="T32"> il processo può operare sulla risorsa.</text:span></text:p>
        </text:list-item>
        <text:list-item>
          <text:p text:style-name="P284">Rilascio:<text:span text:style-name="T32"> il processo rilascia la risorsa.</text:span></text:p>
        </text:list-item>
      </text:list>
      <text:p text:style-name="P78"/>
      <text:p text:style-name="P79">Affinché <text:span text:style-name="T30">ci sia</text:span> un<text:span text:style-name="T4"> </text:span><text:span text:style-name="T21">deadlock</text:span><text:span text:style-name="T4"> </text:span>c'è bisogno che si verifichino <text:span text:style-name="T317">queste quattro </text:span>condizioni <text:span text:style-name="T31">contemporaneamente</text:span>:</text:p>
      <text:list xml:id="list3042698344" text:style-name="L34">
        <text:list-item>
          <text:p text:style-name="P332"><text:span text:style-name="T272">Mutua esclusione</text:span><text:span text:style-name="T222">: </text:span><text:span text:style-name="T227">almeno una risorsa deve essere 'non condivisibile', cioè può essere usata da un processo alla volta. Se un altro la richiede, si deve bloccare il richiedente fino al rilascio della risorsa.</text:span></text:p>
        </text:list-item>
        <text:list-item>
          <text:p text:style-name="P279"><text:span text:style-name="T4">Possesso e</text:span><text:span text:style-name="T21">d</text:span><text:span text:style-name="T4"> attesa</text:span>: un processo in possesso di almeno una risorsa ne attende u<text:span text:style-name="T317">lteriori già</text:span> in possesso di altr<text:span text:style-name="T317">i</text:span> process<text:span text:style-name="T317">i</text:span>.</text:p>
        </text:list-item>
        <text:list-item>
          <text:p text:style-name="P279"><text:span text:style-name="T4">Impossibilità di prelazione</text:span>: <text:span text:style-name="T317">non esiste diritto di prelazione. U</text:span>na risorsa può essere rilasciata solo al termine del processo che la possiede.</text:p>
        </text:list-item>
        <text:list-item>
          <text:p text:style-name="P279"><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243"><text:span text:style-name="T228">In generale, s</text:span><text:span text:style-name="T222">e il grafo non contiene cicli allora non si verificano stalli, se invece sono presenti dei cicli:</text:span></text:p>
      <text:list xml:id="list2109519123" text:style-name="L35">
        <text:list-item>
          <text:p text:style-name="P333"><text:span text:style-name="T222">se c'è una sola istanza per </text:span><text:span text:style-name="T228">ogni </text:span><text:span text:style-name="T222">tipo di risorsa si </text:span><text:span text:style-name="T228">ha deadlock;</text:span></text:p>
        </text:list-item>
        <text:list-item>
          <text:p text:style-name="P333"><text:span text:style-name="T228">se</text:span><text:span text:style-name="T222"> se vi sono più istanze per tipo di risorsa </text:span><text:span text:style-name="T228">allora il deadlock è possibile ma non certo.</text:span></text:p>
        </text:list-item>
      </text:list>
      <text:p text:style-name="P1"/>
      <text:p text:style-name="P80">Per la <text:span text:style-name="T4">gestione de</text:span><text:span text:style-name="T22">i deadlock</text:span><text:span text:style-name="T318"> </text:span>ci sono divers<text:span text:style-name="T318">i</text:span> <text:span text:style-name="T318">metod</text:span>i:</text:p>
      <text:list xml:id="list3081629054" text:style-name="L36">
        <text:list-item>
          <text:p text:style-name="P335"><text:span text:style-name="T222">Assicurarsi che il sistema non vi entri </text:span><text:span text:style-name="T272">mai:</text:span></text:p>
          <text:list>
            <text:list-item>
              <text:p text:style-name="P336"><text:span text:style-name="T222">Prevenire</text:span><text:span text:style-name="T274"> i deadlock, evitando che si verifichino le quattro condizioni contemporaneamente, quindi prevenendone almeno una.</text:span></text:p>
            </text:list-item>
            <text:list-item>
              <text:p text:style-name="P336"><text:span text:style-name="T222">Evitare</text:span><text:span text:style-name="T274"> i deadlock, evitando gli stati del sistema da cui si può evolvere tale situazione.</text:span></text:p>
            </text:list-item>
          </text:list>
        </text:list-item>
        <text:list-item>
          <text:p text:style-name="P335"><text:span text:style-name="T222">Permettere al sistema di entrarvi per poi ripristinarlo, cosa che richiede metodi per </text:span><text:span text:style-name="T230">determinare la presenza</text:span><text:span text:style-name="T245"> di deadlock e </text:span><text:span text:style-name="T230">ripristinare il sistema</text:span><text:span text:style-name="T245">.</text:span></text:p>
        </text:list-item>
        <text:list-item>
          <text:p text:style-name="P334"><text:span text:style-name="T238">I</text:span><text:span text:style-name="T230">gnorare il problema</text:span><text:span text:style-name="T222"> 'fingendo' che non possano mai verificarsi: </text:span><text:span text:style-name="T229">è la strategia</text:span><text:span text:style-name="T222"> più comune </text:span><text:span text:style-name="T229">nei SO, UNIX incluso</text:span><text:span text:style-name="T222">.</text:span></text:p>
        </text:list-item>
      </text:list>
      <text:p text:style-name="P1"/>
      <text:p text:style-name="P81">[<text:span text:style-name="T62">Tutto il blocco seguente espande quest'ultimo paragrafo</text:span>]</text:p>
      <text:p text:style-name="P1"><text:span text:style-name="T318">[</text:span>Per prevenire gli stalli ci si deve assicurare che almeno una delle 4 condizioni non possa verificarsi:</text:p>
      <text:list xml:id="list2960357329" text:style-name="L37">
        <text:list-item>
          <text:p text:style-name="P280">Mutua esclusione: deve valere solo per le risorse non condivisibili, poiché non è richiesta nel caso di quelle condivisibili.</text:p>
        </text:list-item>
        <text:list-item>
          <text:p text:style-name="P280">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80">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80">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33460218" text:style-name="L38">
        <text:list-item>
          <text:p text:style-name="P281">Disponibili, un vettore di taglia m che indica il numero delle istanze disponibili per ciascun tipo di risorsa.</text:p>
        </text:list-item>
        <text:list-item>
          <text:p text:style-name="P281">Massimo, matrice n*m che definisce la richiesta massima di ciascun processo.</text:p>
        </text:list-item>
        <text:list-item>
          <text:p text:style-name="P281">Assegnate, matrice n*m che definisce il numero delle istanze di ciascun tipo di risorse attualmente assegnate.</text:p>
        </text:list-item>
        <text:list-item>
          <text:p text:style-name="P281">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18">]</text:span></text:p>
      <text:p text:style-name="P1"/>
      <text:p text:style-name="P225">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19">La memoria accessibile al programma è delimitata dai registri di base e di limite, che contengono, rispettivamente, il più basso indirizzo accessibile al programma e la dimensione dell'intervallo. </text:span><text:span text:style-name="T320">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202">È possibile eseguire l'associazione in più momenti:</text:p>
      <text:list xml:id="list867988707" text:style-name="L39">
        <text:list-item>
          <text:p text:style-name="P294">Durante la <text:span text:style-name="T4">compilazione</text:span>, se è possibile sapere dove il processo risiederà in memoria, può essere generato un codice assoluto.</text:p>
        </text:list-item>
        <text:list-item>
          <text:p text:style-name="P294">Durante il <text:span text:style-name="T4">caricamento</text:span>, se in fase di compilazione non è stato possibile e si è generato codice rilocabile.</text:p>
        </text:list-item>
        <text:list-item>
          <text:p text:style-name="P294">Durante l'<text:span text:style-name="T4">esecuzione</text:span>, se il collegamento è stato ritardato fino a questa fase, consentendo di spostare il processo da un <text:soft-page-break/>segmento all'altro della memoria.</text:p>
        </text:list-item>
      </text:list>
      <text:p text:style-name="P202"/>
      <text:p text:style-name="P203">Il concetto di <text:span text:style-name="T62">spazio degli indirizzi logici </text:span><text:span text:style-name="T135">(generati dalla CPU) associato ad uno </text:span><text:span text:style-name="T62">spazio degli indirizzi fisici </text:span><text:span text:style-name="T135">(per come è visto dall'unità di memoria, cioè caricato nel </text:span><text:span text:style-name="T62">memory address register, </text:span><text:span text:style-name="T135">o</text:span><text:span text:style-name="T62"> MAR</text:span><text:span text:style-name="T135">) separato è fondamentale per una corretta gestione della memoria. Questi due spazi coincidono se l'associazione viene fatta in fase di compilazione o caricamento, mentre differiscono se fatta durante l'esecuzione.</text:span></text:p>
      <text:p text:style-name="P111"/>
      <text:p text:style-name="P204"><text:span text:style-name="T135">L'</text:span><text:span text:style-name="T167">unità di gestione della memoria </text:span><text:span text:style-name="T135">(</text:span><text:span text:style-name="T62">Memory-Management Unit </text:span><text:span text:style-name="T135">o </text:span><text:span text:style-name="T62">MMU</text:span><text:span text:style-name="T135">) è un dispositivo hardware che associa in fase di esecuzione gli indirizzi virtuali a quelli fisici. Il valore del </text:span><text:span text:style-name="T167">registro di rilocazione</text:span><text:span text:style-name="T135"> viene aggiunto ad ogni indirizzo generato da un processo utente prima dell'invio all'unità di memoria, in modo che possa trattare esclusivamente gli indirizzi logici e mai i fisici.</text:span></text:p>
      <text:p text:style-name="P112"/>
      <text:p text:style-name="P205"><text:span text:style-name="T135">Per migliorare l'utilizzo della memoria è possibile adoperare il caricamento dinamico, con cui una routine viene caricata solo quando viene chiamata. </text:span><text:span text:style-name="T157">Quando questo succede, il loader di collegamento rilocabile controlla se la routine sia stata già caricata o meno ed in caso di risposta negativa la carica, aggiorna la tabella degli indirizzi del programma e passa il controllo alla routine. </text:span><text:span text:style-name="T158">È un metodo utile quando sono presenti grandi quantità di codice che sono necessarie alla gestione di casi poco frequenti e non richiede interventi particolari del SO, ma solo di essere progettato dall'utente.</text:span></text:p>
      <text:p text:style-name="P113"/>
      <text:p text:style-name="P206"><text:span text:style-name="T158">I</text:span><text:span text:style-name="T135">n un programma vengono spesso adoperate funzioni di libreria: alcuni sistemi trattano le librerie come delle routine e supportano solo un </text:span><text:span text:style-name="T167">collegamento statico,</text:span><text:span text:style-name="T135"> mentre altri posticipano il collegamento fino all'esecuzione usando quello </text:span><text:span text:style-name="T167">dinamico.</text:span><text:span text:style-name="T135"> </text:span><text:span text:style-name="T159">Piccole porzioni di codice (</text:span><text:span text:style-name="T176">stub</text:span><text:span text:style-name="T159">)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4"/>
      <text:p text:style-name="P207"><text:span text:style-name="T159">L</text:span><text:span text:style-name="T135">a </text:span><text:span text:style-name="T167">sovrapposizione di sezioni </text:span><text:span text:style-name="T135">(</text:span><text:span text:style-name="T167">overlay</text:span><text:span text:style-name="T135">)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15"/>
      <text:p text:style-name="P208"><text:span text:style-name="T135">L'</text:span><text:span text:style-name="T167">avvicendamento dei processi nella memoria </text:span><text:span text:style-name="T135">(</text:span><text:span text:style-name="T167">swapping</text:span><text:span text:style-name="T135">) è un metodo per cui si trasferisce temporaneamente un processo nella </text:span><text:span text:style-name="T62">memoria ausiliaria </text:span><text:span text:style-name="T135">(</text:span><text:span text:style-name="T62">backing store</text:span><text:span text:style-name="T135">)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209"><text:soft-page-break/><text:span text:style-name="T135">Una varietà di questa politica di swappig viene usata dagli algoritmi di scheduling basati su priorità: quando bisogna eseguire un processo con priorità maggiore, il gestore effettua lo </text:span><text:span text:style-name="T167">swap out</text:span><text:span text:style-name="T135"> di un altro con priorità inferiore, che verrà ripreso (</text:span><text:span text:style-name="T167">swap in</text:span><text:span text:style-name="T135">) appena quello nuovo sarà terminato.</text:span></text:p>
      <text:p text:style-name="P116">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6">Poiché lo swapping 'semplice' richiede un elevato tempo di gestione è usato in pochi sistemi, mentre versioni modificate si trovano su UNIX, Linux e Windows.</text:p>
      <text:p text:style-name="P210"><text:span text:style-name="T135">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60">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7"/>
      <text:p text:style-name="P211"><text:span text:style-name="T160">L</text:span><text:span text:style-name="T135">a memoria centrale è solitamente divisa in due parti:</text:span></text:p>
      <text:list xml:id="list4255946051" text:style-name="L40">
        <text:list-item>
          <text:p text:style-name="P290">Sistema operativo residente<text:span text:style-name="T135">, generalmente mantenuto nella parte bassa della memoria assieme al vettore degli interrupt.</text:span></text:p>
        </text:list-item>
        <text:list-item>
          <text:p text:style-name="P290">Processi utenti<text:span text:style-name="T135">, generalmente mantenuti nella parte alta.</text:span></text:p>
        </text:list-item>
      </text:list>
      <text:p text:style-name="P118">La protezione del SO dai processi utenti e tra processi utenti si può realizzare usando un registro di rilocazione, che contiene il valore dell'indirizzo fisico minore, ed uno di limite, che contiene il range di indirizzi logici, tenuto entro il limite.</text:p>
      <text:p text:style-name="P118"/>
      <text:p text:style-name="P90"><text:span text:style-name="T135">Uno dei metodi più semplici di gestione della memoria consiste nel dividerla in </text:span>partizioni<text:span text:style-name="T135"> di dimensione variabile: ognuna deve contenere esattamente un processo. Un </text:span><text:span text:style-name="T167">buco</text:span><text:span text:style-name="T135"> è un blocco di memoria disponibile, ve ne sono di dimensioni diverse in memoria e spetta al SO tenerne traccia tramite una tabella. Quando un processo viene caricato in memoria, riceve un buco sufficientemente grande da contenerlo. </text:span><text:span text:style-name="T161">Per soddisfare una richiesta di n buchi si possono usare diversi metodi:</text:span></text:p>
      <text:list xml:id="list276173756" text:style-name="L41">
        <text:list-item>
          <text:p text:style-name="P292"><text:span text:style-name="T135">First-fit, </text:span><text:span text:style-name="T111">in cui si alloca il primo buco abbastanza grande.</text:span></text:p>
        </text:list-item>
        <text:list-item>
          <text:p text:style-name="P292"><text:span text:style-name="T135">Best-fit, </text:span><text:span text:style-name="T111">in cui si compie una ricerca e si alloca il buco più piccolo disponibile.</text:span></text:p>
        </text:list-item>
        <text:list-item>
          <text:p text:style-name="P292"><text:span text:style-name="T135">Worst-fit,</text:span><text:span text:style-name="T111"> in cui si compie una ricerca e si alloca il buco più grande disponibile.</text:span></text:p>
        </text:list-item>
      </text:list>
      <text:p text:style-name="P119">First-fit e best-fit sono più efficienti di worst-fit in termini di velocità ed utilizzo della memoria.</text:p>
      <text:p text:style-name="P119"/>
      <text:p text:style-name="P120">La memoria può incorrere <text:span text:style-name="T321">a </text:span><text:span text:style-name="T23">frammentazione</text:span><text:span text:style-name="T321">, che può essere:</text:span></text:p>
      <text:list xml:id="list1478337492" text:style-name="L42">
        <text:list-item>
          <text:p text:style-name="P310">esterna<text:span text:style-name="T32">, quando si è in una situazione in cui lo spazio complessivo di memoria disponibile è sufficiente a soddisfare una richiesta, ma non è contiguo.</text:span></text:p>
        </text:list-item>
        <text:list-item>
          <text:p text:style-name="P310"><text:soft-page-break/>Interna<text:span text:style-name="T32">, che si ha quando viene allocata una memoria leggermente più grande di quella richiesta, con il risultato di non utilizzare una piccola porzione di memoria residua interna alla partzione.</text:span></text:p>
        </text:list-item>
      </text:list>
      <text:p text:style-name="P121">Per ridurre la frammentazione esterna è possibile eseguire un'operazione di compattamento, possibile solo se la rilocazione è dinamica ed eseguita in fase di esecuzione, che riordina la memoria in modo da ottenere un unico grande blocco.</text:p>
      <text:p text:style-name="P121"/>
      <text:p text:style-name="P189"><text:span text:style-name="T32">La </text:span>segmentazione<text:span text:style-name="T32"> è uno schema di gestione della memoria che imita la visione che l'utente ha della memoria, in quanto divide il programma in un insieme di </text:span><text:span text:style-name="T91">segmenti.</text:span><text:span text:style-name="T32"> </text:span><text:span text:style-name="T47">L'indirizzo logico nell'architettura di segmentazione consiste in una coppia (numero di segmento – scostamento) ed è mappato nella memoria fisica in una </text:span><text:span text:style-name="T100">tabella dei segmenti. </text:span><text:span text:style-name="T48">Ogni elemento è una coppia ordinata con </text:span><text:span text:style-name="T101">base</text:span><text:span text:style-name="T48">, l'indirizzo iniziale della memoria nel quale il segmento risiede, e </text:span><text:span text:style-name="T101">limite</text:span><text:span text:style-name="T48">, che contiene la lunghezza. </text:span><text:span text:style-name="T49">La </text:span><text:span text:style-name="T102">segment-table base register </text:span><text:span text:style-name="T49">(</text:span><text:span text:style-name="T102">STBR</text:span><text:span text:style-name="T49">) punta alla locazione della tabella dei segmenti, mentre la </text:span><text:span text:style-name="T102">segment-table lenght register </text:span><text:span text:style-name="T49">(</text:span><text:span text:style-name="T102">STLR</text:span><text:span text:style-name="T49">) indica il numero di segmenti di un processo.</text:span></text:p>
      <text:p text:style-name="P122"/>
      <text:p text:style-name="P254"><text:span text:style-name="T258">C</text:span><text:span text:style-name="T259">on il metodo della </text:span><text:span text:style-name="T253">paginazione</text:span><text:span text:style-name="T259"> la memoria viene divisa in blocchi di dimensione fissa, che prendono il nome di </text:span><text:span text:style-name="T253">frame </text:span><text:span text:style-name="T259">nel caso di quella fisica e di </text:span><text:span text:style-name="T253">pagine</text:span><text:span text:style-name="T259"> nel caso di quella logica. Quando un processo è pronto per essere eseguito, si caricano le sue pagine nei blocchi disponibili prendendole dalla memoria ausiliaria, la quale è ugualmente divisa in blocchi. </text:span><text:span text:style-name="T260">Bisogna tenere traccia dei frame liberi e viene usata una </text:span><text:span text:style-name="T243">tabella delle pagine</text:span><text:span text:style-name="T260"> per tradurre l'indirizzo logico in fisico.</text:span><text:span text:style-name="T259"> </text:span><text:span text:style-name="T260">Con questo metodo si risolve la frammentazione esterna, ma è possibile avere quella interna. </text:span><text:span text:style-name="T26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55"><text:span text:style-name="T261">P</text:span><text:span text:style-name="T256">er le dimensioni di un frame si opta per una potenza di 2 compresa tra 512 e 16MB, in genere.</text:span></text:p>
      <text:p text:style-name="P255"><text:span text:style-name="T261">O</text:span><text:span text:style-name="T256">gni indirizzo generato dalla CPU è diviso in due parti:</text:span></text:p>
      <text:list xml:id="list3606678523" text:style-name="L43">
        <text:list-item>
          <text:p text:style-name="P319"><text:span text:style-name="T274">numero di pagina </text:span><text:span text:style-name="T256">(</text:span><text:span text:style-name="T274">p</text:span><text:span text:style-name="T256">), usato come indice per la tabella delle pagine;</text:span></text:p>
        </text:list-item>
        <text:list-item>
          <text:p text:style-name="P319"><text:span text:style-name="T274">scostamento di pagina </text:span><text:span text:style-name="T256">(</text:span><text:span text:style-name="T274">offset d</text:span><text:span text:style-name="T256">), che unito all'indirizzo di base definisci l'indirizzo della memoria fisica.</text:span></text:p>
        </text:list-item>
      </text:list>
      <text:p text:style-name="P123">Se la dimensione dello spazio degli indirizzi è 2^m e la dimensione di una pagina è di 2^n unità di indirizzamento, allora gli m-n bit più significativi di un indirizzo logico indicano il numero di pagina e gli n meno significativi l'offset.</text:p>
      <text:p text:style-name="P123"/>
      <text:p text:style-name="P124">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24"/>
      <text:p text:style-name="P244"><text:span text:style-name="T256">La tabella delle pagine è mantenuta in memoria centrale e per ottenerne un dato c'è bisogno di due accessi, uno per la tabella delle pagine ed uno per il dato stesso, ma </text:span><text:span text:style-name="T267">s</text:span><text:span text:style-name="T256">i può risolvere usando una memoria cache speciale molto veloce, detta </text:span><text:span text:style-name="T274">memoria associativa </text:span><text:span text:style-name="T256">(</text:span><text:span text:style-name="T274">assiciative memory </text:span><text:span text:style-name="T256">o </text:span><text:span text:style-name="T274">translation look-aside buffers – TLBs</text:span><text:span text:style-name="T256">).</text:span></text:p>
      <text:p text:style-name="P245"><text:span text:style-name="T25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74">tasso di successi </text:span><text:span text:style-name="T256">(</text:span><text:span text:style-name="T274">hit ratio</text:span><text:span text:style-name="T256">), che dipende anche dal numero di registri.</text:span></text:p>
      <text:p text:style-name="P125"/>
      <text:p text:style-name="P246"><text:span text:style-name="T256">Associato ad ogni frame vi è un </text:span><text:span text:style-name="T251">bit di protezione</text:span><text:span text:style-name="T256">, che normalmente si trova nella tabella delle pagine e viene usato per determinare se una pagina è di lettura e scrittura o di sola lettura. Nel caso si tenti di scrivere su una pagina di sola lettura viene generato un </text:span><text:span text:style-name="T251">trap</text:span><text:span text:style-name="T256"> dell'hardware al SO. Un ulteriore bit, detto </text:span><text:span text:style-name="T251">bit di validità</text:span><text:span text:style-name="T256">, viene associato a ciascun elemento della tabella per indicare se un processo può legalmente accedere ad una pagina.</text:span></text:p>
      <text:p text:style-name="P126">Alcuni sistemi dispongono anche di registri hardware contenenti la lunghezza della tabella delle pagine in modo da stabilire se un indirizzo logico sia valido o meno tramite un confronto.</text:p>
      <text:p text:style-name="P126"/>
      <text:p text:style-name="P247"><text:span text:style-name="T262">L</text:span><text:span text:style-name="T256">a maggior parte dei moderni computer supporta uno spazio di indirizzi logici estremamente grande e per evitare di allocare una tabella delle pagine eccessivamente grande si opta per dividerla in parti più piccole:</text:span></text:p>
      <text:list xml:id="list1258560391" text:style-name="L44">
        <text:list-item>
          <text:p text:style-name="P320"><text:span text:style-name="T256">con il metodo della </text:span><text:span text:style-name="T251">paginazione gerarchica</text:span><text:span text:style-name="T256">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321"><text:span text:style-name="T256">Con il metodo della </text:span><text:span text:style-name="T251">tabella di pagine di tipo hash</text:span><text:span text:style-name="T25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321"><text:span text:style-name="T256">Con il metodo della </text:span><text:span text:style-name="T251">tabella delle pagine invertite</text:span><text:span text:style-name="T256"> viene associata una tabella delle pagine ad ogni processo che ha un elemento per ogni pagina virtuale usata oppure per ogni indirizzo virtuale. </text:span><text:span text:style-name="T263">Il SO traduce questi riferimenti in indirizzi di memoria fisica e può calcolare in che punto </text:span><text:soft-page-break/><text:span text:style-name="T263">della tabella si trovi l'elemento associato poiché essa è ordinata per indirizzo. Presenta l'inconveniente di consumare grandi quantità di memoria fisica poiché ciascuna tabella potrebbe avere milioni di elementi.</text:span></text:p>
        </text:list-item>
        <text:list-item>
          <text:p text:style-name="P322"><text:span text:style-name="T263">P</text:span><text:span text:style-name="T256">er risolvere il precedete problema è possibile modificare la tabella delle pagine invertite in modo che contenga un elemento per ogni </text:span><text:span text:style-name="T274">pagina reale </text:span><text:span text:style-name="T256">(</text:span><text:span text:style-name="T274">frame</text:span><text:span text:style-name="T256">) di memoria.</text:span><text:span text:style-name="T263"> </text:span><text:span text:style-name="T25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6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65">Questo schema riduce l'impiego di memoria, ma aumenta la quantità di tempo necessaria a cercare la tabella.</text:span></text:p>
        </text:list-item>
      </text:list>
      <text:p text:style-name="P127"/>
      <text:p text:style-name="P248"><text:span text:style-name="T256">Un altro vantaggio della paginazione consiste nella possibilità di </text:span><text:span text:style-name="T251">condividere</text:span><text:span text:style-name="T256"> codice comune, caratteristica importante soprattuto in sistemi time-sharing. Un codice eseguibili è detto </text:span><text:span text:style-name="T274">rientrante </text:span><text:span text:style-name="T256">(</text:span><text:span text:style-name="T274">puro</text:span><text:span text:style-name="T256">) se è un codice non automodificante, poiché non cambia con l'esecuzione, e dunque può essere usato da più processi contemporaneamente. Ciascun processo deve disporre di una propria copia dei registri e di una memoria dove conservare i dati: </text:span><text:span text:style-name="T266">ad esempio, nella memoria fisica è presente una sola copia dell'editor, dunque la tabella delle pagine di ogni utente fa corrispondere gli stessi blocchi di memoria contenenti l'editor, mentre le pagine dei dati sono mappate su altri frame.</text:span></text:p>
      <text:p text:style-name="P128"/>
      <text:p text:style-name="P227">Capitolo <text:span text:style-name="T338">9</text:span></text:p>
      <text:p text:style-name="P249"><text:span text:style-name="T266">L</text:span><text:span text:style-name="T256">a </text:span><text:span text:style-name="T251">memoria virtuale </text:span><text:span text:style-name="T25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268">Permette quindi di condividere lo stesso spazio indirizzi tra più processi e di avere tecniche più efficienti di creazione di processi. È possibile implementarla tramite </text:span><text:span text:style-name="T254">paginazione su richiesta</text:span><text:span text:style-name="T268">, con uno swapper </text:span><text:span text:style-name="T278">pigro</text:span><text:span text:style-name="T268"> che sposta solo le pagine che non servono, oppure tramite </text:span><text:span text:style-name="T254">segmentazione su richiesta</text:span><text:span text:style-name="T268">.</text:span></text:p>
      <text:p text:style-name="P129"/>
      <text:p text:style-name="P250"><text:span text:style-name="T268">L</text:span><text:span text:style-name="T256">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30">Una pagina è necessaria quando viene fatto un riferimento ad essa.</text:p>
      <text:p text:style-name="P250"><text:soft-page-break/><text:span text:style-name="T256">Se il processo tenta di accedere ad una pagina non caricata, si genera un </text:span><text:span text:style-name="T274">page fault trap</text:span><text:span text:style-name="T256">: in caso di riferimento valido viene portata la pagina in memoria, altrimenti si termina il processo.</text:span></text:p>
      <text:p text:style-name="P251"><text:span text:style-name="T256">A ciascuna pagina è associato un </text:span><text:span text:style-name="T251">bit di validità</text:span><text:span text:style-name="T256">, 1 se è in memoria, 0 altrimenti.</text:span></text:p>
      <text:p text:style-name="P131"/>
      <text:p text:style-name="P252"><text:span text:style-name="T256">Questo metodo prevede alcuni meccanismi ausiliari: la </text:span><text:span text:style-name="T251">tabella delle pagine</text:span><text:span text:style-name="T256"> </text:span><text:span text:style-name="T269">si occupa di controllare la validità di un elemento, mentre la </text:span><text:span text:style-name="T255">memoria ausiliaria</text:span><text:span text:style-name="T269"> è utilizzata per avere un file system ad alta velocità per la partizione di swap. In Linux troviamo, ad esempio, una partizione distinta da quella del file system convenzionale, in modo da velocizzare la gestione dei dati.</text:span></text:p>
      <text:p text:style-name="P132"/>
      <text:p text:style-name="P253"><text:span text:style-name="T269">I</text:span><text:span text:style-name="T256">l processo di gestione dei page fault è diviso in varie fasi:</text:span></text:p>
      <text:list xml:id="list297793763" text:style-name="L45">
        <text:list-item>
          <text:p text:style-name="P297">Si verifica la validità del riferimento e in caso di risposta negativa si termina.</text:p>
        </text:list-item>
        <text:list-item>
          <text:p text:style-name="P297">Se invece è valido, ma la pagina non è presente in memoria, viene individuato un frame libero in cui caricarla.</text:p>
        </text:list-item>
        <text:list-item>
          <text:p text:style-name="P337"><text:span text:style-name="T270">Si programma un'operazione sui dischi per trasferire tale pagina nel blocco di memoria assegnato (</text:span><text:span text:style-name="T244">swap in</text:span><text:span text:style-name="T270">).</text:span></text:p>
        </text:list-item>
        <text:list-item>
          <text:p text:style-name="P297">Una volta terminato il trasferimento, si modificano la tabella interna del processo e quella delle pagine per indicare che la pagina è disponibile in memoria centrale.</text:p>
        </text:list-item>
        <text:list-item>
          <text:p text:style-name="P297">Si riavvia l'istruzione interrotta ed il processo può riprendere.</text:p>
        </text:list-item>
      </text:list>
      <text:p text:style-name="P256"><text:span text:style-name="T270">N</text:span><text:span text:style-name="T256">e deriva che è possibile avviare l'esecuzione di un processo senza caricare inizialmente alcuna pagina.</text:span></text:p>
      <text:p text:style-name="P133"/>
      <text:p text:style-name="P257"><text:span text:style-name="T270">I</text:span><text:span text:style-name="T256">n assenza di frame liberi vi è il </text:span><text:span text:style-name="T239">rimpiazzamento di una pagina</text:span><text:span text:style-name="T256">, in cui si cerca una di quelle non utilizzate per spostarla in memoria ausiliaria (</text:span><text:span text:style-name="T239">swap out</text:span><text:span text:style-name="T256">).</text:span></text:p>
      <text:p text:style-name="P134">L'algoritmo che si occupa di cercare la pagina da sostituire deve minimizzare il numero di page fault futuri.</text:p>
      <text:p text:style-name="P134"/>
      <text:p text:style-name="P258"><text:span text:style-name="T256">Per calcolare le prestazioni della paginazione su richiesta bisogna definire il </text:span><text:span text:style-name="T239">tempo di accesso alla memoria </text:span><text:span text:style-name="T256">(</text:span><text:span text:style-name="T239">ma</text:span><text:span text:style-name="T256">), che normalmente varia da 10 a 200 nanosecondi finché non si verifica un page fault. C'è da considerare anche la </text:span><text:span text:style-name="T239">probabilità di un'assenza di pagina</text:span><text:span text:style-name="T256"> (</text:span><text:span text:style-name="T239">page fault rate</text:span><text:span text:style-name="T256">), compreso tra 0 ed 1.</text:span></text:p>
      <text:p text:style-name="P258"><text:span text:style-name="T256">Il </text:span><text:span text:style-name="T251">tempo di accesso effettivo </text:span><text:span text:style-name="T256">(</text:span><text:span text:style-name="T239">EAT</text:span><text:span text:style-name="T256">) è dato da ((1 – p) * ma) + (p * tempo di gestione dell'assenza di pagina)).</text:span></text:p>
      <text:p text:style-name="P135"/>
      <text:p text:style-name="P259"><text:span text:style-name="T271">L</text:span><text:span text:style-name="T256">a gestione dell'assenza di una pagina si divide in più passaggi:</text:span></text:p>
      <text:list xml:id="list3672579191" text:style-name="L46">
        <text:list-item>
          <text:p text:style-name="P298">Segnale di eccezione al SO.</text:p>
        </text:list-item>
        <text:list-item>
          <text:p text:style-name="P298">Salvataggio dei registri utente e dello stato del processo.</text:p>
        </text:list-item>
        <text:list-item>
          <text:p text:style-name="P298">Determinazione della natura di eccezione di pagina mancante.</text:p>
        </text:list-item>
        <text:list-item>
          <text:p text:style-name="P298">Controllo della correttezza del riferimento alla pagina e determinazione della locazione della pagina nel disco.</text:p>
        </text:list-item>
        <text:list-item>
          <text:p text:style-name="P298">Lettura del disco e trasferimento in un blocco di memoria libero:</text:p>
        </text:list-item>
      </text:list>
      <text:list xml:id="list2523339446" text:style-name="L47">
        <text:list-item>
          <text:p text:style-name="P299">Attesa nella coda del dispositivo fin quando la richiesta di lettura non è servita.</text:p>
        </text:list-item>
        <text:list-item>
          <text:p text:style-name="P338"><text:span text:style-name="T256">Attesa del tempo di posizionamento e latenza del </text:span><text:soft-page-break/><text:span text:style-name="T256">dispositivo.</text:span></text:p>
        </text:list-item>
        <text:list-item>
          <text:p text:style-name="P299">Inizio del trasferimento della pagina in un blocco di memoria libero.</text:p>
        </text:list-item>
        <text:list-item>
          <text:p text:style-name="P299">Durante l'attesa, assegnazione della CPU ad un altro utente.</text:p>
        </text:list-item>
        <text:list-item>
          <text:p text:style-name="P299">Segnale di interruzione emesso dal controllore del disco ad I/O completato.</text:p>
        </text:list-item>
        <text:list-item>
          <text:p text:style-name="P299">Salvataggio dei registri e dello stato dell'altro processo utente.</text:p>
        </text:list-item>
      </text:list>
      <text:list xml:id="list621448687" text:style-name="L48">
        <text:list-item>
          <text:p text:style-name="P300">Determinazione della provenienza dal disco dell'interruzione.</text:p>
        </text:list-item>
        <text:list-item>
          <text:p text:style-name="P300">Aggiornamento delle tabelle necessarie per segnalare la presenza in memoria della pagina richiesta.</text:p>
        </text:list-item>
        <text:list-item>
          <text:p text:style-name="P300">Attesa che la CPU sia nuovamente assegnata a questo processo.</text:p>
        </text:list-item>
        <text:list-item>
          <text:p text:style-name="P300">Recupero dei registri utente, dello stato del processo e della nuova tabella delle pagine, quindi ripresa dell'istruzione interrotta.</text:p>
        </text:list-item>
      </text:list>
      <text:p text:style-name="P136"/>
      <text:p text:style-name="P137">La memoria virtuale offre altri vantaggi per quel che riguarda la creazione e l'esecuzione dei processi:</text:p>
      <text:list xml:id="list2139353367" text:style-name="L49">
        <text:list-item>
          <text:p text:style-name="P291">Copiatura su scrittura <text:span text:style-name="T135">(</text:span>Copy on Write<text:span text:style-name="T135">), una tecnica che permette di creare rapidamente processi minimizzando il numero di pagine da assegnare.</text:span></text:p>
        </text:list-item>
        <text:list-item>
          <text:p text:style-name="P291">Associazione dei file alla memoria <text:span text:style-name="T135">(</text:span>Memory-Mapped Files<text:span text:style-name="T135">), una tecnica che semplifica e velocizza gli accessi al file system trattando l'I/O su file tramite la paginazione in memoria centrale anziché usando </text:span>read()<text:span text:style-name="T135"> e </text:span>write().</text:p>
        </text:list-item>
      </text:list>
      <text:p text:style-name="P91"/>
      <text:p text:style-name="P138">La Copy on Write (<text:span text:style-name="T62">COW</text:span>) permette sia al processo genitore che al figlio di condividere inizialmente le stesse pagine di memoria e solo quelle modificate da uno dei due vengono duplicate. <text:span text:style-name="T339">S</text:span>i attinge ad un pool di pagine libere usate anche per gestire l'ingrandimento di strutture come pile o <text:span text:style-name="T62">heap</text:span> di un processo, che vengono prima riempite di zeri e poi assegnate<text:span text:style-name="T339">.</text:span></text:p>
      <text:p text:style-name="P138"/>
      <text:p text:style-name="P139">Con i <text:span text:style-name="T62">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40">Le operazioni successive di lettura e scrittura si gestiscono come normali accessi alla memoria. </text:span><text:span text:style-name="T341">È anche possibile l'associazione dello stesso file alla memoria virtuale di più processi, in modo da condividere dati.</text:span></text:p>
      <text:p text:style-name="P139"/>
      <text:p text:style-name="P140">Nel caso non siano presenti blocchi di memoria liberi, si può liberarne uno inutilizzato scrivendo il suo contenuto nell'area di avvicendamento e modificando le tabelle per indicare <text:s/>che quella pagina non è più in memoria. <text:s/><text:span text:style-name="T342">L'architettura fisice può disporre di un </text:span><text:span text:style-name="T88">bit di modifica </text:span><text:span text:style-name="T342">(</text:span><text:span text:style-name="T88">modify dirty bt</text:span><text:span text:style-name="T342">) associato ad ogni pagina, da mettere a 1 automaticamente ogni volta che la pagina viene modificata. Soltanto le pagine che sono state modificate vengono riscritte su disco.</text:span></text:p>
      <text:p text:style-name="P140">La procedura di servizio dell'eccezione di pagina mancante verrà <text:soft-page-break/>modificata in modo da includere l'eventuale sostituzione della pagina:</text:p>
      <text:list xml:id="list2493621222" text:style-name="L50">
        <text:list-item>
          <text:p text:style-name="P301">Individuata la locazione nel disco della pagina richiesta, si cerca un blocco di memoria libero:</text:p>
          <text:list>
            <text:list-item>
              <text:p text:style-name="P301">se esiste, lo si usa;</text:p>
            </text:list-item>
            <text:list-item>
              <text:p text:style-name="P301">altrimenti si impiega un algoritmo di sostituzione delle pagine per scegliere un blocco di memoria 'vittima';</text:p>
            </text:list-item>
            <text:list-item>
              <text:p text:style-name="P301">si scrive la pagina 'vittima' nel disco e si modificano le tabelle adeguatamente;</text:p>
            </text:list-item>
          </text:list>
        </text:list-item>
        <text:list-item>
          <text:p text:style-name="P301">Si scrive la pagina richiesta nel blocco appena liberato e si modificano le tabelle, per poi riavviare il processo utente.</text:p>
        </text:list-item>
      </text:list>
      <text:p text:style-name="P141"/>
      <text:p text:style-name="P143">In generale, all'aumentare del numero di frame c'è un calo dei page fault.</text:p>
      <text:p text:style-name="P142">Per valutare un algoritmo lo si esegue su una particolare successione di riferimenti alla memoria e calcolando il numero di page fault. Le successioni possono essere generate artificialmente oppure derivate dall'analisi di un sistema reale.</text:p>
      <text:p text:style-name="P142"/>
      <text:p text:style-name="P143">Il più semplice di tutti è un algoritmo <text:span text:style-name="T4">FIFO</text:span> in cui si sostituisce la pagina presente in memoria da più tempo, ma può portare alla sostituzione di pagine tutt'ora utili. <text:span text:style-name="T343">Soffre anche dell'</text:span><text:span text:style-name="T26">anomalia di Belady, </text:span><text:span text:style-name="T344">che porta ad un numero maggiore di page falts quando si incrementa il numero di frame (ad esempio da 3 a 4).</text:span></text:p>
      <text:p text:style-name="P143"/>
      <text:p text:style-name="P144">Un algoritmo di <text:span text:style-name="T4">sostituzione ottimale </text:span>(<text:span text:style-name="T62">OPT </text:span>o <text:span text:style-name="T62">MIN</text:span>) <text:span text:style-name="T345">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44"/>
      <text:p text:style-name="P145">L'algoritmo di <text:span text:style-name="T4">sostituzione delle pagine usate meno frequentemente </text:span>(<text:span text:style-name="T62">LRU</text:span>) sostituisce la pagina che non è stata usata per il periodo più lungo. <text:span text:style-name="T346">Ci sono due soluzioni principali per determinare un ordine per i frame secondo il momento dell'ultimo uso:</text:span></text:p>
      <text:list xml:id="list2898267214" text:style-name="L51">
        <text:list-item>
          <text:p text:style-name="P302">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303">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46"/>
      <text:p text:style-name="P146"><text:soft-page-break/>Né sostituzione ottimale né LRU sono soggette all'anomalia di Belady.</text:p>
      <text:p text:style-name="P147">Sono pochi i sistemi ad avere un'architettura tale da supportare l'algoritmo LRU e molti preferiscono usarne un'approssimazione ricorrendo ad un <text:span text:style-name="T62">bit di riferimento</text:span>. <text:span text:style-name="T347">Viene associato ad ogni pagina ed inizialmente vale 0, per poi essere impostato ad 1 quando si ha un riferimento. Ad essere rimpiazzata è la pagina che è a 0, se ne esiste una, ma così non è possibile conoscere l'ordine.</text:span></text:p>
      <text:p text:style-name="P15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47"/>
      <text:p text:style-name="P148"><text:span text:style-name="T347">L'algoritmo di base per la </text:span><text:span text:style-name="T27">sostituzione con la seconda chance</text:span><text:span text:style-name="T347">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48"><text:span text:style-name="T348">Lo si può raffinare considerando la coppia ordinata (</text:span><text:span text:style-name="T89">bit di riferimento – bit di modifica</text:span><text:span text:style-name="T348">), in cui la strategia non cambia, ma si cerca tra 4 classi:</text:span></text:p>
      <text:list xml:id="list74159705" text:style-name="L52">
        <text:list-item>
          <text:p text:style-name="P304"><text:span text:style-name="T104">(0-0)</text:span>, non usato di recente, non modificato; migliore da sostituire.</text:p>
        </text:list-item>
        <text:list-item>
          <text:p text:style-name="P304"><text:span text:style-name="T104">(0-1)</text:span>, non usato di recente, modificato; non ottimale poiché richiede di essere scritta in memoria secondaria prima di essere sostituita.</text:p>
        </text:list-item>
        <text:list-item>
          <text:p text:style-name="P304"><text:span text:style-name="T104">(1-0)</text:span>, usato di recente, non modificato; probabilmente sarà presto ancora usata.</text:p>
        </text:list-item>
        <text:list-item>
          <text:p text:style-name="P304"><text:span text:style-name="T104">(1-1)</text:span>, usato di recente, modificato; probabilmente sarà presto usata e dovrà essere scritta in memoria secondaria prima di essere sostituita.</text:p>
        </text:list-item>
      </text:list>
      <text:p text:style-name="P149"/>
      <text:p text:style-name="P150">Nella <text:span text:style-name="T4">sostituzione delle pagine basata su conteggio </text:span>si tiene un contatore dei riferimenti che sono stati fatti ad ogni pagina:</text:p>
      <text:list xml:id="list2114089935" text:style-name="L53">
        <text:list-item>
          <text:p text:style-name="P305">Algoritmo <text:span text:style-name="T4">LFU</text:span> (<text:span text:style-name="T62">Least Frequently Used</text:span>): sostituisce la pagina con il conteggio più basso.</text:p>
        </text:list-item>
        <text:list-item>
          <text:p text:style-name="P305">Algoritmo <text:span text:style-name="T4">MFU</text:span> (<text:span text:style-name="T62">Most Frequently Used</text:span>): sostituisce la pagina con il conteggio più alto.</text:p>
        </text:list-item>
      </text:list>
      <text:p text:style-name="P150"/>
      <text:p text:style-name="P151">I sistemi hanno, generalmente, un gruppo di frame liberi per soddisfare le richieste velocemente (<text:span text:style-name="T62">pool of free frames</text:span>), da cui si prendono i frame liberi per quelle pagine che vanno copiate in memoria secondaria dopo essere state scelte come vittime. <text:span text:style-name="T349">Questa procedura permette al processo di ricominciare senza attendere che la pagina vittima sia scritta in memoria secondaria. </text:span><text:span text:style-name="T350">È possibile cercare nel pool una pagina precedentemente sostituita e nuovamente necessaria.</text:span></text:p>
      <text:p text:style-name="P151"/>
      <text:p text:style-name="P152">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336395830" text:style-name="L54">
        <text:list-item>
          <text:p text:style-name="P311">Allocazione uniforme: <text:span text:style-name="T32">avendo m frame ed n processi, si assegnano m/n frame a ciascun processo.</text:span></text:p>
        </text:list-item>
        <text:list-item>
          <text:p text:style-name="P311">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311">Allocazione a priorità: <text:span text:style-name="T32">simile al proporzionale, ma basato sui valori delle priorità. Se il processo Pi genera un page fault, per la sostituzione si seleziona una dei suoi frames, oppure uno di un processo con priorità inferiore a Pi.</text:span></text:p>
        </text:list-item>
      </text:list>
      <text:p text:style-name="P152"/>
      <text:p text:style-name="P154">Per quanto riguarda gli algoritmi di sostituzione delle pagine, esistono due categorie:</text:p>
      <text:list xml:id="list4187012187" text:style-name="L55">
        <text:list-item>
          <text:p text:style-name="P312">Sostituzione globale<text:span text:style-name="T32">, che permette di selezionare un frame a partire dall'insieme di tutti i frame, anche se quel frame è correttamente allocato a qualche altro processo;</text:span></text:p>
        </text:list-item>
        <text:list-item>
          <text:p text:style-name="P312">Sostituzione locale,<text:span text:style-name="T32"> in cui vengono considerati solo i frame allocati al processo.</text:span></text:p>
        </text:list-item>
      </text:list>
      <text:p text:style-name="P154">Nel primo caso è possibile che il numero di frame assegnati a quel processo aumenti, mentre nel secondo resta invariato. Generalmente il primo metodo è quello più usato, poiché genera maggiore produttività.</text:p>
      <text:p text:style-name="P154"/>
      <text:p text:style-name="P155">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190"><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56">È possibile limitare il fenomeno usando un algoritmo di sostituzione locale, in modo che la degenerazione resti confinata ad un solo processo, oppure uno di sostituzione per priorità.</text:p>
      <text:p text:style-name="P157"/>
      <text:p text:style-name="P191"><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58"/>
      <text:p text:style-name="P192"><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192"><text:span text:style-name="T56">Il working set del processo Pi (</text:span><text:span text:style-name="T103">WSSi</text:span><text:span text:style-name="T56">) è il numero totale di pagine a cui Pi si riferisce nel più recente delta: se è troppo piccolo non comprende l'intera località, se è troppo grande può sovrapporne parecchie, se è uguale ad infinito allora il working </text:span><text:soft-page-break/><text:span text:style-name="T56">set è l'insieme delle pagine toccate durante l'esecuzione del processo.</text:span></text:p>
      <text:p text:style-name="P193"><text:span text:style-name="T56">L</text:span><text:span text:style-name="T32">a richiesta globale dei frame D è uguale alla sommatoria dei working set di ogni processo: se è maggiore del numero di frame si ha thrashing ed occorre sospendere uno dei processi.</text:span></text:p>
      <text:p text:style-name="P159">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59"/>
      <text:p text:style-name="P160">È possibile utilizzare una strategia basata sul controllo della frequenza di assenze di pagine per prevenire la paginazione degenere stabilendo un tasso 'accettabile' di page fault.</text:p>
      <text:p text:style-name="P160"/>
      <text:p text:style-name="P228">Capitolo 10</text:p>
      <text:p text:style-name="P161">I moderni dischi, dal punto di vista dell'indirizzamento, si considerano come un grande vettore monodimensionale di <text:span text:style-name="T62">blocchi logici</text:span>, l'unità minima di trasferimento. La sua dimensione è solitamente 512byte, ma è possibile cambiarla tramite <text:span text:style-name="T62">formattazione a basso livello.</text:span> Il vettore corrisponde in modo sequenziale ai settori del disco, dove il settore 0 è il primo della prima traccia sul cilindro più esterno.</text:p>
      <text:p text:style-name="P162"/>
      <text:p text:style-name="P162">I <text:span text:style-name="T62">piatti</text:span> dei dischi magnetici hanno forma piana e rotondo e sono ricoperti di materiale magnetico su cui si memorizzano le informazioni. Su ciascuno di essi è sospesa una <text:span text:style-name="T62">testina,</text:span> che sono attaccate al <text:span text:style-name="T62">braccio </text:span>del disco che le muove in blocco. La superficie di un piatto è divisa logicamente in <text:span text:style-name="T62">tracce</text:span> circolari a loro volta divese in <text:span text:style-name="T62">settori.</text:span>L'insieme delle tracce corrispondenti ad una posizione del braccio costituisce un <text:span text:style-name="T62">cilindro</text:span>.</text:p>
      <text:p text:style-name="P162"/>
      <text:p text:style-name="P163">Il SO è responsabile per l'uso efficiente dell'hardware, che nel caso del disco significa avere un tempo di accesso veloce ed una grande ampiezza di banda. <text:span text:style-name="T351">Il tempo medio di servizio del disco si può migliorare se il SO pianifica le richieste di accesso tramite scheduling.</text:span></text:p>
      <text:p text:style-name="P164">Il tempo di accesso ha due componenti, entrambe migliorabili con scheduling:</text:p>
      <text:list xml:id="list1221153974" text:style-name="L56">
        <text:list-item>
          <text:p text:style-name="P313">tempo di ricerca,<text:span text:style-name="T32"> cioè il tempo necessario affinché il braccio dell'unità a disco sposti le testine fino al cilindro del settore desiderato;</text:span></text:p>
        </text:list-item>
        <text:list-item>
          <text:p text:style-name="P313">tempo di rotazione, <text:span text:style-name="T32">cioè il tempo aggiuntivo perché il disco ruori per allineare settore e testina.</text:span></text:p>
        </text:list-item>
      </text:list>
      <text:p text:style-name="P164"/>
      <text:p text:style-name="P165">La system call usata per compiere operazioni di I/O contiene diverse informazioni:</text:p>
      <text:list xml:id="list3734097956" text:style-name="L57">
        <text:list-item>
          <text:p text:style-name="P306">se l'operazione sia di immissione o emissione di dati,</text:p>
        </text:list-item>
        <text:list-item>
          <text:p text:style-name="P306">l'indirizzo nel disco e quello di memoria rispetto a cui eseguire il trasferimento,</text:p>
        </text:list-item>
        <text:list-item>
          <text:p text:style-name="P306">il numero di byte da traferire.</text:p>
        </text:list-item>
      </text:list>
      <text:p text:style-name="P165"/>
      <text:p text:style-name="P165"><text:soft-page-break/>Se l'unità a disco è libera, la richiesta si può soddisfare subito, altrimenti le nuove richieste si agiungono ad una coda. Poiché può diventare molto lunga, il SO sceglie quale eseguire prima tra loro.</text:p>
      <text:p text:style-name="P165"/>
      <text:p text:style-name="P166">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66"/>
      <text:p text:style-name="P167">L'algoritmo di scheduling <text:span text:style-name="T4">SSTF </text:span>(<text:span text:style-name="T62">Shortest Seek Time First</text:span>) seleziona la richiesta con tempo di richiesta minimo a partire dalla posizione corrente. Proprio come nello scheduling SJF, possono verificarsi situazioni di starvation in quanto una traccia lontana dalla posizione iniziale può restare in attesa oer un tempo indefinito.</text:p>
      <text:p text:style-name="P167">Non è ottimale in termini di velocitò di servizio.</text:p>
      <text:p text:style-name="P167"/>
      <text:p text:style-name="P168">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352">Per tale motivo, l'algoritmo prende anche il nome di 'algoritmo dell'ascensore', poiché serve prima tutte le richieste in salita e poi tutte quelle in discesa.</text:span></text:p>
      <text:p text:style-name="P168"/>
      <text:p text:style-name="P169">L'algoritmo di scheduling <text:span text:style-name="T4">per scansione circolare </text:span>(<text:span text:style-name="T4">C-SCAN</text:span>) modifica la scansione classica in modo da rendere più uniforme il tempo di attesa. <text:span text:style-name="T353">Considerando che la testina giunta ad un estremo avrà poche richeiste presenti dietro di lei, si fa in modo che torni immediatamente all'altra estremità, senza servire le richieste lungo il percorso di ritorno.</text:span></text:p>
      <text:p text:style-name="P169"/>
      <text:p text:style-name="P170">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70"/>
      <text:p text:style-name="P171">Uno degli algoritmi più usati è l'SSTF, poiché aumenta le prestazioni rispetto a FCFS. SCAN e C-SCAN sono invece preferite nei sistemi che sfruttano molto le unità a disco, poiché riducono il rischio di attesa indefinita.</text:p>
      <text:p text:style-name="P171"/>
      <text:p text:style-name="P172">Il processo di organizzazione della superficie del disco in tracce e settori è chiamato <text:span text:style-name="T4">formattazione di basso livello </text:span>o <text:span text:style-name="T4">fisica.</text:span> In quasi tutti i sistemi contengono in genere un'intestazione, un'area dati ed una coda. Intestazione e coda contengono le informazioni usate dal controllore del disco.</text:p>
      <text:p text:style-name="P172">Per usare un disco, il SO deve <text:span text:style-name="T62">partizionarlo</text:span>, dividendolo in gruppi di cilindri, e <text:span text:style-name="T62">formattarlo logicamente</text:span>, cioè creare il file system.</text:p>
      <text:p text:style-name="P172"><text:soft-page-break/></text:p>
      <text:p text:style-name="P173">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62">bootstrap loader</text:span>), il quale carica da disco il programma di avviamento completo, che è registrato in una partizione del <text:span text:style-name="T62">disco di avviamento </text:span>(<text:span text:style-name="T62">disco di sistema</text:span>).</text:p>
      <text:p text:style-name="P173"/>
      <text:p text:style-name="P174">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serca inutilizzati (<text:span text:style-name="T4">accantonamento di settori</text:span>). Il controllore del disco l'aggiorna continuamente.</text:p>
      <text:p text:style-name="P174"/>
      <text:p text:style-name="P175">La gestione dell'area di avvicendamento è un altro compito a basso livello del SO. La memoria virtuale usa lo spazio dei dischi come estensione della memoria centrale.</text:p>
      <text:p text:style-name="P175">I sistemi che adottano l'avvicendamento dei processi nella memoria possono usare l'area di avvicendamento, o <text:span text:style-name="T62">di swap, </text:span>per mantenere l'intera immagine del processo. I sistemi a paginazione possono semplicemente memorizzarvi le pagine non contenute in memoria centrale. Lo spazio di swap può essere collocato all'interno del file sysyem o su una partizione indipendente del disco.</text:p>
      <text:p text:style-name="P307"/>
      <text:p text:style-name="P307">La presenza di più dischi rende possibile l'aumento della frequenza con cui i dati si possono leggere e scrivere e migliora l'affidabilità. <text:span text:style-name="T354">Esistono tecniche per l'organizzazione dei dischi note con il nome comune di </text:span><text:span text:style-name="T28">batterie ridondanti di dischi </text:span><text:span text:style-name="T354">(</text:span><text:span text:style-name="T90">Redundant Array of Indipendent Disks – RAID</text:span><text:span text:style-name="T354">), </text:span><text:span text:style-name="T356">in cui si ha </text:span><text:span text:style-name="T355">un array che appare al calcolatore come una singola unità di memorizzazione. </text:span><text:span text:style-name="T357">Originariamente la 'I' significava 'Inexpensive', poiché le strutture RAID venivano viste, in passato, come un'alternativa economicamente vantaggiosa rispetto a costosi dischi di grande capacità.</text:span></text:p>
      <text:p text:style-name="P308">La possibilità che un disco appartenente ad un insieme di n dischi si guasti è più alta di quella di un disco isolato, pertanto viene introdotta una certa <text:span text:style-name="T4">ridondanza</text:span> per non perdere notevoli quantità di dati. </text:p>
      <text:p text:style-name="P308"/>
      <text:p text:style-name="P308">Nella <text:span text:style-name="T4">copiatura speculare </text:span>(<text:span text:style-name="T62">mirroring</text:span>) ogni disco logico consiste di due dischi fisici ed ogni scrittura si effettua su entrambi.</text:p>
      <text:p text:style-name="P30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4T15:02:18.119899480</dc:date>
    <meta:editing-duration>P1DT5H14S</meta:editing-duration>
    <meta:editing-cycles>427</meta:editing-cycles>
    <meta:generator>LibreOffice/7.3.7.2$Linux_X86_64 LibreOffice_project/30$Build-2</meta:generator>
    <meta:document-statistic meta:table-count="0" meta:image-count="0" meta:object-count="0" meta:page-count="39" meta:paragraph-count="498" meta:word-count="16456" meta:character-count="104478" meta:non-whitespace-character-count="88694"/>
  </office:meta>
</office:document-meta>
</file>